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_4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0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69" calcext:value-type="float">
            <text:p>2.3956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45" calcext:value-type="float">
            <text:p>2.4264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509" calcext:value-type="float">
            <text:p>2.3850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593" calcext:value-type="float">
            <text:p>2.3859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523" calcext:value-type="float">
            <text:p>2.4252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03" calcext:value-type="float">
            <text:p>2.4740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443" calcext:value-type="float">
            <text:p>2.5044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21" calcext:value-type="float">
            <text:p>2.4612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52" calcext:value-type="float">
            <text:p>2.4635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319" calcext:value-type="float">
            <text:p>2.5031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47" calcext:value-type="float">
            <text:p>2.3524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98" calcext:value-type="float">
            <text:p>2.3839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174" calcext:value-type="float">
            <text:p>2.3417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058" calcext:value-type="float">
            <text:p>2.3405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185" calcext:value-type="float">
            <text:p>2.3818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38" calcext:value-type="float">
            <text:p>2.3693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89" calcext:value-type="float">
            <text:p>2.3998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008" calcext:value-type="float">
            <text:p>2.3600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975" calcext:value-type="float">
            <text:p>2.3597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4" calcext:value-type="float">
            <text:p>2.3985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72" calcext:value-type="float">
            <text:p>2.4147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523" calcext:value-type="float">
            <text:p>2.4452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67" calcext:value-type="float">
            <text:p>2.4036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91" calcext:value-type="float">
            <text:p>2.4059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367" calcext:value-type="float">
            <text:p>2.4436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38" calcext:value-type="float">
            <text:p>2.4043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532" calcext:value-type="float">
            <text:p>2.4353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03" calcext:value-type="float">
            <text:p>2.3940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88" calcext:value-type="float">
            <text:p>2.3948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427" calcext:value-type="float">
            <text:p>2.4342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16" calcext:value-type="float">
            <text:p>2.4831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81" calcext:value-type="float">
            <text:p>2.5138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65" calcext:value-type="float">
            <text:p>2.4706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297" calcext:value-type="float">
            <text:p>2.4729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275" calcext:value-type="float">
            <text:p>2.5127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127" calcext:value-type="float">
            <text:p>2.3612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" calcext:value-type="float">
            <text:p>2.39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083" calcext:value-type="float">
            <text:p>2.3508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968" calcext:value-type="float">
            <text:p>2.3496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05" calcext:value-type="float">
            <text:p>2.3910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71" calcext:value-type="float">
            <text:p>2.3787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43" calcext:value-type="float">
            <text:p>2.4094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7" calcext:value-type="float">
            <text:p>2.369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37" calcext:value-type="float">
            <text:p>2.3693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26" calcext:value-type="float">
            <text:p>2.4082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404" calcext:value-type="float">
            <text:p>2.4240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477" calcext:value-type="float">
            <text:p>2.4547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28" calcext:value-type="float">
            <text:p>2.4132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53" calcext:value-type="float">
            <text:p>2.4155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339" calcext:value-type="float">
            <text:p>2.4533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13" calcext:value-type="float">
            <text:p>2.4061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733" calcext:value-type="float">
            <text:p>2.4373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87" calcext:value-type="float">
            <text:p>2.3958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51" calcext:value-type="float">
            <text:p>2.3965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06" calcext:value-type="float">
            <text:p>2.4360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625" calcext:value-type="float">
            <text:p>2.4862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16" calcext:value-type="float">
            <text:p>2.5171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84" calcext:value-type="float">
            <text:p>2.4738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95" calcext:value-type="float">
            <text:p>2.4759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588" calcext:value-type="float">
            <text:p>2.5158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28" calcext:value-type="float">
            <text:p>2.3632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27" calcext:value-type="float">
            <text:p>2.3952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92" calcext:value-type="float">
            <text:p>2.3529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57" calcext:value-type="float">
            <text:p>2.3515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1" calcext:value-type="float">
            <text:p>2.393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36" calcext:value-type="float">
            <text:p>2.3793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36" calcext:value-type="float">
            <text:p>2.4103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45" calcext:value-type="float">
            <text:p>2.3704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92" calcext:value-type="float">
            <text:p>2.3699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96" calcext:value-type="float">
            <text:p>2.4089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591" calcext:value-type="float">
            <text:p>2.4259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691" calcext:value-type="float">
            <text:p>2.4569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5" calcext:value-type="float">
            <text:p>2.4152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3" calcext:value-type="float">
            <text:p>2.417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31" calcext:value-type="float">
            <text:p>2.4553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92" calcext:value-type="float">
            <text:p>2.4049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" calcext:value-type="float">
            <text:p>2.43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65" calcext:value-type="float">
            <text:p>2.3946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52" calcext:value-type="float">
            <text:p>2.3955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482" calcext:value-type="float">
            <text:p>2.4348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414" calcext:value-type="float">
            <text:p>2.4841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494" calcext:value-type="float">
            <text:p>2.5149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173" calcext:value-type="float">
            <text:p>2.4717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07" calcext:value-type="float">
            <text:p>2.4740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75" calcext:value-type="float">
            <text:p>2.5137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22" calcext:value-type="float">
            <text:p>2.3632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1" calcext:value-type="float">
            <text:p>2.395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87" calcext:value-type="float">
            <text:p>2.3528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73" calcext:value-type="float">
            <text:p>2.3517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01" calcext:value-type="float">
            <text:p>2.3930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04" calcext:value-type="float">
            <text:p>2.3790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92" calcext:value-type="float">
            <text:p>2.4099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13" calcext:value-type="float">
            <text:p>2.3701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8" calcext:value-type="float">
            <text:p>2.369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61" calcext:value-type="float">
            <text:p>2.4086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91" calcext:value-type="float">
            <text:p>2.4239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48" calcext:value-type="float">
            <text:p>2.454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25" calcext:value-type="float">
            <text:p>2.4132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52" calcext:value-type="float">
            <text:p>2.4155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328" calcext:value-type="float">
            <text:p>2.4532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42" calcext:value-type="float">
            <text:p>2.3994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5" calcext:value-type="float">
            <text:p>2.430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16" calcext:value-type="float">
            <text:p>2.3891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99" calcext:value-type="float">
            <text:p>2.3899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935" calcext:value-type="float">
            <text:p>2.4293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49" calcext:value-type="float">
            <text:p>2.4784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28" calcext:value-type="float">
            <text:p>2.5092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08" calcext:value-type="float">
            <text:p>2.4660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38" calcext:value-type="float">
            <text:p>2.4683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812" calcext:value-type="float">
            <text:p>2.5081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85" calcext:value-type="float">
            <text:p>2.3568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72" calcext:value-type="float">
            <text:p>2.3887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51" calcext:value-type="float">
            <text:p>2.3465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533" calcext:value-type="float">
            <text:p>2.3453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668" calcext:value-type="float">
            <text:p>2.3866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397" calcext:value-type="float">
            <text:p>2.3739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83" calcext:value-type="float">
            <text:p>2.4048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06" calcext:value-type="float">
            <text:p>2.3650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71" calcext:value-type="float">
            <text:p>2.3647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56" calcext:value-type="float">
            <text:p>2.4035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48" calcext:value-type="float">
            <text:p>2.4194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36" calcext:value-type="float">
            <text:p>2.4503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82" calcext:value-type="float">
            <text:p>2.4088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05" calcext:value-type="float">
            <text:p>2.4110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888" calcext:value-type="float">
            <text:p>2.4488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17" calcext:value-type="float">
            <text:p>2.4001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" calcext:value-type="float">
            <text:p>2.43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67" calcext:value-type="float">
            <text:p>2.3896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52" calcext:value-type="float">
            <text:p>2.3905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988" calcext:value-type="float">
            <text:p>2.4298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68" calcext:value-type="float">
            <text:p>2.4786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2" calcext:value-type="float">
            <text:p>2.509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" calcext:value-type="float">
            <text:p>2.46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33" calcext:value-type="float">
            <text:p>2.4683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807" calcext:value-type="float">
            <text:p>2.5080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94" calcext:value-type="float">
            <text:p>2.3569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55" calcext:value-type="float">
            <text:p>2.3885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34" calcext:value-type="float">
            <text:p>2.3463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519" calcext:value-type="float">
            <text:p>2.3451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653" calcext:value-type="float">
            <text:p>2.3865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11" calcext:value-type="float">
            <text:p>2.3741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72" calcext:value-type="float">
            <text:p>2.4047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95" calcext:value-type="float">
            <text:p>2.3649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62" calcext:value-type="float">
            <text:p>2.3646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47" calcext:value-type="float">
            <text:p>2.4034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44" calcext:value-type="float">
            <text:p>2.4194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06" calcext:value-type="float">
            <text:p>2.4500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52" calcext:value-type="float">
            <text:p>2.4085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78" calcext:value-type="float">
            <text:p>2.4107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86" calcext:value-type="float">
            <text:p>2.448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8" calcext:value-type="float">
            <text:p>2.408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82" calcext:value-type="float">
            <text:p>2.4398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6" calcext:value-type="float">
            <text:p>2.3985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42" calcext:value-type="float">
            <text:p>2.3994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888" calcext:value-type="float">
            <text:p>2.4388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774" calcext:value-type="float">
            <text:p>2.4877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52" calcext:value-type="float">
            <text:p>2.5185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39" calcext:value-type="float">
            <text:p>2.4753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772" calcext:value-type="float">
            <text:p>2.4777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56" calcext:value-type="float">
            <text:p>2.5175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69" calcext:value-type="float">
            <text:p>2.3656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2" calcext:value-type="float">
            <text:p>2.3975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38" calcext:value-type="float">
            <text:p>2.3553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24" calcext:value-type="float">
            <text:p>2.35424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68" calcext:value-type="float">
            <text:p>2.3956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39" calcext:value-type="float">
            <text:p>2.3833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22" calcext:value-type="float">
            <text:p>2.4142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52" calcext:value-type="float">
            <text:p>2.3745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2" calcext:value-type="float">
            <text:p>2.374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15" calcext:value-type="float">
            <text:p>2.4131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7" calcext:value-type="float">
            <text:p>2.428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54" calcext:value-type="float">
            <text:p>2.4595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9" calcext:value-type="float">
            <text:p>2.4180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35" calcext:value-type="float">
            <text:p>2.4203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827" calcext:value-type="float">
            <text:p>2.4582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51" calcext:value-type="float">
            <text:p>2.4105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179" calcext:value-type="float">
            <text:p>2.4417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36" calcext:value-type="float">
            <text:p>2.4003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01" calcext:value-type="float">
            <text:p>2.4010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62" calcext:value-type="float">
            <text:p>2.4406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079" calcext:value-type="float">
            <text:p>2.4907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183" calcext:value-type="float">
            <text:p>2.5218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53" calcext:value-type="float">
            <text:p>2.4785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66" calcext:value-type="float">
            <text:p>2.4806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65" calcext:value-type="float">
            <text:p>2.5206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65" calcext:value-type="float">
            <text:p>2.3676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75" calcext:value-type="float">
            <text:p>2.3997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43" calcext:value-type="float">
            <text:p>2.3574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09" calcext:value-type="float">
            <text:p>2.3560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68" calcext:value-type="float">
            <text:p>2.3976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" calcext:value-type="float">
            <text:p>2.38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09" calcext:value-type="float">
            <text:p>2.4150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22" calcext:value-type="float">
            <text:p>2.3752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7" calcext:value-type="float">
            <text:p>2.374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8" calcext:value-type="float">
            <text:p>2.413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53" calcext:value-type="float">
            <text:p>2.4305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64" calcext:value-type="float">
            <text:p>2.4616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01" calcext:value-type="float">
            <text:p>2.4200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207" calcext:value-type="float">
            <text:p>2.4220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014" calcext:value-type="float">
            <text:p>2.4601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3" calcext:value-type="float">
            <text:p>2.409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47" calcext:value-type="float">
            <text:p>2.4404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5" calcext:value-type="float">
            <text:p>2.3991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03" calcext:value-type="float">
            <text:p>2.4000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39" calcext:value-type="float">
            <text:p>2.4393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69" calcext:value-type="float">
            <text:p>2.4886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962" calcext:value-type="float">
            <text:p>2.5196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43" calcext:value-type="float">
            <text:p>2.4764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79" calcext:value-type="float">
            <text:p>2.4787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52" calcext:value-type="float">
            <text:p>2.5185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6" calcext:value-type="float">
            <text:p>2.367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59" calcext:value-type="float">
            <text:p>2.3995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39" calcext:value-type="float">
            <text:p>2.3573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25" calcext:value-type="float">
            <text:p>2.3562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6" calcext:value-type="float">
            <text:p>2.397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69" calcext:value-type="float">
            <text:p>2.3836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66" calcext:value-type="float">
            <text:p>2.4146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91" calcext:value-type="float">
            <text:p>2.3749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59" calcext:value-type="float">
            <text:p>2.3745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46" calcext:value-type="float">
            <text:p>2.4134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4" calcext:value-type="float">
            <text:p>2.4285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53" calcext:value-type="float">
            <text:p>2.4595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2" calcext:value-type="float">
            <text:p>2.4180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3" calcext:value-type="float">
            <text:p>2.420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812" calcext:value-type="float">
            <text:p>2.4581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8" calcext:value-type="float">
            <text:p>2.403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496" calcext:value-type="float">
            <text:p>2.4349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65" calcext:value-type="float">
            <text:p>2.3936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49" calcext:value-type="float">
            <text:p>2.3944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392" calcext:value-type="float">
            <text:p>2.4339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03" calcext:value-type="float">
            <text:p>2.4830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95" calcext:value-type="float">
            <text:p>2.5139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77" calcext:value-type="float">
            <text:p>2.4707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08" calcext:value-type="float">
            <text:p>2.4730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289" calcext:value-type="float">
            <text:p>2.5128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123" calcext:value-type="float">
            <text:p>2.3612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21" calcext:value-type="float">
            <text:p>2.3932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02" calcext:value-type="float">
            <text:p>2.3510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985" calcext:value-type="float">
            <text:p>2.3498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26" calcext:value-type="float">
            <text:p>2.3912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6" calcext:value-type="float">
            <text:p>2.378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58" calcext:value-type="float">
            <text:p>2.4095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83" calcext:value-type="float">
            <text:p>2.3698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49" calcext:value-type="float">
            <text:p>2.3694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41" calcext:value-type="float">
            <text:p>2.4084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41" calcext:value-type="float">
            <text:p>2.424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09" calcext:value-type="float">
            <text:p>2.4550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9" calcext:value-type="float">
            <text:p>2.4135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83" calcext:value-type="float">
            <text:p>2.4158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372" calcext:value-type="float">
            <text:p>2.4537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6" calcext:value-type="float">
            <text:p>2.401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258" calcext:value-type="float">
            <text:p>2.4325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13" calcext:value-type="float">
            <text:p>2.3911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88" calcext:value-type="float">
            <text:p>2.3918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33" calcext:value-type="float">
            <text:p>2.4313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74" calcext:value-type="float">
            <text:p>2.4807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141" calcext:value-type="float">
            <text:p>2.5114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09" calcext:value-type="float">
            <text:p>2.4680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31" calcext:value-type="float">
            <text:p>2.4703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014" calcext:value-type="float">
            <text:p>2.5101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44" calcext:value-type="float">
            <text:p>2.3584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21" calcext:value-type="float">
            <text:p>2.3902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87" calcext:value-type="float">
            <text:p>2.3478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62" calcext:value-type="float">
            <text:p>2.3466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05" calcext:value-type="float">
            <text:p>2.3880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" calcext:value-type="float">
            <text:p>2.37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77" calcext:value-type="float">
            <text:p>2.4057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86" calcext:value-type="float">
            <text:p>2.3658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44" calcext:value-type="float">
            <text:p>2.36544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38" calcext:value-type="float">
            <text:p>2.4043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92" calcext:value-type="float">
            <text:p>2.4209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169" calcext:value-type="float">
            <text:p>2.4516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03" calcext:value-type="float">
            <text:p>2.4100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19" calcext:value-type="float">
            <text:p>2.4121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1" calcext:value-type="float">
            <text:p>2.450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19" calcext:value-type="float">
            <text:p>2.4101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136" calcext:value-type="float">
            <text:p>2.4413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97" calcext:value-type="float">
            <text:p>2.3999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73" calcext:value-type="float">
            <text:p>2.4007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28" calcext:value-type="float">
            <text:p>2.4402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976" calcext:value-type="float">
            <text:p>2.4897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68" calcext:value-type="float">
            <text:p>2.5206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743" calcext:value-type="float">
            <text:p>2.4774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66" calcext:value-type="float">
            <text:p>2.4796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96" calcext:value-type="float">
            <text:p>2.519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15" calcext:value-type="float">
            <text:p>2.3671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4" calcext:value-type="float">
            <text:p>2.3991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87" calcext:value-type="float">
            <text:p>2.3568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63" calcext:value-type="float">
            <text:p>2.3556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16" calcext:value-type="float">
            <text:p>2.3971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24" calcext:value-type="float">
            <text:p>2.3842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2" calcext:value-type="float">
            <text:p>2.4152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" calcext:value-type="float">
            <text:p>2.375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97" calcext:value-type="float">
            <text:p>2.3749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02" calcext:value-type="float">
            <text:p>2.4140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14" calcext:value-type="float">
            <text:p>2.4301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13" calcext:value-type="float">
            <text:p>2.4611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55" calcext:value-type="float">
            <text:p>2.4195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1" calcext:value-type="float">
            <text:p>2.4217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73" calcext:value-type="float">
            <text:p>2.4597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91" calcext:value-type="float">
            <text:p>2.4119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334" calcext:value-type="float">
            <text:p>2.4433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78" calcext:value-type="float">
            <text:p>2.4017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233" calcext:value-type="float">
            <text:p>2.4023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204" calcext:value-type="float">
            <text:p>2.4420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282" calcext:value-type="float">
            <text:p>2.4928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4" calcext:value-type="float">
            <text:p>2.52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59" calcext:value-type="float">
            <text:p>2.4805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261" calcext:value-type="float">
            <text:p>2.4826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269" calcext:value-type="float">
            <text:p>2.5226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13" calcext:value-type="float">
            <text:p>2.3691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38" calcext:value-type="float">
            <text:p>2.4013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3" calcext:value-type="float">
            <text:p>2.3589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49" calcext:value-type="float">
            <text:p>2.3574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7" calcext:value-type="float">
            <text:p>2.3991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85" calcext:value-type="float">
            <text:p>2.3848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611" calcext:value-type="float">
            <text:p>2.4161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611" calcext:value-type="float">
            <text:p>2.3761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9" calcext:value-type="float">
            <text:p>2.3754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68" calcext:value-type="float">
            <text:p>2.4146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98" calcext:value-type="float">
            <text:p>2.4319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25" calcext:value-type="float">
            <text:p>2.4632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49" calcext:value-type="float">
            <text:p>2.4214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45" calcext:value-type="float">
            <text:p>2.4234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61" calcext:value-type="float">
            <text:p>2.4616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73" calcext:value-type="float">
            <text:p>2.4107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204" calcext:value-type="float">
            <text:p>2.4420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6" calcext:value-type="float">
            <text:p>2.400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37" calcext:value-type="float">
            <text:p>2.4013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83" calcext:value-type="float">
            <text:p>2.4408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074" calcext:value-type="float">
            <text:p>2.4907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182" calcext:value-type="float">
            <text:p>2.5218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51" calcext:value-type="float">
            <text:p>2.4785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76" calcext:value-type="float">
            <text:p>2.4807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59" calcext:value-type="float">
            <text:p>2.5205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1" calcext:value-type="float">
            <text:p>2.369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4" calcext:value-type="float">
            <text:p>2.4012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1" calcext:value-type="float">
            <text:p>2.3589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68" calcext:value-type="float">
            <text:p>2.3576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2" calcext:value-type="float">
            <text:p>2.3991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57" calcext:value-type="float">
            <text:p>2.3845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1" calcext:value-type="float">
            <text:p>2.4157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82" calcext:value-type="float">
            <text:p>2.3758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1" calcext:value-type="float">
            <text:p>2.3754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37" calcext:value-type="float">
            <text:p>2.4143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01" calcext:value-type="float">
            <text:p>2.4300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16" calcext:value-type="float">
            <text:p>2.4611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52" calcext:value-type="float">
            <text:p>2.4195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" calcext:value-type="float">
            <text:p>2.421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62" calcext:value-type="float">
            <text:p>2.4596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22" calcext:value-type="float">
            <text:p>2.4052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53" calcext:value-type="float">
            <text:p>2.4365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1" calcext:value-type="float">
            <text:p>2.3951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83" calcext:value-type="float">
            <text:p>2.3958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535" calcext:value-type="float">
            <text:p>2.4353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508" calcext:value-type="float">
            <text:p>2.4850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614" calcext:value-type="float">
            <text:p>2.5161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285" calcext:value-type="float">
            <text:p>2.4728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05" calcext:value-type="float">
            <text:p>2.4750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496" calcext:value-type="float">
            <text:p>2.5149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72" calcext:value-type="float">
            <text:p>2.3627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85" calcext:value-type="float">
            <text:p>2.3948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54" calcext:value-type="float">
            <text:p>2.3525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27" calcext:value-type="float">
            <text:p>2.3512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277" calcext:value-type="float">
            <text:p>2.3927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48" calcext:value-type="float">
            <text:p>2.3794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1" calcext:value-type="float">
            <text:p>2.4106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74" calcext:value-type="float">
            <text:p>2.3707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3" calcext:value-type="float">
            <text:p>2.370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31" calcext:value-type="float">
            <text:p>2.4093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557" calcext:value-type="float">
            <text:p>2.4255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671" calcext:value-type="float">
            <text:p>2.4567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09" calcext:value-type="float">
            <text:p>2.4150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22" calcext:value-type="float">
            <text:p>2.4172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21" calcext:value-type="float">
            <text:p>2.4552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33" calcext:value-type="float">
            <text:p>2.4003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25" calcext:value-type="float">
            <text:p>2.4312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9" calcext:value-type="float">
            <text:p>2.389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74" calcext:value-type="float">
            <text:p>2.39074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05" calcext:value-type="float">
            <text:p>2.4300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06" calcext:value-type="float">
            <text:p>2.4790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66" calcext:value-type="float">
            <text:p>2.5096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44" calcext:value-type="float">
            <text:p>2.4664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76" calcext:value-type="float">
            <text:p>2.4687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844" calcext:value-type="float">
            <text:p>2.5084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77" calcext:value-type="float">
            <text:p>2.3577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47" calcext:value-type="float">
            <text:p>2.3894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23" calcext:value-type="float">
            <text:p>2.3472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08" calcext:value-type="float">
            <text:p>2.3460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736" calcext:value-type="float">
            <text:p>2.3873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17" calcext:value-type="float">
            <text:p>2.3741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86" calcext:value-type="float">
            <text:p>2.4048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06" calcext:value-type="float">
            <text:p>2.3650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72" calcext:value-type="float">
            <text:p>2.3647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53" calcext:value-type="float">
            <text:p>2.4035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3" calcext:value-type="float">
            <text:p>2.419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01" calcext:value-type="float">
            <text:p>2.4500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45" calcext:value-type="float">
            <text:p>2.4084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9" calcext:value-type="float">
            <text:p>2.4106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847" calcext:value-type="float">
            <text:p>2.4484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94" calcext:value-type="float">
            <text:p>2.4089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04" calcext:value-type="float">
            <text:p>2.4400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75" calcext:value-type="float">
            <text:p>2.3987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6" calcext:value-type="float">
            <text:p>2.399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01" calcext:value-type="float">
            <text:p>2.4390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08" calcext:value-type="float">
            <text:p>2.4880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94" calcext:value-type="float">
            <text:p>2.5189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79" calcext:value-type="float">
            <text:p>2.4757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12" calcext:value-type="float">
            <text:p>2.4781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9" calcext:value-type="float">
            <text:p>2.517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649" calcext:value-type="float">
            <text:p>2.3664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41" calcext:value-type="float">
            <text:p>2.3984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24" calcext:value-type="float">
            <text:p>2.3562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09" calcext:value-type="float">
            <text:p>2.3550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48" calcext:value-type="float">
            <text:p>2.3964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41" calcext:value-type="float">
            <text:p>2.3834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32" calcext:value-type="float">
            <text:p>2.4143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6" calcext:value-type="float">
            <text:p>2.374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26" calcext:value-type="float">
            <text:p>2.3742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17" calcext:value-type="float">
            <text:p>2.4131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3" calcext:value-type="float">
            <text:p>2.4285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45" calcext:value-type="float">
            <text:p>2.4594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98" calcext:value-type="float">
            <text:p>2.4179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23" calcext:value-type="float">
            <text:p>2.4202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81" calcext:value-type="float">
            <text:p>2.458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8" calcext:value-type="float">
            <text:p>2.4106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204" calcext:value-type="float">
            <text:p>2.4420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59" calcext:value-type="float">
            <text:p>2.4005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3" calcext:value-type="float">
            <text:p>2.4012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79" calcext:value-type="float">
            <text:p>2.4407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117" calcext:value-type="float">
            <text:p>2.4911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229" calcext:value-type="float">
            <text:p>2.5222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97" calcext:value-type="float">
            <text:p>2.4789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109" calcext:value-type="float">
            <text:p>2.4810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103" calcext:value-type="float">
            <text:p>2.5210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849" calcext:value-type="float">
            <text:p>2.3684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67" calcext:value-type="float">
            <text:p>2.4006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32" calcext:value-type="float">
            <text:p>2.3583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98" calcext:value-type="float">
            <text:p>2.3569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2" calcext:value-type="float">
            <text:p>2.3985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05" calcext:value-type="float">
            <text:p>2.3840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4" calcext:value-type="float">
            <text:p>2.4152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34" calcext:value-type="float">
            <text:p>2.3753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81" calcext:value-type="float">
            <text:p>2.3748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86" calcext:value-type="float">
            <text:p>2.4138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4" calcext:value-type="float">
            <text:p>2.430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59" calcext:value-type="float">
            <text:p>2.4615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94" calcext:value-type="float">
            <text:p>2.4199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99" calcext:value-type="float">
            <text:p>2.4219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001" calcext:value-type="float">
            <text:p>2.4600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45" calcext:value-type="float">
            <text:p>2.4094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7" calcext:value-type="float">
            <text:p>2.440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36" calcext:value-type="float">
            <text:p>2.3993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23" calcext:value-type="float">
            <text:p>2.4002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54" calcext:value-type="float">
            <text:p>2.43954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905" calcext:value-type="float">
            <text:p>2.4890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06" calcext:value-type="float">
            <text:p>2.5200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85" calcext:value-type="float">
            <text:p>2.4768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2" calcext:value-type="float">
            <text:p>2.4792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88" calcext:value-type="float">
            <text:p>2.5188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843" calcext:value-type="float">
            <text:p>2.3684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5" calcext:value-type="float">
            <text:p>2.400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28" calcext:value-type="float">
            <text:p>2.3582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13" calcext:value-type="float">
            <text:p>2.3571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43" calcext:value-type="float">
            <text:p>2.3984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72" calcext:value-type="float">
            <text:p>2.3837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79" calcext:value-type="float">
            <text:p>2.4147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02" calcext:value-type="float">
            <text:p>2.3750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68" calcext:value-type="float">
            <text:p>2.3746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" calcext:value-type="float">
            <text:p>2.413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38" calcext:value-type="float">
            <text:p>2.4283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46" calcext:value-type="float">
            <text:p>2.4594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92" calcext:value-type="float">
            <text:p>2.4179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19" calcext:value-type="float">
            <text:p>2.42019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797" calcext:value-type="float">
            <text:p>2.4579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96" calcext:value-type="float">
            <text:p>2.40396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52" calcext:value-type="float">
            <text:p>2.435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87" calcext:value-type="float">
            <text:p>2.39387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7" calcext:value-type="float">
            <text:p>2.394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408" calcext:value-type="float">
            <text:p>2.4340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39" calcext:value-type="float">
            <text:p>2.48339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44" calcext:value-type="float">
            <text:p>2.514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12" calcext:value-type="float">
            <text:p>2.4712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5" calcext:value-type="float">
            <text:p>2.473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26" calcext:value-type="float">
            <text:p>2.5132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05" calcext:value-type="float">
            <text:p>2.3620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11" calcext:value-type="float">
            <text:p>2.3941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9" calcext:value-type="float">
            <text:p>2.351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073" calcext:value-type="float">
            <text:p>2.3507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209" calcext:value-type="float">
            <text:p>2.39209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65" calcext:value-type="float">
            <text:p>2.3786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7" calcext:value-type="float">
            <text:p>2.4097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94" calcext:value-type="float">
            <text:p>2.3699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58" calcext:value-type="float">
            <text:p>2.3695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45" calcext:value-type="float">
            <text:p>2.40845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95" calcext:value-type="float">
            <text:p>2.4239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03" calcext:value-type="float">
            <text:p>2.45503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" calcext:value-type="float">
            <text:p>2.4135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3" calcext:value-type="float">
            <text:p>2.4157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357" calcext:value-type="float">
            <text:p>2.45357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68" calcext:value-type="float">
            <text:p>2.39768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9" calcext:value-type="float">
            <text:p>2.42859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724" calcext:value-type="float">
            <text:p>2.38724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07" calcext:value-type="float">
            <text:p>2.38807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741" calcext:value-type="float">
            <text:p>2.4274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31" calcext:value-type="float">
            <text:p>2.4763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691" calcext:value-type="float">
            <text:p>2.5069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69" calcext:value-type="float">
            <text:p>2.46369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" calcext:value-type="float">
            <text:p>2.46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571" calcext:value-type="float">
            <text:p>2.5057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71" calcext:value-type="float">
            <text:p>2.3547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64" calcext:value-type="float">
            <text:p>2.386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416" calcext:value-type="float">
            <text:p>2.3441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3" calcext:value-type="float">
            <text:p>2.34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31" calcext:value-type="float">
            <text:p>2.38431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171" calcext:value-type="float">
            <text:p>2.37171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24" calcext:value-type="float">
            <text:p>2.4024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6" calcext:value-type="float">
            <text:p>2.362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26" calcext:value-type="float">
            <text:p>2.36226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08" calcext:value-type="float">
            <text:p>2.40108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12" calcext:value-type="float">
            <text:p>2.4171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781" calcext:value-type="float">
            <text:p>2.44781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26" calcext:value-type="float">
            <text:p>2.4062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5" calcext:value-type="float">
            <text:p>2.408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63" calcext:value-type="float">
            <text:p>2.4463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27" calcext:value-type="float">
            <text:p>2.40627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736" calcext:value-type="float">
            <text:p>2.43736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08" calcext:value-type="float">
            <text:p>2.3960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93" calcext:value-type="float">
            <text:p>2.3969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36" calcext:value-type="float">
            <text:p>2.4363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533" calcext:value-type="float">
            <text:p>2.48533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618" calcext:value-type="float">
            <text:p>2.51618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03" calcext:value-type="float">
            <text:p>2.4730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35" calcext:value-type="float">
            <text:p>2.47535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516" calcext:value-type="float">
            <text:p>2.51516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42" calcext:value-type="float">
            <text:p>2.36342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32" calcext:value-type="float">
            <text:p>2.39532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316" calcext:value-type="float">
            <text:p>2.35316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01" calcext:value-type="float">
            <text:p>2.35201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42" calcext:value-type="float">
            <text:p>2.3934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095" calcext:value-type="float">
            <text:p>2.38095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85" calcext:value-type="float">
            <text:p>2.4118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13" calcext:value-type="float">
            <text:p>2.37213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18" calcext:value-type="float">
            <text:p>2.3718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72" calcext:value-type="float">
            <text:p>2.4107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34" calcext:value-type="float">
            <text:p>2.42634</text:p>
          </table:table-cell>
          <table:table-cell table:number-columns-repeated="12"/>
          <table:table-cell table:formula="of:=MOD(ROW();1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725" calcext:value-type="float">
            <text:p>2.45725</text:p>
          </table:table-cell>
          <table:table-cell table:number-columns-repeated="12"/>
          <table:table-cell table:formula="of:=MOD(ROW();1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8" calcext:value-type="float">
            <text:p>2.41578</text:p>
          </table:table-cell>
          <table:table-cell table:number-columns-repeated="12"/>
          <table:table-cell table:formula="of:=MOD(ROW();1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3" calcext:value-type="float">
            <text:p>2.41803</text:p>
          </table:table-cell>
          <table:table-cell table:number-columns-repeated="12"/>
          <table:table-cell table:formula="of:=MOD(ROW();11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  <table:table-cell table:formula="of:=MOD(ROW();1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WARNING:</text:p>
          </table:table-cell>
          <table:table-cell office:value-type="string" calcext:value-type="string">
            <text:p>Denominator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=7.48</text:p>
          </table:table-cell>
          <table:table-cell office:value-type="string" calcext:value-type="string">
            <text:p>MeV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transformation.</text:p>
          </table:table-cell>
          <table:table-cell office:value-type="string" calcext:value-type="string">
            <text:p>Tranformatio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successful.</text:p>
          </table:table-cell>
          <table:table-cell table:formula="of:=MOD(ROW();11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92" calcext:value-type="float">
            <text:p>2.45592</text:p>
          </table:table-cell>
          <table:table-cell table:number-columns-repeated="12"/>
          <table:table-cell table:formula="of:=MOD(ROW();11)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formula="of:=MOD(ROW();11)"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5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01" calcext:value-type="float">
            <text:p>2.408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36" calcext:value-type="float">
            <text:p>2.439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91" calcext:value-type="float">
            <text:p>2.397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5" calcext:value-type="float">
            <text:p>2.398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41" calcext:value-type="float">
            <text:p>2.4884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952" calcext:value-type="float">
            <text:p>2.519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21" calcext:value-type="float">
            <text:p>2.476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32" calcext:value-type="float">
            <text:p>2.47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41" calcext:value-type="float">
            <text:p>2.365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8" calcext:value-type="float">
            <text:p>2.39758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24" calcext:value-type="float">
            <text:p>2.355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389" calcext:value-type="float">
            <text:p>2.353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158" calcext:value-type="float">
            <text:p>2.38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76" calcext:value-type="float">
            <text:p>2.412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86" calcext:value-type="float">
            <text:p>2.3728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33" calcext:value-type="float">
            <text:p>2.372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2" calcext:value-type="float">
            <text:p>2.42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39" calcext:value-type="float">
            <text:p>2.459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74" calcext:value-type="float">
            <text:p>2.417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78" calcext:value-type="float">
            <text:p>2.4197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8" calcext:value-type="float">
            <text:p>2.40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804" calcext:value-type="float">
            <text:p>2.438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7" calcext:value-type="float">
            <text:p>2.39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6" calcext:value-type="float">
            <text:p>2.397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63" calcext:value-type="float">
            <text:p>2.486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3" calcext:value-type="float">
            <text:p>2.51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1" calcext:value-type="float">
            <text:p>2.47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44" calcext:value-type="float">
            <text:p>2.476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35" calcext:value-type="float">
            <text:p>2.365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42" calcext:value-type="float">
            <text:p>2.3974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2" calcext:value-type="float">
            <text:p>2.35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04" calcext:value-type="float">
            <text:p>2.354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126" calcext:value-type="float">
            <text:p>2.381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32" calcext:value-type="float">
            <text:p>2.412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55" calcext:value-type="float">
            <text:p>2.37255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22" calcext:value-type="float">
            <text:p>2.372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2" calcext:value-type="float">
            <text:p>2.42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727" calcext:value-type="float">
            <text:p>2.457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4" calcext:value-type="float">
            <text:p>2.415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" calcext:value-type="float">
            <text:p>2.418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9" calcext:value-type="float">
            <text:p>2.401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252" calcext:value-type="float">
            <text:p>2.432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19" calcext:value-type="float">
            <text:p>2.391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201" calcext:value-type="float">
            <text:p>2.392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63" calcext:value-type="float">
            <text:p>2.4806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162" calcext:value-type="float">
            <text:p>2.511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43" calcext:value-type="float">
            <text:p>2.468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73" calcext:value-type="float">
            <text:p>2.470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7" calcext:value-type="float">
            <text:p>2.358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02" calcext:value-type="float">
            <text:p>2.3910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881" calcext:value-type="float">
            <text:p>2.348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63" calcext:value-type="float">
            <text:p>2.347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617" calcext:value-type="float">
            <text:p>2.376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722" calcext:value-type="float">
            <text:p>2.407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46" calcext:value-type="float">
            <text:p>2.3674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1" calcext:value-type="float">
            <text:p>2.36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5" calcext:value-type="float">
            <text:p>2.42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281" calcext:value-type="float">
            <text:p>2.452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29" calcext:value-type="float">
            <text:p>2.411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2" calcext:value-type="float">
            <text:p>2.41352</text:p>
          </table:table-cell>
          <table:table-cell/>
        </table:table-row>
      </table:table>
      <table:table table:name="Sheet3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table:formula="of:=IF(ISODD(ROW([.D2]));[.D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]));[.D3];&quot;&quot;)" office:value-type="float" office:value="2.39569" calcext:value-type="float">
            <text:p>2.395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69" calcext:value-type="float">
            <text:p>2.39569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]));[.D5];&quot;&quot;)" office:value-type="float" office:value="2.42645" calcext:value-type="float">
            <text:p>2.426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45" calcext:value-type="float">
            <text:p>2.42645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]));[.D7];&quot;&quot;)" office:value-type="float" office:value="2.38509" calcext:value-type="float">
            <text:p>2.38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509" calcext:value-type="float">
            <text:p>2.38509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]));[.D9];&quot;&quot;)" office:value-type="float" office:value="2.38593" calcext:value-type="float">
            <text:p>2.385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593" calcext:value-type="float">
            <text:p>2.38593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]));[.D11];&quot;&quot;)" office:value-type="float" office:value="2.47403" calcext:value-type="float">
            <text:p>2.474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03" calcext:value-type="float">
            <text:p>2.47403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]));[.D13];&quot;&quot;)" office:value-type="float" office:value="2.50443" calcext:value-type="float">
            <text:p>2.504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443" calcext:value-type="float">
            <text:p>2.50443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]));[.D15];&quot;&quot;)" office:value-type="float" office:value="2.46121" calcext:value-type="float">
            <text:p>2.461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21" calcext:value-type="float">
            <text:p>2.46121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]));[.D17];&quot;&quot;)" office:value-type="float" office:value="2.46352" calcext:value-type="float">
            <text:p>2.463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52" calcext:value-type="float">
            <text:p>2.46352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]));[.D19];&quot;&quot;)" office:value-type="float" office:value="2.35247" calcext:value-type="float">
            <text:p>2.352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47" calcext:value-type="float">
            <text:p>2.35247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1]));[.D21];&quot;&quot;)" office:value-type="float" office:value="2.38398" calcext:value-type="float">
            <text:p>2.383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98" calcext:value-type="float">
            <text:p>2.38398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3]));[.D23];&quot;&quot;)" office:value-type="float" office:value="2.34174" calcext:value-type="float">
            <text:p>2.341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174" calcext:value-type="float">
            <text:p>2.34174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5]));[.D25];&quot;&quot;)" office:value-type="float" office:value="2.34058" calcext:value-type="float">
            <text:p>2.340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058" calcext:value-type="float">
            <text:p>2.34058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7]));[.D27];&quot;&quot;)" office:value-type="float" office:value="2.36938" calcext:value-type="float">
            <text:p>2.369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38" calcext:value-type="float">
            <text:p>2.36938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9]));[.D29];&quot;&quot;)" office:value-type="float" office:value="2.39989" calcext:value-type="float">
            <text:p>2.3998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89" calcext:value-type="float">
            <text:p>2.39989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1]));[.D31];&quot;&quot;)" office:value-type="float" office:value="2.36008" calcext:value-type="float">
            <text:p>2.360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008" calcext:value-type="float">
            <text:p>2.36008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3]));[.D33];&quot;&quot;)" office:value-type="float" office:value="2.35975" calcext:value-type="float">
            <text:p>2.359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975" calcext:value-type="float">
            <text:p>2.35975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5]));[.D35];&quot;&quot;)" office:value-type="float" office:value="2.41472" calcext:value-type="float">
            <text:p>2.414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72" calcext:value-type="float">
            <text:p>2.41472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7]));[.D37];&quot;&quot;)" office:value-type="float" office:value="2.44523" calcext:value-type="float">
            <text:p>2.445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523" calcext:value-type="float">
            <text:p>2.44523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39]));[.D39];&quot;&quot;)" office:value-type="float" office:value="2.40367" calcext:value-type="float">
            <text:p>2.403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67" calcext:value-type="float">
            <text:p>2.40367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1]));[.D41];&quot;&quot;)" office:value-type="float" office:value="2.40591" calcext:value-type="float">
            <text:p>2.405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91" calcext:value-type="float">
            <text:p>2.40591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3]));[.D43];&quot;&quot;)" office:value-type="float" office:value="2.40438" calcext:value-type="float">
            <text:p>2.404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38" calcext:value-type="float">
            <text:p>2.40438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5]));[.D45];&quot;&quot;)" office:value-type="float" office:value="2.43532" calcext:value-type="float">
            <text:p>2.435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532" calcext:value-type="float">
            <text:p>2.43532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7]));[.D47];&quot;&quot;)" office:value-type="float" office:value="2.39403" calcext:value-type="float">
            <text:p>2.394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03" calcext:value-type="float">
            <text:p>2.39403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49]));[.D49];&quot;&quot;)" office:value-type="float" office:value="2.39488" calcext:value-type="float">
            <text:p>2.3948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88" calcext:value-type="float">
            <text:p>2.39488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1]));[.D51];&quot;&quot;)" office:value-type="float" office:value="2.48316" calcext:value-type="float">
            <text:p>2.483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16" calcext:value-type="float">
            <text:p>2.48316</text:p>
          </table:table-cell>
          <table:table-cell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3]));[.D53];&quot;&quot;)" office:value-type="float" office:value="2.51381" calcext:value-type="float">
            <text:p>2.513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81" calcext:value-type="float">
            <text:p>2.51381</text:p>
          </table:table-cell>
          <table:table-cell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5]));[.D55];&quot;&quot;)" office:value-type="float" office:value="2.47065" calcext:value-type="float">
            <text:p>2.470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65" calcext:value-type="float">
            <text:p>2.47065</text:p>
          </table:table-cell>
          <table:table-cell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7]));[.D57];&quot;&quot;)" office:value-type="float" office:value="2.47297" calcext:value-type="float">
            <text:p>2.472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297" calcext:value-type="float">
            <text:p>2.47297</text:p>
          </table:table-cell>
          <table:table-cell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59]));[.D59];&quot;&quot;)" office:value-type="float" office:value="2.36127" calcext:value-type="float">
            <text:p>2.361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127" calcext:value-type="float">
            <text:p>2.36127</text:p>
          </table:table-cell>
          <table:table-cell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61]));[.D61];&quot;&quot;)" office:value-type="float" office:value="2.393" calcext:value-type="float">
            <text:p>2.3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" calcext:value-type="float">
            <text:p>2.393</text:p>
          </table:table-cell>
          <table:table-cell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63]));[.D63];&quot;&quot;)" office:value-type="float" office:value="2.35083" calcext:value-type="float">
            <text:p>2.350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083" calcext:value-type="float">
            <text:p>2.35083</text:p>
          </table:table-cell>
          <table:table-cell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65]));[.D65];&quot;&quot;)" office:value-type="float" office:value="2.34968" calcext:value-type="float">
            <text:p>2.349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968" calcext:value-type="float">
            <text:p>2.34968</text:p>
          </table:table-cell>
          <table:table-cell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67]));[.D67];&quot;&quot;)" office:value-type="float" office:value="2.37871" calcext:value-type="float">
            <text:p>2.378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71" calcext:value-type="float">
            <text:p>2.37871</text:p>
          </table:table-cell>
          <table:table-cell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69]));[.D69];&quot;&quot;)" office:value-type="float" office:value="2.40943" calcext:value-type="float">
            <text:p>2.409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43" calcext:value-type="float">
            <text:p>2.40943</text:p>
          </table:table-cell>
          <table:table-cell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1]));[.D71];&quot;&quot;)" office:value-type="float" office:value="2.3697" calcext:value-type="float">
            <text:p>2.36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7" calcext:value-type="float">
            <text:p>2.3697</text:p>
          </table:table-cell>
          <table:table-cell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3]));[.D73];&quot;&quot;)" office:value-type="float" office:value="2.36937" calcext:value-type="float">
            <text:p>2.369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37" calcext:value-type="float">
            <text:p>2.36937</text:p>
          </table:table-cell>
          <table:table-cell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5]));[.D75];&quot;&quot;)" office:value-type="float" office:value="2.42404" calcext:value-type="float">
            <text:p>2.424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404" calcext:value-type="float">
            <text:p>2.42404</text:p>
          </table:table-cell>
          <table:table-cell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7]));[.D77];&quot;&quot;)" office:value-type="float" office:value="2.45477" calcext:value-type="float">
            <text:p>2.4547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477" calcext:value-type="float">
            <text:p>2.45477</text:p>
          </table:table-cell>
          <table:table-cell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79]));[.D79];&quot;&quot;)" office:value-type="float" office:value="2.41328" calcext:value-type="float">
            <text:p>2.413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28" calcext:value-type="float">
            <text:p>2.41328</text:p>
          </table:table-cell>
          <table:table-cell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1]));[.D81];&quot;&quot;)" office:value-type="float" office:value="2.41553" calcext:value-type="float">
            <text:p>2.415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53" calcext:value-type="float">
            <text:p>2.41553</text:p>
          </table:table-cell>
          <table:table-cell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3]));[.D83];&quot;&quot;)" office:value-type="float" office:value="2.40613" calcext:value-type="float">
            <text:p>2.406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13" calcext:value-type="float">
            <text:p>2.40613</text:p>
          </table:table-cell>
          <table:table-cell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5]));[.D85];&quot;&quot;)" office:value-type="float" office:value="2.43733" calcext:value-type="float">
            <text:p>2.437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733" calcext:value-type="float">
            <text:p>2.43733</text:p>
          </table:table-cell>
          <table:table-cell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7]));[.D87];&quot;&quot;)" office:value-type="float" office:value="2.39587" calcext:value-type="float">
            <text:p>2.395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87" calcext:value-type="float">
            <text:p>2.39587</text:p>
          </table:table-cell>
          <table:table-cell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89]));[.D89];&quot;&quot;)" office:value-type="float" office:value="2.39651" calcext:value-type="float">
            <text:p>2.396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51" calcext:value-type="float">
            <text:p>2.39651</text:p>
          </table:table-cell>
          <table:table-cell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1]));[.D91];&quot;&quot;)" office:value-type="float" office:value="2.48625" calcext:value-type="float">
            <text:p>2.486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625" calcext:value-type="float">
            <text:p>2.48625</text:p>
          </table:table-cell>
          <table:table-cell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3]));[.D93];&quot;&quot;)" office:value-type="float" office:value="2.51716" calcext:value-type="float">
            <text:p>2.517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16" calcext:value-type="float">
            <text:p>2.51716</text:p>
          </table:table-cell>
          <table:table-cell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5]));[.D95];&quot;&quot;)" office:value-type="float" office:value="2.47384" calcext:value-type="float">
            <text:p>2.473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84" calcext:value-type="float">
            <text:p>2.47384</text:p>
          </table:table-cell>
          <table:table-cell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7]));[.D97];&quot;&quot;)" office:value-type="float" office:value="2.47595" calcext:value-type="float">
            <text:p>2.475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95" calcext:value-type="float">
            <text:p>2.47595</text:p>
          </table:table-cell>
          <table:table-cell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99]));[.D99];&quot;&quot;)" office:value-type="float" office:value="2.36328" calcext:value-type="float">
            <text:p>2.363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28" calcext:value-type="float">
            <text:p>2.36328</text:p>
          </table:table-cell>
          <table:table-cell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01]));[.D101];&quot;&quot;)" office:value-type="float" office:value="2.39527" calcext:value-type="float">
            <text:p>2.395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27" calcext:value-type="float">
            <text:p>2.39527</text:p>
          </table:table-cell>
          <table:table-cell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03]));[.D103];&quot;&quot;)" office:value-type="float" office:value="2.35292" calcext:value-type="float">
            <text:p>2.352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92" calcext:value-type="float">
            <text:p>2.35292</text:p>
          </table:table-cell>
          <table:table-cell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05]));[.D105];&quot;&quot;)" office:value-type="float" office:value="2.35157" calcext:value-type="float">
            <text:p>2.3515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57" calcext:value-type="float">
            <text:p>2.35157</text:p>
          </table:table-cell>
          <table:table-cell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07]));[.D107];&quot;&quot;)" office:value-type="float" office:value="2.37936" calcext:value-type="float">
            <text:p>2.379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36" calcext:value-type="float">
            <text:p>2.37936</text:p>
          </table:table-cell>
          <table:table-cell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09]));[.D109];&quot;&quot;)" office:value-type="float" office:value="2.41036" calcext:value-type="float">
            <text:p>2.410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36" calcext:value-type="float">
            <text:p>2.41036</text:p>
          </table:table-cell>
          <table:table-cell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1]));[.D111];&quot;&quot;)" office:value-type="float" office:value="2.37045" calcext:value-type="float">
            <text:p>2.370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45" calcext:value-type="float">
            <text:p>2.37045</text:p>
          </table:table-cell>
          <table:table-cell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3]));[.D113];&quot;&quot;)" office:value-type="float" office:value="2.36992" calcext:value-type="float">
            <text:p>2.369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92" calcext:value-type="float">
            <text:p>2.36992</text:p>
          </table:table-cell>
          <table:table-cell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5]));[.D115];&quot;&quot;)" office:value-type="float" office:value="2.42591" calcext:value-type="float">
            <text:p>2.425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591" calcext:value-type="float">
            <text:p>2.42591</text:p>
          </table:table-cell>
          <table:table-cell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7]));[.D117];&quot;&quot;)" office:value-type="float" office:value="2.45691" calcext:value-type="float">
            <text:p>2.456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691" calcext:value-type="float">
            <text:p>2.45691</text:p>
          </table:table-cell>
          <table:table-cell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19]));[.D119];&quot;&quot;)" office:value-type="float" office:value="2.41525" calcext:value-type="float">
            <text:p>2.415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5" calcext:value-type="float">
            <text:p>2.41525</text:p>
          </table:table-cell>
          <table:table-cell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1]));[.D121];&quot;&quot;)" office:value-type="float" office:value="2.4173" calcext:value-type="float">
            <text:p>2.4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3" calcext:value-type="float">
            <text:p>2.4173</text:p>
          </table:table-cell>
          <table:table-cell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3]));[.D123];&quot;&quot;)" office:value-type="float" office:value="2.40492" calcext:value-type="float">
            <text:p>2.404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92" calcext:value-type="float">
            <text:p>2.40492</text:p>
          </table:table-cell>
          <table:table-cell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5]));[.D125];&quot;&quot;)" office:value-type="float" office:value="2.436" calcext:value-type="float">
            <text:p>2.4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" calcext:value-type="float">
            <text:p>2.436</text:p>
          </table:table-cell>
          <table:table-cell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7]));[.D127];&quot;&quot;)" office:value-type="float" office:value="2.39465" calcext:value-type="float">
            <text:p>2.394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65" calcext:value-type="float">
            <text:p>2.39465</text:p>
          </table:table-cell>
          <table:table-cell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29]));[.D129];&quot;&quot;)" office:value-type="float" office:value="2.39552" calcext:value-type="float">
            <text:p>2.395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52" calcext:value-type="float">
            <text:p>2.39552</text:p>
          </table:table-cell>
          <table:table-cell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1]));[.D131];&quot;&quot;)" office:value-type="float" office:value="2.48414" calcext:value-type="float">
            <text:p>2.484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414" calcext:value-type="float">
            <text:p>2.48414</text:p>
          </table:table-cell>
          <table:table-cell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3]));[.D133];&quot;&quot;)" office:value-type="float" office:value="2.51494" calcext:value-type="float">
            <text:p>2.514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494" calcext:value-type="float">
            <text:p>2.51494</text:p>
          </table:table-cell>
          <table:table-cell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5]));[.D135];&quot;&quot;)" office:value-type="float" office:value="2.47173" calcext:value-type="float">
            <text:p>2.47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173" calcext:value-type="float">
            <text:p>2.47173</text:p>
          </table:table-cell>
          <table:table-cell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7]));[.D137];&quot;&quot;)" office:value-type="float" office:value="2.47407" calcext:value-type="float">
            <text:p>2.474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07" calcext:value-type="float">
            <text:p>2.47407</text:p>
          </table:table-cell>
          <table:table-cell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39]));[.D139];&quot;&quot;)" office:value-type="float" office:value="2.36322" calcext:value-type="float">
            <text:p>2.363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22" calcext:value-type="float">
            <text:p>2.36322</text:p>
          </table:table-cell>
          <table:table-cell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1]));[.D141];&quot;&quot;)" office:value-type="float" office:value="2.3951" calcext:value-type="float">
            <text:p>2.39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1" calcext:value-type="float">
            <text:p>2.3951</text:p>
          </table:table-cell>
          <table:table-cell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3]));[.D143];&quot;&quot;)" office:value-type="float" office:value="2.35287" calcext:value-type="float">
            <text:p>2.352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87" calcext:value-type="float">
            <text:p>2.35287</text:p>
          </table:table-cell>
          <table:table-cell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5]));[.D145];&quot;&quot;)" office:value-type="float" office:value="2.35173" calcext:value-type="float">
            <text:p>2.35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73" calcext:value-type="float">
            <text:p>2.35173</text:p>
          </table:table-cell>
          <table:table-cell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7]));[.D147];&quot;&quot;)" office:value-type="float" office:value="2.37904" calcext:value-type="float">
            <text:p>2.379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04" calcext:value-type="float">
            <text:p>2.37904</text:p>
          </table:table-cell>
          <table:table-cell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49]));[.D149];&quot;&quot;)" office:value-type="float" office:value="2.40992" calcext:value-type="float">
            <text:p>2.409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92" calcext:value-type="float">
            <text:p>2.40992</text:p>
          </table:table-cell>
          <table:table-cell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1]));[.D151];&quot;&quot;)" office:value-type="float" office:value="2.37013" calcext:value-type="float">
            <text:p>2.370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13" calcext:value-type="float">
            <text:p>2.37013</text:p>
          </table:table-cell>
          <table:table-cell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3]));[.D153];&quot;&quot;)" office:value-type="float" office:value="2.3698" calcext:value-type="float">
            <text:p>2.36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8" calcext:value-type="float">
            <text:p>2.3698</text:p>
          </table:table-cell>
          <table:table-cell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5]));[.D155];&quot;&quot;)" office:value-type="float" office:value="2.42391" calcext:value-type="float">
            <text:p>2.423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91" calcext:value-type="float">
            <text:p>2.42391</text:p>
          </table:table-cell>
          <table:table-cell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7]));[.D157];&quot;&quot;)" office:value-type="float" office:value="2.4548" calcext:value-type="float">
            <text:p>2.45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48" calcext:value-type="float">
            <text:p>2.4548</text:p>
          </table:table-cell>
          <table:table-cell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59]));[.D159];&quot;&quot;)" office:value-type="float" office:value="2.41325" calcext:value-type="float">
            <text:p>2.413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25" calcext:value-type="float">
            <text:p>2.41325</text:p>
          </table:table-cell>
          <table:table-cell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61]));[.D161];&quot;&quot;)" office:value-type="float" office:value="2.41552" calcext:value-type="float">
            <text:p>2.415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52" calcext:value-type="float">
            <text:p>2.41552</text:p>
          </table:table-cell>
          <table:table-cell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63]));[.D163];&quot;&quot;)" office:value-type="float" office:value="2.39942" calcext:value-type="float">
            <text:p>2.399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42" calcext:value-type="float">
            <text:p>2.39942</text:p>
          </table:table-cell>
          <table:table-cell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65]));[.D165];&quot;&quot;)" office:value-type="float" office:value="2.4305" calcext:value-type="float">
            <text:p>2.43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5" calcext:value-type="float">
            <text:p>2.4305</text:p>
          </table:table-cell>
          <table:table-cell/>
          <table:table-cell table:formula="of:=IF(ISODD(ROW([.D166]));[.D1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67]));[.D167];&quot;&quot;)" office:value-type="float" office:value="2.38916" calcext:value-type="float">
            <text:p>2.389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16" calcext:value-type="float">
            <text:p>2.38916</text:p>
          </table:table-cell>
          <table:table-cell/>
          <table:table-cell table:formula="of:=IF(ISODD(ROW([.D168]));[.D1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69]));[.D169];&quot;&quot;)" office:value-type="float" office:value="2.38999" calcext:value-type="float">
            <text:p>2.389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99" calcext:value-type="float">
            <text:p>2.38999</text:p>
          </table:table-cell>
          <table:table-cell/>
          <table:table-cell table:formula="of:=IF(ISODD(ROW([.D170]));[.D1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1]));[.D171];&quot;&quot;)" office:value-type="float" office:value="2.47849" calcext:value-type="float">
            <text:p>2.478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49" calcext:value-type="float">
            <text:p>2.47849</text:p>
          </table:table-cell>
          <table:table-cell/>
          <table:table-cell table:formula="of:=IF(ISODD(ROW([.D172]));[.D1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3]));[.D173];&quot;&quot;)" office:value-type="float" office:value="2.50928" calcext:value-type="float">
            <text:p>2.509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28" calcext:value-type="float">
            <text:p>2.50928</text:p>
          </table:table-cell>
          <table:table-cell/>
          <table:table-cell table:formula="of:=IF(ISODD(ROW([.D174]));[.D1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5]));[.D175];&quot;&quot;)" office:value-type="float" office:value="2.46608" calcext:value-type="float">
            <text:p>2.466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08" calcext:value-type="float">
            <text:p>2.46608</text:p>
          </table:table-cell>
          <table:table-cell/>
          <table:table-cell table:formula="of:=IF(ISODD(ROW([.D176]));[.D1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7]));[.D177];&quot;&quot;)" office:value-type="float" office:value="2.46838" calcext:value-type="float">
            <text:p>2.468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38" calcext:value-type="float">
            <text:p>2.46838</text:p>
          </table:table-cell>
          <table:table-cell/>
          <table:table-cell table:formula="of:=IF(ISODD(ROW([.D178]));[.D1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79]));[.D179];&quot;&quot;)" office:value-type="float" office:value="2.35685" calcext:value-type="float">
            <text:p>2.356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85" calcext:value-type="float">
            <text:p>2.35685</text:p>
          </table:table-cell>
          <table:table-cell/>
          <table:table-cell table:formula="of:=IF(ISODD(ROW([.D180]));[.D1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81]));[.D181];&quot;&quot;)" office:value-type="float" office:value="2.38872" calcext:value-type="float">
            <text:p>2.388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72" calcext:value-type="float">
            <text:p>2.38872</text:p>
          </table:table-cell>
          <table:table-cell/>
          <table:table-cell table:formula="of:=IF(ISODD(ROW([.D182]));[.D1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83]));[.D183];&quot;&quot;)" office:value-type="float" office:value="2.34651" calcext:value-type="float">
            <text:p>2.346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51" calcext:value-type="float">
            <text:p>2.34651</text:p>
          </table:table-cell>
          <table:table-cell/>
          <table:table-cell table:formula="of:=IF(ISODD(ROW([.D184]));[.D1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85]));[.D185];&quot;&quot;)" office:value-type="float" office:value="2.34533" calcext:value-type="float">
            <text:p>2.345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533" calcext:value-type="float">
            <text:p>2.34533</text:p>
          </table:table-cell>
          <table:table-cell/>
          <table:table-cell table:formula="of:=IF(ISODD(ROW([.D186]));[.D1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87]));[.D187];&quot;&quot;)" office:value-type="float" office:value="2.37397" calcext:value-type="float">
            <text:p>2.373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397" calcext:value-type="float">
            <text:p>2.37397</text:p>
          </table:table-cell>
          <table:table-cell/>
          <table:table-cell table:formula="of:=IF(ISODD(ROW([.D188]));[.D1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89]));[.D189];&quot;&quot;)" office:value-type="float" office:value="2.40483" calcext:value-type="float">
            <text:p>2.404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83" calcext:value-type="float">
            <text:p>2.40483</text:p>
          </table:table-cell>
          <table:table-cell/>
          <table:table-cell table:formula="of:=IF(ISODD(ROW([.D190]));[.D1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1]));[.D191];&quot;&quot;)" office:value-type="float" office:value="2.36506" calcext:value-type="float">
            <text:p>2.365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06" calcext:value-type="float">
            <text:p>2.36506</text:p>
          </table:table-cell>
          <table:table-cell/>
          <table:table-cell table:formula="of:=IF(ISODD(ROW([.D192]));[.D1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3]));[.D193];&quot;&quot;)" office:value-type="float" office:value="2.36471" calcext:value-type="float">
            <text:p>2.364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71" calcext:value-type="float">
            <text:p>2.36471</text:p>
          </table:table-cell>
          <table:table-cell/>
          <table:table-cell table:formula="of:=IF(ISODD(ROW([.D194]));[.D1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5]));[.D195];&quot;&quot;)" office:value-type="float" office:value="2.41948" calcext:value-type="float">
            <text:p>2.419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48" calcext:value-type="float">
            <text:p>2.41948</text:p>
          </table:table-cell>
          <table:table-cell/>
          <table:table-cell table:formula="of:=IF(ISODD(ROW([.D196]));[.D1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7]));[.D197];&quot;&quot;)" office:value-type="float" office:value="2.45036" calcext:value-type="float">
            <text:p>2.450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36" calcext:value-type="float">
            <text:p>2.45036</text:p>
          </table:table-cell>
          <table:table-cell/>
          <table:table-cell table:formula="of:=IF(ISODD(ROW([.D198]));[.D1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199]));[.D199];&quot;&quot;)" office:value-type="float" office:value="2.40882" calcext:value-type="float">
            <text:p>2.408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82" calcext:value-type="float">
            <text:p>2.40882</text:p>
          </table:table-cell>
          <table:table-cell/>
          <table:table-cell table:formula="of:=IF(ISODD(ROW([.D200]));[.D2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ODD(ROW([.D201]));[.D201];&quot;&quot;)" office:value-type="float" office:value="2.41105" calcext:value-type="float">
            <text:p>2.411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05" calcext:value-type="float">
            <text:p>2.41105</text:p>
          </table:table-cell>
          <table:table-cell/>
          <table:table-cell table:formula="of:=IF(ISODD(ROW([.D202]));[.D2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03]));[.D203];&quot;&quot;)" office:value-type="float" office:value="2.40017" calcext:value-type="float">
            <text:p>2.400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17" calcext:value-type="float">
            <text:p>2.40017</text:p>
          </table:table-cell>
          <table:table-cell/>
          <table:table-cell table:formula="of:=IF(ISODD(ROW([.D204]));[.D2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05]));[.D205];&quot;&quot;)" office:value-type="float" office:value="2.431" calcext:value-type="float">
            <text:p>2.43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" calcext:value-type="float">
            <text:p>2.431</text:p>
          </table:table-cell>
          <table:table-cell/>
          <table:table-cell table:formula="of:=IF(ISODD(ROW([.D206]));[.D2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07]));[.D207];&quot;&quot;)" office:value-type="float" office:value="2.38967" calcext:value-type="float">
            <text:p>2.389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67" calcext:value-type="float">
            <text:p>2.38967</text:p>
          </table:table-cell>
          <table:table-cell/>
          <table:table-cell table:formula="of:=IF(ISODD(ROW([.D208]));[.D2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09]));[.D209];&quot;&quot;)" office:value-type="float" office:value="2.39052" calcext:value-type="float">
            <text:p>2.390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52" calcext:value-type="float">
            <text:p>2.39052</text:p>
          </table:table-cell>
          <table:table-cell/>
          <table:table-cell table:formula="of:=IF(ISODD(ROW([.D210]));[.D2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11]));[.D211];&quot;&quot;)" office:value-type="float" office:value="2.47868" calcext:value-type="float">
            <text:p>2.478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68" calcext:value-type="float">
            <text:p>2.47868</text:p>
          </table:table-cell>
          <table:table-cell/>
          <table:table-cell table:formula="of:=IF(ISODD(ROW([.D212]));[.D2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13]));[.D213];&quot;&quot;)" office:value-type="float" office:value="2.5092" calcext:value-type="float">
            <text:p>2.50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2" calcext:value-type="float">
            <text:p>2.5092</text:p>
          </table:table-cell>
          <table:table-cell/>
          <table:table-cell table:formula="of:=IF(ISODD(ROW([.D214]));[.D2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15]));[.D215];&quot;&quot;)" office:value-type="float" office:value="2.466" calcext:value-type="float">
            <text:p>2.4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" calcext:value-type="float">
            <text:p>2.466</text:p>
          </table:table-cell>
          <table:table-cell/>
          <table:table-cell table:formula="of:=IF(ISODD(ROW([.D216]));[.D2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17]));[.D217];&quot;&quot;)" office:value-type="float" office:value="2.46833" calcext:value-type="float">
            <text:p>2.468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33" calcext:value-type="float">
            <text:p>2.46833</text:p>
          </table:table-cell>
          <table:table-cell/>
          <table:table-cell table:formula="of:=IF(ISODD(ROW([.D218]));[.D2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19]));[.D219];&quot;&quot;)" office:value-type="float" office:value="2.35694" calcext:value-type="float">
            <text:p>2.356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94" calcext:value-type="float">
            <text:p>2.35694</text:p>
          </table:table-cell>
          <table:table-cell/>
          <table:table-cell table:formula="of:=IF(ISODD(ROW([.D220]));[.D2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21]));[.D221];&quot;&quot;)" office:value-type="float" office:value="2.38855" calcext:value-type="float">
            <text:p>2.388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55" calcext:value-type="float">
            <text:p>2.38855</text:p>
          </table:table-cell>
          <table:table-cell/>
          <table:table-cell table:formula="of:=IF(ISODD(ROW([.D222]));[.D2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23]));[.D223];&quot;&quot;)" office:value-type="float" office:value="2.34634" calcext:value-type="float">
            <text:p>2.346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34" calcext:value-type="float">
            <text:p>2.34634</text:p>
          </table:table-cell>
          <table:table-cell/>
          <table:table-cell table:formula="of:=IF(ISODD(ROW([.D224]));[.D2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25]));[.D225];&quot;&quot;)" office:value-type="float" office:value="2.34519" calcext:value-type="float">
            <text:p>2.345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519" calcext:value-type="float">
            <text:p>2.34519</text:p>
          </table:table-cell>
          <table:table-cell/>
          <table:table-cell table:formula="of:=IF(ISODD(ROW([.D226]));[.D2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27]));[.D227];&quot;&quot;)" office:value-type="float" office:value="2.37411" calcext:value-type="float">
            <text:p>2.3741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11" calcext:value-type="float">
            <text:p>2.37411</text:p>
          </table:table-cell>
          <table:table-cell/>
          <table:table-cell table:formula="of:=IF(ISODD(ROW([.D228]));[.D2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29]));[.D229];&quot;&quot;)" office:value-type="float" office:value="2.40472" calcext:value-type="float">
            <text:p>2.404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72" calcext:value-type="float">
            <text:p>2.40472</text:p>
          </table:table-cell>
          <table:table-cell/>
          <table:table-cell table:formula="of:=IF(ISODD(ROW([.D230]));[.D2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31]));[.D231];&quot;&quot;)" office:value-type="float" office:value="2.36495" calcext:value-type="float">
            <text:p>2.364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95" calcext:value-type="float">
            <text:p>2.36495</text:p>
          </table:table-cell>
          <table:table-cell/>
          <table:table-cell table:formula="of:=IF(ISODD(ROW([.D232]));[.D2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33]));[.D233];&quot;&quot;)" office:value-type="float" office:value="2.36462" calcext:value-type="float">
            <text:p>2.364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62" calcext:value-type="float">
            <text:p>2.36462</text:p>
          </table:table-cell>
          <table:table-cell/>
          <table:table-cell table:formula="of:=IF(ISODD(ROW([.D234]));[.D2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35]));[.D235];&quot;&quot;)" office:value-type="float" office:value="2.41944" calcext:value-type="float">
            <text:p>2.419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44" calcext:value-type="float">
            <text:p>2.41944</text:p>
          </table:table-cell>
          <table:table-cell/>
          <table:table-cell table:formula="of:=IF(ISODD(ROW([.D236]));[.D2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37]));[.D237];&quot;&quot;)" office:value-type="float" office:value="2.45006" calcext:value-type="float">
            <text:p>2.450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06" calcext:value-type="float">
            <text:p>2.45006</text:p>
          </table:table-cell>
          <table:table-cell/>
          <table:table-cell table:formula="of:=IF(ISODD(ROW([.D238]));[.D2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39]));[.D239];&quot;&quot;)" office:value-type="float" office:value="2.40852" calcext:value-type="float">
            <text:p>2.408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52" calcext:value-type="float">
            <text:p>2.40852</text:p>
          </table:table-cell>
          <table:table-cell/>
          <table:table-cell table:formula="of:=IF(ISODD(ROW([.D240]));[.D2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41]));[.D241];&quot;&quot;)" office:value-type="float" office:value="2.41078" calcext:value-type="float">
            <text:p>2.410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78" calcext:value-type="float">
            <text:p>2.41078</text:p>
          </table:table-cell>
          <table:table-cell/>
          <table:table-cell table:formula="of:=IF(ISODD(ROW([.D242]));[.D2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43]));[.D243];&quot;&quot;)" office:value-type="float" office:value="2.4088" calcext:value-type="float">
            <text:p>2.408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8" calcext:value-type="float">
            <text:p>2.4088</text:p>
          </table:table-cell>
          <table:table-cell/>
          <table:table-cell table:formula="of:=IF(ISODD(ROW([.D244]));[.D2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45]));[.D245];&quot;&quot;)" office:value-type="float" office:value="2.43982" calcext:value-type="float">
            <text:p>2.439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82" calcext:value-type="float">
            <text:p>2.43982</text:p>
          </table:table-cell>
          <table:table-cell/>
          <table:table-cell table:formula="of:=IF(ISODD(ROW([.D246]));[.D2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47]));[.D247];&quot;&quot;)" office:value-type="float" office:value="2.39856" calcext:value-type="float">
            <text:p>2.398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6" calcext:value-type="float">
            <text:p>2.39856</text:p>
          </table:table-cell>
          <table:table-cell/>
          <table:table-cell table:formula="of:=IF(ISODD(ROW([.D248]));[.D2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49]));[.D249];&quot;&quot;)" office:value-type="float" office:value="2.39942" calcext:value-type="float">
            <text:p>2.399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42" calcext:value-type="float">
            <text:p>2.39942</text:p>
          </table:table-cell>
          <table:table-cell/>
          <table:table-cell table:formula="of:=IF(ISODD(ROW([.D250]));[.D2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51]));[.D251];&quot;&quot;)" office:value-type="float" office:value="2.48774" calcext:value-type="float">
            <text:p>2.487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774" calcext:value-type="float">
            <text:p>2.48774</text:p>
          </table:table-cell>
          <table:table-cell/>
          <table:table-cell table:formula="of:=IF(ISODD(ROW([.D252]));[.D2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53]));[.D253];&quot;&quot;)" office:value-type="float" office:value="2.51852" calcext:value-type="float">
            <text:p>2.518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52" calcext:value-type="float">
            <text:p>2.51852</text:p>
          </table:table-cell>
          <table:table-cell/>
          <table:table-cell table:formula="of:=IF(ISODD(ROW([.D254]));[.D2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55]));[.D255];&quot;&quot;)" office:value-type="float" office:value="2.47539" calcext:value-type="float">
            <text:p>2.475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39" calcext:value-type="float">
            <text:p>2.47539</text:p>
          </table:table-cell>
          <table:table-cell/>
          <table:table-cell table:formula="of:=IF(ISODD(ROW([.D256]));[.D2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57]));[.D257];&quot;&quot;)" office:value-type="float" office:value="2.47772" calcext:value-type="float">
            <text:p>2.477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772" calcext:value-type="float">
            <text:p>2.47772</text:p>
          </table:table-cell>
          <table:table-cell/>
          <table:table-cell table:formula="of:=IF(ISODD(ROW([.D258]));[.D2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59]));[.D259];&quot;&quot;)" office:value-type="float" office:value="2.36569" calcext:value-type="float">
            <text:p>2.365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69" calcext:value-type="float">
            <text:p>2.36569</text:p>
          </table:table-cell>
          <table:table-cell/>
          <table:table-cell table:formula="of:=IF(ISODD(ROW([.D260]));[.D2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61]));[.D261];&quot;&quot;)" office:value-type="float" office:value="2.39752" calcext:value-type="float">
            <text:p>2.397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2" calcext:value-type="float">
            <text:p>2.39752</text:p>
          </table:table-cell>
          <table:table-cell/>
          <table:table-cell table:formula="of:=IF(ISODD(ROW([.D262]));[.D2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63]));[.D263];&quot;&quot;)" office:value-type="float" office:value="2.35538" calcext:value-type="float">
            <text:p>2.355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38" calcext:value-type="float">
            <text:p>2.35538</text:p>
          </table:table-cell>
          <table:table-cell/>
          <table:table-cell table:formula="of:=IF(ISODD(ROW([.D264]));[.D2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65]));[.D265];&quot;&quot;)" office:value-type="float" office:value="2.35424" calcext:value-type="float">
            <text:p>2.354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24" calcext:value-type="float">
            <text:p>2.35424</text:p>
          </table:table-cell>
          <table:table-cell/>
          <table:table-cell table:formula="of:=IF(ISODD(ROW([.D266]));[.D2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67]));[.D267];&quot;&quot;)" office:value-type="float" office:value="2.38339" calcext:value-type="float">
            <text:p>2.383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39" calcext:value-type="float">
            <text:p>2.38339</text:p>
          </table:table-cell>
          <table:table-cell/>
          <table:table-cell table:formula="of:=IF(ISODD(ROW([.D268]));[.D2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69]));[.D269];&quot;&quot;)" office:value-type="float" office:value="2.41422" calcext:value-type="float">
            <text:p>2.414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22" calcext:value-type="float">
            <text:p>2.41422</text:p>
          </table:table-cell>
          <table:table-cell/>
          <table:table-cell table:formula="of:=IF(ISODD(ROW([.D270]));[.D2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71]));[.D271];&quot;&quot;)" office:value-type="float" office:value="2.37452" calcext:value-type="float">
            <text:p>2.374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52" calcext:value-type="float">
            <text:p>2.37452</text:p>
          </table:table-cell>
          <table:table-cell/>
          <table:table-cell table:formula="of:=IF(ISODD(ROW([.D272]));[.D2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73]));[.D273];&quot;&quot;)" office:value-type="float" office:value="2.3742" calcext:value-type="float">
            <text:p>2.37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2" calcext:value-type="float">
            <text:p>2.3742</text:p>
          </table:table-cell>
          <table:table-cell/>
          <table:table-cell table:formula="of:=IF(ISODD(ROW([.D274]));[.D2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75]));[.D275];&quot;&quot;)" office:value-type="float" office:value="2.4287" calcext:value-type="float">
            <text:p>2.42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7" calcext:value-type="float">
            <text:p>2.4287</text:p>
          </table:table-cell>
          <table:table-cell/>
          <table:table-cell table:formula="of:=IF(ISODD(ROW([.D276]));[.D2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77]));[.D277];&quot;&quot;)" office:value-type="float" office:value="2.45954" calcext:value-type="float">
            <text:p>2.459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54" calcext:value-type="float">
            <text:p>2.45954</text:p>
          </table:table-cell>
          <table:table-cell/>
          <table:table-cell table:formula="of:=IF(ISODD(ROW([.D278]));[.D2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79]));[.D279];&quot;&quot;)" office:value-type="float" office:value="2.41809" calcext:value-type="float">
            <text:p>2.418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9" calcext:value-type="float">
            <text:p>2.41809</text:p>
          </table:table-cell>
          <table:table-cell/>
          <table:table-cell table:formula="of:=IF(ISODD(ROW([.D280]));[.D2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81]));[.D281];&quot;&quot;)" office:value-type="float" office:value="2.42035" calcext:value-type="float">
            <text:p>2.420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35" calcext:value-type="float">
            <text:p>2.42035</text:p>
          </table:table-cell>
          <table:table-cell/>
          <table:table-cell table:formula="of:=IF(ISODD(ROW([.D282]));[.D2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83]));[.D283];&quot;&quot;)" office:value-type="float" office:value="2.41051" calcext:value-type="float">
            <text:p>2.410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51" calcext:value-type="float">
            <text:p>2.41051</text:p>
          </table:table-cell>
          <table:table-cell/>
          <table:table-cell table:formula="of:=IF(ISODD(ROW([.D284]));[.D2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85]));[.D285];&quot;&quot;)" office:value-type="float" office:value="2.44179" calcext:value-type="float">
            <text:p>2.4417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179" calcext:value-type="float">
            <text:p>2.44179</text:p>
          </table:table-cell>
          <table:table-cell/>
          <table:table-cell table:formula="of:=IF(ISODD(ROW([.D286]));[.D2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87]));[.D287];&quot;&quot;)" office:value-type="float" office:value="2.40036" calcext:value-type="float">
            <text:p>2.400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36" calcext:value-type="float">
            <text:p>2.40036</text:p>
          </table:table-cell>
          <table:table-cell/>
          <table:table-cell table:formula="of:=IF(ISODD(ROW([.D288]));[.D2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89]));[.D289];&quot;&quot;)" office:value-type="float" office:value="2.40101" calcext:value-type="float">
            <text:p>2.401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01" calcext:value-type="float">
            <text:p>2.40101</text:p>
          </table:table-cell>
          <table:table-cell/>
          <table:table-cell table:formula="of:=IF(ISODD(ROW([.D290]));[.D2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91]));[.D291];&quot;&quot;)" office:value-type="float" office:value="2.49079" calcext:value-type="float">
            <text:p>2.4907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079" calcext:value-type="float">
            <text:p>2.49079</text:p>
          </table:table-cell>
          <table:table-cell/>
          <table:table-cell table:formula="of:=IF(ISODD(ROW([.D292]));[.D2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93]));[.D293];&quot;&quot;)" office:value-type="float" office:value="2.52183" calcext:value-type="float">
            <text:p>2.521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183" calcext:value-type="float">
            <text:p>2.52183</text:p>
          </table:table-cell>
          <table:table-cell/>
          <table:table-cell table:formula="of:=IF(ISODD(ROW([.D294]));[.D2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95]));[.D295];&quot;&quot;)" office:value-type="float" office:value="2.47853" calcext:value-type="float">
            <text:p>2.478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53" calcext:value-type="float">
            <text:p>2.47853</text:p>
          </table:table-cell>
          <table:table-cell/>
          <table:table-cell table:formula="of:=IF(ISODD(ROW([.D296]));[.D2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97]));[.D297];&quot;&quot;)" office:value-type="float" office:value="2.48066" calcext:value-type="float">
            <text:p>2.480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66" calcext:value-type="float">
            <text:p>2.48066</text:p>
          </table:table-cell>
          <table:table-cell/>
          <table:table-cell table:formula="of:=IF(ISODD(ROW([.D298]));[.D2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299]));[.D299];&quot;&quot;)" office:value-type="float" office:value="2.36765" calcext:value-type="float">
            <text:p>2.367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65" calcext:value-type="float">
            <text:p>2.36765</text:p>
          </table:table-cell>
          <table:table-cell/>
          <table:table-cell table:formula="of:=IF(ISODD(ROW([.D300]));[.D3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01]));[.D301];&quot;&quot;)" office:value-type="float" office:value="2.39975" calcext:value-type="float">
            <text:p>2.399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75" calcext:value-type="float">
            <text:p>2.39975</text:p>
          </table:table-cell>
          <table:table-cell/>
          <table:table-cell table:formula="of:=IF(ISODD(ROW([.D302]));[.D3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03]));[.D303];&quot;&quot;)" office:value-type="float" office:value="2.35743" calcext:value-type="float">
            <text:p>2.357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43" calcext:value-type="float">
            <text:p>2.35743</text:p>
          </table:table-cell>
          <table:table-cell/>
          <table:table-cell table:formula="of:=IF(ISODD(ROW([.D304]));[.D3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05]));[.D305];&quot;&quot;)" office:value-type="float" office:value="2.35609" calcext:value-type="float">
            <text:p>2.356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09" calcext:value-type="float">
            <text:p>2.35609</text:p>
          </table:table-cell>
          <table:table-cell/>
          <table:table-cell table:formula="of:=IF(ISODD(ROW([.D306]));[.D3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07]));[.D307];&quot;&quot;)" office:value-type="float" office:value="2.384" calcext:value-type="float">
            <text:p>2.3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" calcext:value-type="float">
            <text:p>2.384</text:p>
          </table:table-cell>
          <table:table-cell/>
          <table:table-cell table:formula="of:=IF(ISODD(ROW([.D308]));[.D3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09]));[.D309];&quot;&quot;)" office:value-type="float" office:value="2.41509" calcext:value-type="float">
            <text:p>2.41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09" calcext:value-type="float">
            <text:p>2.41509</text:p>
          </table:table-cell>
          <table:table-cell/>
          <table:table-cell table:formula="of:=IF(ISODD(ROW([.D310]));[.D3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11]));[.D311];&quot;&quot;)" office:value-type="float" office:value="2.37522" calcext:value-type="float">
            <text:p>2.375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22" calcext:value-type="float">
            <text:p>2.37522</text:p>
          </table:table-cell>
          <table:table-cell/>
          <table:table-cell table:formula="of:=IF(ISODD(ROW([.D312]));[.D3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13]));[.D313];&quot;&quot;)" office:value-type="float" office:value="2.3747" calcext:value-type="float">
            <text:p>2.37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7" calcext:value-type="float">
            <text:p>2.3747</text:p>
          </table:table-cell>
          <table:table-cell/>
          <table:table-cell table:formula="of:=IF(ISODD(ROW([.D314]));[.D3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15]));[.D315];&quot;&quot;)" office:value-type="float" office:value="2.43053" calcext:value-type="float">
            <text:p>2.430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53" calcext:value-type="float">
            <text:p>2.43053</text:p>
          </table:table-cell>
          <table:table-cell/>
          <table:table-cell table:formula="of:=IF(ISODD(ROW([.D316]));[.D3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17]));[.D317];&quot;&quot;)" office:value-type="float" office:value="2.46164" calcext:value-type="float">
            <text:p>2.461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64" calcext:value-type="float">
            <text:p>2.46164</text:p>
          </table:table-cell>
          <table:table-cell/>
          <table:table-cell table:formula="of:=IF(ISODD(ROW([.D318]));[.D3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19]));[.D319];&quot;&quot;)" office:value-type="float" office:value="2.42001" calcext:value-type="float">
            <text:p>2.420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01" calcext:value-type="float">
            <text:p>2.42001</text:p>
          </table:table-cell>
          <table:table-cell/>
          <table:table-cell table:formula="of:=IF(ISODD(ROW([.D320]));[.D3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21]));[.D321];&quot;&quot;)" office:value-type="float" office:value="2.42207" calcext:value-type="float">
            <text:p>2.422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207" calcext:value-type="float">
            <text:p>2.42207</text:p>
          </table:table-cell>
          <table:table-cell/>
          <table:table-cell table:formula="of:=IF(ISODD(ROW([.D322]));[.D3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23]));[.D323];&quot;&quot;)" office:value-type="float" office:value="2.4093" calcext:value-type="float">
            <text:p>2.40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3" calcext:value-type="float">
            <text:p>2.4093</text:p>
          </table:table-cell>
          <table:table-cell/>
          <table:table-cell table:formula="of:=IF(ISODD(ROW([.D324]));[.D3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25]));[.D325];&quot;&quot;)" office:value-type="float" office:value="2.44047" calcext:value-type="float">
            <text:p>2.440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47" calcext:value-type="float">
            <text:p>2.44047</text:p>
          </table:table-cell>
          <table:table-cell/>
          <table:table-cell table:formula="of:=IF(ISODD(ROW([.D326]));[.D3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27]));[.D327];&quot;&quot;)" office:value-type="float" office:value="2.39915" calcext:value-type="float">
            <text:p>2.3991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5" calcext:value-type="float">
            <text:p>2.39915</text:p>
          </table:table-cell>
          <table:table-cell/>
          <table:table-cell table:formula="of:=IF(ISODD(ROW([.D328]));[.D3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29]));[.D329];&quot;&quot;)" office:value-type="float" office:value="2.40003" calcext:value-type="float">
            <text:p>2.400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03" calcext:value-type="float">
            <text:p>2.40003</text:p>
          </table:table-cell>
          <table:table-cell/>
          <table:table-cell table:formula="of:=IF(ISODD(ROW([.D330]));[.D3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1]));[.D331];&quot;&quot;)" office:value-type="float" office:value="2.48869" calcext:value-type="float">
            <text:p>2.488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69" calcext:value-type="float">
            <text:p>2.48869</text:p>
          </table:table-cell>
          <table:table-cell/>
          <table:table-cell table:formula="of:=IF(ISODD(ROW([.D332]));[.D3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3]));[.D333];&quot;&quot;)" office:value-type="float" office:value="2.51962" calcext:value-type="float">
            <text:p>2.519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962" calcext:value-type="float">
            <text:p>2.51962</text:p>
          </table:table-cell>
          <table:table-cell/>
          <table:table-cell table:formula="of:=IF(ISODD(ROW([.D334]));[.D3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5]));[.D335];&quot;&quot;)" office:value-type="float" office:value="2.47643" calcext:value-type="float">
            <text:p>2.476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43" calcext:value-type="float">
            <text:p>2.47643</text:p>
          </table:table-cell>
          <table:table-cell/>
          <table:table-cell table:formula="of:=IF(ISODD(ROW([.D336]));[.D3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7]));[.D337];&quot;&quot;)" office:value-type="float" office:value="2.47879" calcext:value-type="float">
            <text:p>2.4787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79" calcext:value-type="float">
            <text:p>2.47879</text:p>
          </table:table-cell>
          <table:table-cell/>
          <table:table-cell table:formula="of:=IF(ISODD(ROW([.D338]));[.D3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39]));[.D339];&quot;&quot;)" office:value-type="float" office:value="2.3676" calcext:value-type="float">
            <text:p>2.36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6" calcext:value-type="float">
            <text:p>2.3676</text:p>
          </table:table-cell>
          <table:table-cell/>
          <table:table-cell table:formula="of:=IF(ISODD(ROW([.D340]));[.D3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41]));[.D341];&quot;&quot;)" office:value-type="float" office:value="2.39959" calcext:value-type="float">
            <text:p>2.399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59" calcext:value-type="float">
            <text:p>2.39959</text:p>
          </table:table-cell>
          <table:table-cell/>
          <table:table-cell table:formula="of:=IF(ISODD(ROW([.D342]));[.D3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43]));[.D343];&quot;&quot;)" office:value-type="float" office:value="2.35739" calcext:value-type="float">
            <text:p>2.357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39" calcext:value-type="float">
            <text:p>2.35739</text:p>
          </table:table-cell>
          <table:table-cell/>
          <table:table-cell table:formula="of:=IF(ISODD(ROW([.D344]));[.D3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45]));[.D345];&quot;&quot;)" office:value-type="float" office:value="2.35625" calcext:value-type="float">
            <text:p>2.356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25" calcext:value-type="float">
            <text:p>2.35625</text:p>
          </table:table-cell>
          <table:table-cell/>
          <table:table-cell table:formula="of:=IF(ISODD(ROW([.D346]));[.D3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47]));[.D347];&quot;&quot;)" office:value-type="float" office:value="2.38369" calcext:value-type="float">
            <text:p>2.383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69" calcext:value-type="float">
            <text:p>2.38369</text:p>
          </table:table-cell>
          <table:table-cell/>
          <table:table-cell table:formula="of:=IF(ISODD(ROW([.D348]));[.D3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49]));[.D349];&quot;&quot;)" office:value-type="float" office:value="2.41466" calcext:value-type="float">
            <text:p>2.414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66" calcext:value-type="float">
            <text:p>2.41466</text:p>
          </table:table-cell>
          <table:table-cell/>
          <table:table-cell table:formula="of:=IF(ISODD(ROW([.D350]));[.D3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51]));[.D351];&quot;&quot;)" office:value-type="float" office:value="2.37491" calcext:value-type="float">
            <text:p>2.374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91" calcext:value-type="float">
            <text:p>2.37491</text:p>
          </table:table-cell>
          <table:table-cell/>
          <table:table-cell table:formula="of:=IF(ISODD(ROW([.D352]));[.D3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53]));[.D353];&quot;&quot;)" office:value-type="float" office:value="2.37459" calcext:value-type="float">
            <text:p>2.374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59" calcext:value-type="float">
            <text:p>2.37459</text:p>
          </table:table-cell>
          <table:table-cell/>
          <table:table-cell table:formula="of:=IF(ISODD(ROW([.D354]));[.D3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55]));[.D355];&quot;&quot;)" office:value-type="float" office:value="2.42854" calcext:value-type="float">
            <text:p>2.428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4" calcext:value-type="float">
            <text:p>2.42854</text:p>
          </table:table-cell>
          <table:table-cell/>
          <table:table-cell table:formula="of:=IF(ISODD(ROW([.D356]));[.D3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57]));[.D357];&quot;&quot;)" office:value-type="float" office:value="2.45953" calcext:value-type="float">
            <text:p>2.459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53" calcext:value-type="float">
            <text:p>2.45953</text:p>
          </table:table-cell>
          <table:table-cell/>
          <table:table-cell table:formula="of:=IF(ISODD(ROW([.D358]));[.D3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59]));[.D359];&quot;&quot;)" office:value-type="float" office:value="2.41802" calcext:value-type="float">
            <text:p>2.4180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2" calcext:value-type="float">
            <text:p>2.41802</text:p>
          </table:table-cell>
          <table:table-cell/>
          <table:table-cell table:formula="of:=IF(ISODD(ROW([.D360]));[.D3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61]));[.D361];&quot;&quot;)" office:value-type="float" office:value="2.4203" calcext:value-type="float">
            <text:p>2.42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3" calcext:value-type="float">
            <text:p>2.4203</text:p>
          </table:table-cell>
          <table:table-cell/>
          <table:table-cell table:formula="of:=IF(ISODD(ROW([.D362]));[.D3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63]));[.D363];&quot;&quot;)" office:value-type="float" office:value="2.4038" calcext:value-type="float">
            <text:p>2.40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8" calcext:value-type="float">
            <text:p>2.4038</text:p>
          </table:table-cell>
          <table:table-cell/>
          <table:table-cell table:formula="of:=IF(ISODD(ROW([.D364]));[.D3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65]));[.D365];&quot;&quot;)" office:value-type="float" office:value="2.43496" calcext:value-type="float">
            <text:p>2.4349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496" calcext:value-type="float">
            <text:p>2.43496</text:p>
          </table:table-cell>
          <table:table-cell/>
          <table:table-cell table:formula="of:=IF(ISODD(ROW([.D366]));[.D3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67]));[.D367];&quot;&quot;)" office:value-type="float" office:value="2.39365" calcext:value-type="float">
            <text:p>2.393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65" calcext:value-type="float">
            <text:p>2.39365</text:p>
          </table:table-cell>
          <table:table-cell/>
          <table:table-cell table:formula="of:=IF(ISODD(ROW([.D368]));[.D3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69]));[.D369];&quot;&quot;)" office:value-type="float" office:value="2.39449" calcext:value-type="float">
            <text:p>2.394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49" calcext:value-type="float">
            <text:p>2.39449</text:p>
          </table:table-cell>
          <table:table-cell/>
          <table:table-cell table:formula="of:=IF(ISODD(ROW([.D370]));[.D3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71]));[.D371];&quot;&quot;)" office:value-type="float" office:value="2.48303" calcext:value-type="float">
            <text:p>2.483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03" calcext:value-type="float">
            <text:p>2.48303</text:p>
          </table:table-cell>
          <table:table-cell/>
          <table:table-cell table:formula="of:=IF(ISODD(ROW([.D372]));[.D3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73]));[.D373];&quot;&quot;)" office:value-type="float" office:value="2.51395" calcext:value-type="float">
            <text:p>2.513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395" calcext:value-type="float">
            <text:p>2.51395</text:p>
          </table:table-cell>
          <table:table-cell/>
          <table:table-cell table:formula="of:=IF(ISODD(ROW([.D374]));[.D3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75]));[.D375];&quot;&quot;)" office:value-type="float" office:value="2.47077" calcext:value-type="float">
            <text:p>2.4707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77" calcext:value-type="float">
            <text:p>2.47077</text:p>
          </table:table-cell>
          <table:table-cell/>
          <table:table-cell table:formula="of:=IF(ISODD(ROW([.D376]));[.D3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77]));[.D377];&quot;&quot;)" office:value-type="float" office:value="2.47308" calcext:value-type="float">
            <text:p>2.473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08" calcext:value-type="float">
            <text:p>2.47308</text:p>
          </table:table-cell>
          <table:table-cell/>
          <table:table-cell table:formula="of:=IF(ISODD(ROW([.D378]));[.D3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79]));[.D379];&quot;&quot;)" office:value-type="float" office:value="2.36123" calcext:value-type="float">
            <text:p>2.361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123" calcext:value-type="float">
            <text:p>2.36123</text:p>
          </table:table-cell>
          <table:table-cell/>
          <table:table-cell table:formula="of:=IF(ISODD(ROW([.D380]));[.D3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81]));[.D381];&quot;&quot;)" office:value-type="float" office:value="2.39321" calcext:value-type="float">
            <text:p>2.393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21" calcext:value-type="float">
            <text:p>2.39321</text:p>
          </table:table-cell>
          <table:table-cell/>
          <table:table-cell table:formula="of:=IF(ISODD(ROW([.D382]));[.D3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83]));[.D383];&quot;&quot;)" office:value-type="float" office:value="2.35102" calcext:value-type="float">
            <text:p>2.3510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02" calcext:value-type="float">
            <text:p>2.35102</text:p>
          </table:table-cell>
          <table:table-cell/>
          <table:table-cell table:formula="of:=IF(ISODD(ROW([.D384]));[.D3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85]));[.D385];&quot;&quot;)" office:value-type="float" office:value="2.34985" calcext:value-type="float">
            <text:p>2.349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985" calcext:value-type="float">
            <text:p>2.34985</text:p>
          </table:table-cell>
          <table:table-cell/>
          <table:table-cell table:formula="of:=IF(ISODD(ROW([.D386]));[.D3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87]));[.D387];&quot;&quot;)" office:value-type="float" office:value="2.3786" calcext:value-type="float">
            <text:p>2.378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6" calcext:value-type="float">
            <text:p>2.3786</text:p>
          </table:table-cell>
          <table:table-cell/>
          <table:table-cell table:formula="of:=IF(ISODD(ROW([.D388]));[.D3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89]));[.D389];&quot;&quot;)" office:value-type="float" office:value="2.40958" calcext:value-type="float">
            <text:p>2.409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58" calcext:value-type="float">
            <text:p>2.40958</text:p>
          </table:table-cell>
          <table:table-cell/>
          <table:table-cell table:formula="of:=IF(ISODD(ROW([.D390]));[.D3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1]));[.D391];&quot;&quot;)" office:value-type="float" office:value="2.36983" calcext:value-type="float">
            <text:p>2.369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83" calcext:value-type="float">
            <text:p>2.36983</text:p>
          </table:table-cell>
          <table:table-cell/>
          <table:table-cell table:formula="of:=IF(ISODD(ROW([.D392]));[.D3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3]));[.D393];&quot;&quot;)" office:value-type="float" office:value="2.36949" calcext:value-type="float">
            <text:p>2.369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49" calcext:value-type="float">
            <text:p>2.36949</text:p>
          </table:table-cell>
          <table:table-cell/>
          <table:table-cell table:formula="of:=IF(ISODD(ROW([.D394]));[.D3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5]));[.D395];&quot;&quot;)" office:value-type="float" office:value="2.4241" calcext:value-type="float">
            <text:p>2.42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41" calcext:value-type="float">
            <text:p>2.4241</text:p>
          </table:table-cell>
          <table:table-cell/>
          <table:table-cell table:formula="of:=IF(ISODD(ROW([.D396]));[.D3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7]));[.D397];&quot;&quot;)" office:value-type="float" office:value="2.45509" calcext:value-type="float">
            <text:p>2.45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09" calcext:value-type="float">
            <text:p>2.45509</text:p>
          </table:table-cell>
          <table:table-cell/>
          <table:table-cell table:formula="of:=IF(ISODD(ROW([.D398]));[.D3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399]));[.D399];&quot;&quot;)" office:value-type="float" office:value="2.41359" calcext:value-type="float">
            <text:p>2.413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9" calcext:value-type="float">
            <text:p>2.41359</text:p>
          </table:table-cell>
          <table:table-cell/>
          <table:table-cell table:formula="of:=IF(ISODD(ROW([.D400]));[.D4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ISODD(ROW([.D401]));[.D401];&quot;&quot;)" office:value-type="float" office:value="2.41583" calcext:value-type="float">
            <text:p>2.415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83" calcext:value-type="float">
            <text:p>2.41583</text:p>
          </table:table-cell>
          <table:table-cell/>
          <table:table-cell table:formula="of:=IF(ISODD(ROW([.D402]));[.D4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03]));[.D403];&quot;&quot;)" office:value-type="float" office:value="2.4016" calcext:value-type="float">
            <text:p>2.40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6" calcext:value-type="float">
            <text:p>2.4016</text:p>
          </table:table-cell>
          <table:table-cell/>
          <table:table-cell table:formula="of:=IF(ISODD(ROW([.D404]));[.D4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05]));[.D405];&quot;&quot;)" office:value-type="float" office:value="2.43258" calcext:value-type="float">
            <text:p>2.432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258" calcext:value-type="float">
            <text:p>2.43258</text:p>
          </table:table-cell>
          <table:table-cell/>
          <table:table-cell table:formula="of:=IF(ISODD(ROW([.D406]));[.D4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07]));[.D407];&quot;&quot;)" office:value-type="float" office:value="2.39113" calcext:value-type="float">
            <text:p>2.391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13" calcext:value-type="float">
            <text:p>2.39113</text:p>
          </table:table-cell>
          <table:table-cell/>
          <table:table-cell table:formula="of:=IF(ISODD(ROW([.D408]));[.D4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09]));[.D409];&quot;&quot;)" office:value-type="float" office:value="2.39188" calcext:value-type="float">
            <text:p>2.3918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88" calcext:value-type="float">
            <text:p>2.39188</text:p>
          </table:table-cell>
          <table:table-cell/>
          <table:table-cell table:formula="of:=IF(ISODD(ROW([.D410]));[.D4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1]));[.D411];&quot;&quot;)" office:value-type="float" office:value="2.48074" calcext:value-type="float">
            <text:p>2.480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74" calcext:value-type="float">
            <text:p>2.48074</text:p>
          </table:table-cell>
          <table:table-cell/>
          <table:table-cell table:formula="of:=IF(ISODD(ROW([.D412]));[.D4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3]));[.D413];&quot;&quot;)" office:value-type="float" office:value="2.51141" calcext:value-type="float">
            <text:p>2.511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141" calcext:value-type="float">
            <text:p>2.51141</text:p>
          </table:table-cell>
          <table:table-cell/>
          <table:table-cell table:formula="of:=IF(ISODD(ROW([.D414]));[.D4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5]));[.D415];&quot;&quot;)" office:value-type="float" office:value="2.46809" calcext:value-type="float">
            <text:p>2.468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09" calcext:value-type="float">
            <text:p>2.46809</text:p>
          </table:table-cell>
          <table:table-cell/>
          <table:table-cell table:formula="of:=IF(ISODD(ROW([.D416]));[.D4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7]));[.D417];&quot;&quot;)" office:value-type="float" office:value="2.47031" calcext:value-type="float">
            <text:p>2.4703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31" calcext:value-type="float">
            <text:p>2.47031</text:p>
          </table:table-cell>
          <table:table-cell/>
          <table:table-cell table:formula="of:=IF(ISODD(ROW([.D418]));[.D4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19]));[.D419];&quot;&quot;)" office:value-type="float" office:value="2.35844" calcext:value-type="float">
            <text:p>2.358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44" calcext:value-type="float">
            <text:p>2.35844</text:p>
          </table:table-cell>
          <table:table-cell/>
          <table:table-cell table:formula="of:=IF(ISODD(ROW([.D420]));[.D4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21]));[.D421];&quot;&quot;)" office:value-type="float" office:value="2.39021" calcext:value-type="float">
            <text:p>2.390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21" calcext:value-type="float">
            <text:p>2.39021</text:p>
          </table:table-cell>
          <table:table-cell/>
          <table:table-cell table:formula="of:=IF(ISODD(ROW([.D422]));[.D4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23]));[.D423];&quot;&quot;)" office:value-type="float" office:value="2.34787" calcext:value-type="float">
            <text:p>2.347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87" calcext:value-type="float">
            <text:p>2.34787</text:p>
          </table:table-cell>
          <table:table-cell/>
          <table:table-cell table:formula="of:=IF(ISODD(ROW([.D424]));[.D4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25]));[.D425];&quot;&quot;)" office:value-type="float" office:value="2.34662" calcext:value-type="float">
            <text:p>2.346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62" calcext:value-type="float">
            <text:p>2.34662</text:p>
          </table:table-cell>
          <table:table-cell/>
          <table:table-cell table:formula="of:=IF(ISODD(ROW([.D426]));[.D4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27]));[.D427];&quot;&quot;)" office:value-type="float" office:value="2.375" calcext:value-type="float">
            <text:p>2.3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" calcext:value-type="float">
            <text:p>2.375</text:p>
          </table:table-cell>
          <table:table-cell/>
          <table:table-cell table:formula="of:=IF(ISODD(ROW([.D428]));[.D4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29]));[.D429];&quot;&quot;)" office:value-type="float" office:value="2.40577" calcext:value-type="float">
            <text:p>2.4057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77" calcext:value-type="float">
            <text:p>2.40577</text:p>
          </table:table-cell>
          <table:table-cell/>
          <table:table-cell table:formula="of:=IF(ISODD(ROW([.D430]));[.D4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31]));[.D431];&quot;&quot;)" office:value-type="float" office:value="2.36586" calcext:value-type="float">
            <text:p>2.3658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86" calcext:value-type="float">
            <text:p>2.36586</text:p>
          </table:table-cell>
          <table:table-cell/>
          <table:table-cell table:formula="of:=IF(ISODD(ROW([.D432]));[.D4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33]));[.D433];&quot;&quot;)" office:value-type="float" office:value="2.36544" calcext:value-type="float">
            <text:p>2.365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44" calcext:value-type="float">
            <text:p>2.36544</text:p>
          </table:table-cell>
          <table:table-cell/>
          <table:table-cell table:formula="of:=IF(ISODD(ROW([.D434]));[.D4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35]));[.D435];&quot;&quot;)" office:value-type="float" office:value="2.42092" calcext:value-type="float">
            <text:p>2.420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92" calcext:value-type="float">
            <text:p>2.42092</text:p>
          </table:table-cell>
          <table:table-cell/>
          <table:table-cell table:formula="of:=IF(ISODD(ROW([.D436]));[.D4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37]));[.D437];&quot;&quot;)" office:value-type="float" office:value="2.45169" calcext:value-type="float">
            <text:p>2.451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169" calcext:value-type="float">
            <text:p>2.45169</text:p>
          </table:table-cell>
          <table:table-cell/>
          <table:table-cell table:formula="of:=IF(ISODD(ROW([.D438]));[.D4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39]));[.D439];&quot;&quot;)" office:value-type="float" office:value="2.41003" calcext:value-type="float">
            <text:p>2.410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03" calcext:value-type="float">
            <text:p>2.41003</text:p>
          </table:table-cell>
          <table:table-cell/>
          <table:table-cell table:formula="of:=IF(ISODD(ROW([.D440]));[.D4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41]));[.D441];&quot;&quot;)" office:value-type="float" office:value="2.41219" calcext:value-type="float">
            <text:p>2.412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19" calcext:value-type="float">
            <text:p>2.41219</text:p>
          </table:table-cell>
          <table:table-cell/>
          <table:table-cell table:formula="of:=IF(ISODD(ROW([.D442]));[.D4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43]));[.D443];&quot;&quot;)" office:value-type="float" office:value="2.41019" calcext:value-type="float">
            <text:p>2.410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19" calcext:value-type="float">
            <text:p>2.41019</text:p>
          </table:table-cell>
          <table:table-cell/>
          <table:table-cell table:formula="of:=IF(ISODD(ROW([.D444]));[.D4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45]));[.D445];&quot;&quot;)" office:value-type="float" office:value="2.44136" calcext:value-type="float">
            <text:p>2.441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136" calcext:value-type="float">
            <text:p>2.44136</text:p>
          </table:table-cell>
          <table:table-cell/>
          <table:table-cell table:formula="of:=IF(ISODD(ROW([.D446]));[.D4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47]));[.D447];&quot;&quot;)" office:value-type="float" office:value="2.39997" calcext:value-type="float">
            <text:p>2.399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97" calcext:value-type="float">
            <text:p>2.39997</text:p>
          </table:table-cell>
          <table:table-cell/>
          <table:table-cell table:formula="of:=IF(ISODD(ROW([.D448]));[.D4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49]));[.D449];&quot;&quot;)" office:value-type="float" office:value="2.40073" calcext:value-type="float">
            <text:p>2.400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73" calcext:value-type="float">
            <text:p>2.40073</text:p>
          </table:table-cell>
          <table:table-cell/>
          <table:table-cell table:formula="of:=IF(ISODD(ROW([.D450]));[.D4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51]));[.D451];&quot;&quot;)" office:value-type="float" office:value="2.48976" calcext:value-type="float">
            <text:p>2.489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976" calcext:value-type="float">
            <text:p>2.48976</text:p>
          </table:table-cell>
          <table:table-cell/>
          <table:table-cell table:formula="of:=IF(ISODD(ROW([.D452]));[.D4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53]));[.D453];&quot;&quot;)" office:value-type="float" office:value="2.52068" calcext:value-type="float">
            <text:p>2.520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68" calcext:value-type="float">
            <text:p>2.52068</text:p>
          </table:table-cell>
          <table:table-cell/>
          <table:table-cell table:formula="of:=IF(ISODD(ROW([.D454]));[.D4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55]));[.D455];&quot;&quot;)" office:value-type="float" office:value="2.47743" calcext:value-type="float">
            <text:p>2.477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743" calcext:value-type="float">
            <text:p>2.47743</text:p>
          </table:table-cell>
          <table:table-cell/>
          <table:table-cell table:formula="of:=IF(ISODD(ROW([.D456]));[.D4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57]));[.D457];&quot;&quot;)" office:value-type="float" office:value="2.47966" calcext:value-type="float">
            <text:p>2.479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66" calcext:value-type="float">
            <text:p>2.47966</text:p>
          </table:table-cell>
          <table:table-cell/>
          <table:table-cell table:formula="of:=IF(ISODD(ROW([.D458]));[.D4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59]));[.D459];&quot;&quot;)" office:value-type="float" office:value="2.36715" calcext:value-type="float">
            <text:p>2.3671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15" calcext:value-type="float">
            <text:p>2.36715</text:p>
          </table:table-cell>
          <table:table-cell/>
          <table:table-cell table:formula="of:=IF(ISODD(ROW([.D460]));[.D4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61]));[.D461];&quot;&quot;)" office:value-type="float" office:value="2.39914" calcext:value-type="float">
            <text:p>2.399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14" calcext:value-type="float">
            <text:p>2.39914</text:p>
          </table:table-cell>
          <table:table-cell/>
          <table:table-cell table:formula="of:=IF(ISODD(ROW([.D462]));[.D4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63]));[.D463];&quot;&quot;)" office:value-type="float" office:value="2.35687" calcext:value-type="float">
            <text:p>2.356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87" calcext:value-type="float">
            <text:p>2.35687</text:p>
          </table:table-cell>
          <table:table-cell/>
          <table:table-cell table:formula="of:=IF(ISODD(ROW([.D464]));[.D4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65]));[.D465];&quot;&quot;)" office:value-type="float" office:value="2.35563" calcext:value-type="float">
            <text:p>2.355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63" calcext:value-type="float">
            <text:p>2.35563</text:p>
          </table:table-cell>
          <table:table-cell/>
          <table:table-cell table:formula="of:=IF(ISODD(ROW([.D466]));[.D4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67]));[.D467];&quot;&quot;)" office:value-type="float" office:value="2.38424" calcext:value-type="float">
            <text:p>2.384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24" calcext:value-type="float">
            <text:p>2.38424</text:p>
          </table:table-cell>
          <table:table-cell/>
          <table:table-cell table:formula="of:=IF(ISODD(ROW([.D468]));[.D4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69]));[.D469];&quot;&quot;)" office:value-type="float" office:value="2.41522" calcext:value-type="float">
            <text:p>2.415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2" calcext:value-type="float">
            <text:p>2.41522</text:p>
          </table:table-cell>
          <table:table-cell/>
          <table:table-cell table:formula="of:=IF(ISODD(ROW([.D470]));[.D4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71]));[.D471];&quot;&quot;)" office:value-type="float" office:value="2.3754" calcext:value-type="float">
            <text:p>2.37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" calcext:value-type="float">
            <text:p>2.3754</text:p>
          </table:table-cell>
          <table:table-cell/>
          <table:table-cell table:formula="of:=IF(ISODD(ROW([.D472]));[.D4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73]));[.D473];&quot;&quot;)" office:value-type="float" office:value="2.37497" calcext:value-type="float">
            <text:p>2.374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97" calcext:value-type="float">
            <text:p>2.37497</text:p>
          </table:table-cell>
          <table:table-cell/>
          <table:table-cell table:formula="of:=IF(ISODD(ROW([.D474]));[.D4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75]));[.D475];&quot;&quot;)" office:value-type="float" office:value="2.43014" calcext:value-type="float">
            <text:p>2.430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14" calcext:value-type="float">
            <text:p>2.43014</text:p>
          </table:table-cell>
          <table:table-cell/>
          <table:table-cell table:formula="of:=IF(ISODD(ROW([.D476]));[.D4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77]));[.D477];&quot;&quot;)" office:value-type="float" office:value="2.46113" calcext:value-type="float">
            <text:p>2.461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13" calcext:value-type="float">
            <text:p>2.46113</text:p>
          </table:table-cell>
          <table:table-cell/>
          <table:table-cell table:formula="of:=IF(ISODD(ROW([.D478]));[.D4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79]));[.D479];&quot;&quot;)" office:value-type="float" office:value="2.41955" calcext:value-type="float">
            <text:p>2.419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55" calcext:value-type="float">
            <text:p>2.41955</text:p>
          </table:table-cell>
          <table:table-cell/>
          <table:table-cell table:formula="of:=IF(ISODD(ROW([.D480]));[.D4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81]));[.D481];&quot;&quot;)" office:value-type="float" office:value="2.42171" calcext:value-type="float">
            <text:p>2.421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1" calcext:value-type="float">
            <text:p>2.42171</text:p>
          </table:table-cell>
          <table:table-cell/>
          <table:table-cell table:formula="of:=IF(ISODD(ROW([.D482]));[.D4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83]));[.D483];&quot;&quot;)" office:value-type="float" office:value="2.41191" calcext:value-type="float">
            <text:p>2.411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91" calcext:value-type="float">
            <text:p>2.41191</text:p>
          </table:table-cell>
          <table:table-cell/>
          <table:table-cell table:formula="of:=IF(ISODD(ROW([.D484]));[.D4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85]));[.D485];&quot;&quot;)" office:value-type="float" office:value="2.44334" calcext:value-type="float">
            <text:p>2.443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334" calcext:value-type="float">
            <text:p>2.44334</text:p>
          </table:table-cell>
          <table:table-cell/>
          <table:table-cell table:formula="of:=IF(ISODD(ROW([.D486]));[.D4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87]));[.D487];&quot;&quot;)" office:value-type="float" office:value="2.40178" calcext:value-type="float">
            <text:p>2.401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78" calcext:value-type="float">
            <text:p>2.40178</text:p>
          </table:table-cell>
          <table:table-cell/>
          <table:table-cell table:formula="of:=IF(ISODD(ROW([.D488]));[.D4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89]));[.D489];&quot;&quot;)" office:value-type="float" office:value="2.40233" calcext:value-type="float">
            <text:p>2.402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233" calcext:value-type="float">
            <text:p>2.40233</text:p>
          </table:table-cell>
          <table:table-cell/>
          <table:table-cell table:formula="of:=IF(ISODD(ROW([.D490]));[.D4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91]));[.D491];&quot;&quot;)" office:value-type="float" office:value="2.49282" calcext:value-type="float">
            <text:p>2.492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282" calcext:value-type="float">
            <text:p>2.49282</text:p>
          </table:table-cell>
          <table:table-cell/>
          <table:table-cell table:formula="of:=IF(ISODD(ROW([.D492]));[.D4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93]));[.D493];&quot;&quot;)" office:value-type="float" office:value="2.524" calcext:value-type="float">
            <text:p>2.5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4" calcext:value-type="float">
            <text:p>2.524</text:p>
          </table:table-cell>
          <table:table-cell/>
          <table:table-cell table:formula="of:=IF(ISODD(ROW([.D494]));[.D4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95]));[.D495];&quot;&quot;)" office:value-type="float" office:value="2.48059" calcext:value-type="float">
            <text:p>2.480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59" calcext:value-type="float">
            <text:p>2.48059</text:p>
          </table:table-cell>
          <table:table-cell/>
          <table:table-cell table:formula="of:=IF(ISODD(ROW([.D496]));[.D4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97]));[.D497];&quot;&quot;)" office:value-type="float" office:value="2.48261" calcext:value-type="float">
            <text:p>2.482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261" calcext:value-type="float">
            <text:p>2.48261</text:p>
          </table:table-cell>
          <table:table-cell/>
          <table:table-cell table:formula="of:=IF(ISODD(ROW([.D498]));[.D4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499]));[.D499];&quot;&quot;)" office:value-type="float" office:value="2.36913" calcext:value-type="float">
            <text:p>2.369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13" calcext:value-type="float">
            <text:p>2.36913</text:p>
          </table:table-cell>
          <table:table-cell/>
          <table:table-cell table:formula="of:=IF(ISODD(ROW([.D500]));[.D5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01]));[.D501];&quot;&quot;)" office:value-type="float" office:value="2.40138" calcext:value-type="float">
            <text:p>2.401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38" calcext:value-type="float">
            <text:p>2.40138</text:p>
          </table:table-cell>
          <table:table-cell/>
          <table:table-cell table:formula="of:=IF(ISODD(ROW([.D502]));[.D5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03]));[.D503];&quot;&quot;)" office:value-type="float" office:value="2.35893" calcext:value-type="float">
            <text:p>2.358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3" calcext:value-type="float">
            <text:p>2.35893</text:p>
          </table:table-cell>
          <table:table-cell/>
          <table:table-cell table:formula="of:=IF(ISODD(ROW([.D504]));[.D5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05]));[.D505];&quot;&quot;)" office:value-type="float" office:value="2.35749" calcext:value-type="float">
            <text:p>2.357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49" calcext:value-type="float">
            <text:p>2.35749</text:p>
          </table:table-cell>
          <table:table-cell/>
          <table:table-cell table:formula="of:=IF(ISODD(ROW([.D506]));[.D5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07]));[.D507];&quot;&quot;)" office:value-type="float" office:value="2.38485" calcext:value-type="float">
            <text:p>2.384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85" calcext:value-type="float">
            <text:p>2.38485</text:p>
          </table:table-cell>
          <table:table-cell/>
          <table:table-cell table:formula="of:=IF(ISODD(ROW([.D508]));[.D5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09]));[.D509];&quot;&quot;)" office:value-type="float" office:value="2.41611" calcext:value-type="float">
            <text:p>2.4161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611" calcext:value-type="float">
            <text:p>2.41611</text:p>
          </table:table-cell>
          <table:table-cell/>
          <table:table-cell table:formula="of:=IF(ISODD(ROW([.D510]));[.D5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11]));[.D511];&quot;&quot;)" office:value-type="float" office:value="2.37611" calcext:value-type="float">
            <text:p>2.3761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611" calcext:value-type="float">
            <text:p>2.37611</text:p>
          </table:table-cell>
          <table:table-cell/>
          <table:table-cell table:formula="of:=IF(ISODD(ROW([.D512]));[.D5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13]));[.D513];&quot;&quot;)" office:value-type="float" office:value="2.37549" calcext:value-type="float">
            <text:p>2.375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9" calcext:value-type="float">
            <text:p>2.37549</text:p>
          </table:table-cell>
          <table:table-cell/>
          <table:table-cell table:formula="of:=IF(ISODD(ROW([.D514]));[.D5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15]));[.D515];&quot;&quot;)" office:value-type="float" office:value="2.43198" calcext:value-type="float">
            <text:p>2.431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98" calcext:value-type="float">
            <text:p>2.43198</text:p>
          </table:table-cell>
          <table:table-cell/>
          <table:table-cell table:formula="of:=IF(ISODD(ROW([.D516]));[.D5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17]));[.D517];&quot;&quot;)" office:value-type="float" office:value="2.46325" calcext:value-type="float">
            <text:p>2.463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25" calcext:value-type="float">
            <text:p>2.46325</text:p>
          </table:table-cell>
          <table:table-cell/>
          <table:table-cell table:formula="of:=IF(ISODD(ROW([.D518]));[.D5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19]));[.D519];&quot;&quot;)" office:value-type="float" office:value="2.42149" calcext:value-type="float">
            <text:p>2.421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49" calcext:value-type="float">
            <text:p>2.42149</text:p>
          </table:table-cell>
          <table:table-cell/>
          <table:table-cell table:formula="of:=IF(ISODD(ROW([.D520]));[.D5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21]));[.D521];&quot;&quot;)" office:value-type="float" office:value="2.42345" calcext:value-type="float">
            <text:p>2.423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45" calcext:value-type="float">
            <text:p>2.42345</text:p>
          </table:table-cell>
          <table:table-cell/>
          <table:table-cell table:formula="of:=IF(ISODD(ROW([.D522]));[.D5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23]));[.D523];&quot;&quot;)" office:value-type="float" office:value="2.41073" calcext:value-type="float">
            <text:p>2.410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73" calcext:value-type="float">
            <text:p>2.41073</text:p>
          </table:table-cell>
          <table:table-cell/>
          <table:table-cell table:formula="of:=IF(ISODD(ROW([.D524]));[.D5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25]));[.D525];&quot;&quot;)" office:value-type="float" office:value="2.44204" calcext:value-type="float">
            <text:p>2.442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204" calcext:value-type="float">
            <text:p>2.44204</text:p>
          </table:table-cell>
          <table:table-cell/>
          <table:table-cell table:formula="of:=IF(ISODD(ROW([.D526]));[.D5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27]));[.D527];&quot;&quot;)" office:value-type="float" office:value="2.4006" calcext:value-type="float">
            <text:p>2.40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6" calcext:value-type="float">
            <text:p>2.4006</text:p>
          </table:table-cell>
          <table:table-cell/>
          <table:table-cell table:formula="of:=IF(ISODD(ROW([.D528]));[.D5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29]));[.D529];&quot;&quot;)" office:value-type="float" office:value="2.40137" calcext:value-type="float">
            <text:p>2.401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37" calcext:value-type="float">
            <text:p>2.40137</text:p>
          </table:table-cell>
          <table:table-cell/>
          <table:table-cell table:formula="of:=IF(ISODD(ROW([.D530]));[.D5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1]));[.D531];&quot;&quot;)" office:value-type="float" office:value="2.49074" calcext:value-type="float">
            <text:p>2.490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074" calcext:value-type="float">
            <text:p>2.49074</text:p>
          </table:table-cell>
          <table:table-cell/>
          <table:table-cell table:formula="of:=IF(ISODD(ROW([.D532]));[.D5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3]));[.D533];&quot;&quot;)" office:value-type="float" office:value="2.52182" calcext:value-type="float">
            <text:p>2.521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182" calcext:value-type="float">
            <text:p>2.52182</text:p>
          </table:table-cell>
          <table:table-cell/>
          <table:table-cell table:formula="of:=IF(ISODD(ROW([.D534]));[.D5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5]));[.D535];&quot;&quot;)" office:value-type="float" office:value="2.47851" calcext:value-type="float">
            <text:p>2.478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51" calcext:value-type="float">
            <text:p>2.47851</text:p>
          </table:table-cell>
          <table:table-cell/>
          <table:table-cell table:formula="of:=IF(ISODD(ROW([.D536]));[.D5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7]));[.D537];&quot;&quot;)" office:value-type="float" office:value="2.48076" calcext:value-type="float">
            <text:p>2.480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76" calcext:value-type="float">
            <text:p>2.48076</text:p>
          </table:table-cell>
          <table:table-cell/>
          <table:table-cell table:formula="of:=IF(ISODD(ROW([.D538]));[.D5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39]));[.D539];&quot;&quot;)" office:value-type="float" office:value="2.3691" calcext:value-type="float">
            <text:p>2.36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1" calcext:value-type="float">
            <text:p>2.3691</text:p>
          </table:table-cell>
          <table:table-cell/>
          <table:table-cell table:formula="of:=IF(ISODD(ROW([.D540]));[.D5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41]));[.D541];&quot;&quot;)" office:value-type="float" office:value="2.40124" calcext:value-type="float">
            <text:p>2.401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4" calcext:value-type="float">
            <text:p>2.40124</text:p>
          </table:table-cell>
          <table:table-cell/>
          <table:table-cell table:formula="of:=IF(ISODD(ROW([.D542]));[.D5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43]));[.D543];&quot;&quot;)" office:value-type="float" office:value="2.35891" calcext:value-type="float">
            <text:p>2.358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1" calcext:value-type="float">
            <text:p>2.35891</text:p>
          </table:table-cell>
          <table:table-cell/>
          <table:table-cell table:formula="of:=IF(ISODD(ROW([.D544]));[.D5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45]));[.D545];&quot;&quot;)" office:value-type="float" office:value="2.35768" calcext:value-type="float">
            <text:p>2.357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68" calcext:value-type="float">
            <text:p>2.35768</text:p>
          </table:table-cell>
          <table:table-cell/>
          <table:table-cell table:formula="of:=IF(ISODD(ROW([.D546]));[.D5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47]));[.D547];&quot;&quot;)" office:value-type="float" office:value="2.38457" calcext:value-type="float">
            <text:p>2.3845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57" calcext:value-type="float">
            <text:p>2.38457</text:p>
          </table:table-cell>
          <table:table-cell/>
          <table:table-cell table:formula="of:=IF(ISODD(ROW([.D548]));[.D5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49]));[.D549];&quot;&quot;)" office:value-type="float" office:value="2.41571" calcext:value-type="float">
            <text:p>2.415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1" calcext:value-type="float">
            <text:p>2.41571</text:p>
          </table:table-cell>
          <table:table-cell/>
          <table:table-cell table:formula="of:=IF(ISODD(ROW([.D550]));[.D5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51]));[.D551];&quot;&quot;)" office:value-type="float" office:value="2.37582" calcext:value-type="float">
            <text:p>2.375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82" calcext:value-type="float">
            <text:p>2.37582</text:p>
          </table:table-cell>
          <table:table-cell/>
          <table:table-cell table:formula="of:=IF(ISODD(ROW([.D552]));[.D5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53]));[.D553];&quot;&quot;)" office:value-type="float" office:value="2.37541" calcext:value-type="float">
            <text:p>2.375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41" calcext:value-type="float">
            <text:p>2.37541</text:p>
          </table:table-cell>
          <table:table-cell/>
          <table:table-cell table:formula="of:=IF(ISODD(ROW([.D554]));[.D5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55]));[.D555];&quot;&quot;)" office:value-type="float" office:value="2.43001" calcext:value-type="float">
            <text:p>2.430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01" calcext:value-type="float">
            <text:p>2.43001</text:p>
          </table:table-cell>
          <table:table-cell/>
          <table:table-cell table:formula="of:=IF(ISODD(ROW([.D556]));[.D5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57]));[.D557];&quot;&quot;)" office:value-type="float" office:value="2.46116" calcext:value-type="float">
            <text:p>2.461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16" calcext:value-type="float">
            <text:p>2.46116</text:p>
          </table:table-cell>
          <table:table-cell/>
          <table:table-cell table:formula="of:=IF(ISODD(ROW([.D558]));[.D5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59]));[.D559];&quot;&quot;)" office:value-type="float" office:value="2.41952" calcext:value-type="float">
            <text:p>2.419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52" calcext:value-type="float">
            <text:p>2.41952</text:p>
          </table:table-cell>
          <table:table-cell/>
          <table:table-cell table:formula="of:=IF(ISODD(ROW([.D560]));[.D5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61]));[.D561];&quot;&quot;)" office:value-type="float" office:value="2.4217" calcext:value-type="float">
            <text:p>2.42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" calcext:value-type="float">
            <text:p>2.4217</text:p>
          </table:table-cell>
          <table:table-cell/>
          <table:table-cell table:formula="of:=IF(ISODD(ROW([.D562]));[.D5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63]));[.D563];&quot;&quot;)" office:value-type="float" office:value="2.40522" calcext:value-type="float">
            <text:p>2.405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522" calcext:value-type="float">
            <text:p>2.40522</text:p>
          </table:table-cell>
          <table:table-cell/>
          <table:table-cell table:formula="of:=IF(ISODD(ROW([.D564]));[.D5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65]));[.D565];&quot;&quot;)" office:value-type="float" office:value="2.43653" calcext:value-type="float">
            <text:p>2.436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653" calcext:value-type="float">
            <text:p>2.43653</text:p>
          </table:table-cell>
          <table:table-cell/>
          <table:table-cell table:formula="of:=IF(ISODD(ROW([.D566]));[.D5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67]));[.D567];&quot;&quot;)" office:value-type="float" office:value="2.3951" calcext:value-type="float">
            <text:p>2.395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1" calcext:value-type="float">
            <text:p>2.3951</text:p>
          </table:table-cell>
          <table:table-cell/>
          <table:table-cell table:formula="of:=IF(ISODD(ROW([.D568]));[.D5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69]));[.D569];&quot;&quot;)" office:value-type="float" office:value="2.39583" calcext:value-type="float">
            <text:p>2.395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83" calcext:value-type="float">
            <text:p>2.39583</text:p>
          </table:table-cell>
          <table:table-cell/>
          <table:table-cell table:formula="of:=IF(ISODD(ROW([.D570]));[.D5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71]));[.D571];&quot;&quot;)" office:value-type="float" office:value="2.48508" calcext:value-type="float">
            <text:p>2.485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508" calcext:value-type="float">
            <text:p>2.48508</text:p>
          </table:table-cell>
          <table:table-cell/>
          <table:table-cell table:formula="of:=IF(ISODD(ROW([.D572]));[.D5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73]));[.D573];&quot;&quot;)" office:value-type="float" office:value="2.51614" calcext:value-type="float">
            <text:p>2.516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614" calcext:value-type="float">
            <text:p>2.51614</text:p>
          </table:table-cell>
          <table:table-cell/>
          <table:table-cell table:formula="of:=IF(ISODD(ROW([.D574]));[.D5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75]));[.D575];&quot;&quot;)" office:value-type="float" office:value="2.47285" calcext:value-type="float">
            <text:p>2.472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285" calcext:value-type="float">
            <text:p>2.47285</text:p>
          </table:table-cell>
          <table:table-cell/>
          <table:table-cell table:formula="of:=IF(ISODD(ROW([.D576]));[.D5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77]));[.D577];&quot;&quot;)" office:value-type="float" office:value="2.47505" calcext:value-type="float">
            <text:p>2.475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05" calcext:value-type="float">
            <text:p>2.47505</text:p>
          </table:table-cell>
          <table:table-cell/>
          <table:table-cell table:formula="of:=IF(ISODD(ROW([.D578]));[.D5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79]));[.D579];&quot;&quot;)" office:value-type="float" office:value="2.36272" calcext:value-type="float">
            <text:p>2.362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72" calcext:value-type="float">
            <text:p>2.36272</text:p>
          </table:table-cell>
          <table:table-cell/>
          <table:table-cell table:formula="of:=IF(ISODD(ROW([.D580]));[.D5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81]));[.D581];&quot;&quot;)" office:value-type="float" office:value="2.39485" calcext:value-type="float">
            <text:p>2.394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85" calcext:value-type="float">
            <text:p>2.39485</text:p>
          </table:table-cell>
          <table:table-cell/>
          <table:table-cell table:formula="of:=IF(ISODD(ROW([.D582]));[.D5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83]));[.D583];&quot;&quot;)" office:value-type="float" office:value="2.35254" calcext:value-type="float">
            <text:p>2.352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54" calcext:value-type="float">
            <text:p>2.35254</text:p>
          </table:table-cell>
          <table:table-cell/>
          <table:table-cell table:formula="of:=IF(ISODD(ROW([.D584]));[.D5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85]));[.D585];&quot;&quot;)" office:value-type="float" office:value="2.35127" calcext:value-type="float">
            <text:p>2.351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27" calcext:value-type="float">
            <text:p>2.35127</text:p>
          </table:table-cell>
          <table:table-cell/>
          <table:table-cell table:formula="of:=IF(ISODD(ROW([.D586]));[.D5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87]));[.D587];&quot;&quot;)" office:value-type="float" office:value="2.37948" calcext:value-type="float">
            <text:p>2.379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948" calcext:value-type="float">
            <text:p>2.37948</text:p>
          </table:table-cell>
          <table:table-cell/>
          <table:table-cell table:formula="of:=IF(ISODD(ROW([.D588]));[.D5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89]));[.D589];&quot;&quot;)" office:value-type="float" office:value="2.41061" calcext:value-type="float">
            <text:p>2.410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1" calcext:value-type="float">
            <text:p>2.41061</text:p>
          </table:table-cell>
          <table:table-cell/>
          <table:table-cell table:formula="of:=IF(ISODD(ROW([.D590]));[.D5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91]));[.D591];&quot;&quot;)" office:value-type="float" office:value="2.37074" calcext:value-type="float">
            <text:p>2.370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74" calcext:value-type="float">
            <text:p>2.37074</text:p>
          </table:table-cell>
          <table:table-cell/>
          <table:table-cell table:formula="of:=IF(ISODD(ROW([.D592]));[.D5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93]));[.D593];&quot;&quot;)" office:value-type="float" office:value="2.3703" calcext:value-type="float">
            <text:p>2.37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03" calcext:value-type="float">
            <text:p>2.3703</text:p>
          </table:table-cell>
          <table:table-cell/>
          <table:table-cell table:formula="of:=IF(ISODD(ROW([.D594]));[.D5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95]));[.D595];&quot;&quot;)" office:value-type="float" office:value="2.42557" calcext:value-type="float">
            <text:p>2.4255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557" calcext:value-type="float">
            <text:p>2.42557</text:p>
          </table:table-cell>
          <table:table-cell/>
          <table:table-cell table:formula="of:=IF(ISODD(ROW([.D596]));[.D5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97]));[.D597];&quot;&quot;)" office:value-type="float" office:value="2.45671" calcext:value-type="float">
            <text:p>2.456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671" calcext:value-type="float">
            <text:p>2.45671</text:p>
          </table:table-cell>
          <table:table-cell/>
          <table:table-cell table:formula="of:=IF(ISODD(ROW([.D598]));[.D5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599]));[.D599];&quot;&quot;)" office:value-type="float" office:value="2.41509" calcext:value-type="float">
            <text:p>2.41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09" calcext:value-type="float">
            <text:p>2.41509</text:p>
          </table:table-cell>
          <table:table-cell/>
          <table:table-cell table:formula="of:=IF(ISODD(ROW([.D600]));[.D6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ODD(ROW([.D601]));[.D601];&quot;&quot;)" office:value-type="float" office:value="2.41722" calcext:value-type="float">
            <text:p>2.417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22" calcext:value-type="float">
            <text:p>2.41722</text:p>
          </table:table-cell>
          <table:table-cell/>
          <table:table-cell table:formula="of:=IF(ISODD(ROW([.D602]));[.D6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03]));[.D603];&quot;&quot;)" office:value-type="float" office:value="2.40033" calcext:value-type="float">
            <text:p>2.400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33" calcext:value-type="float">
            <text:p>2.40033</text:p>
          </table:table-cell>
          <table:table-cell/>
          <table:table-cell table:formula="of:=IF(ISODD(ROW([.D604]));[.D6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05]));[.D605];&quot;&quot;)" office:value-type="float" office:value="2.43125" calcext:value-type="float">
            <text:p>2.431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125" calcext:value-type="float">
            <text:p>2.43125</text:p>
          </table:table-cell>
          <table:table-cell/>
          <table:table-cell table:formula="of:=IF(ISODD(ROW([.D606]));[.D6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07]));[.D607];&quot;&quot;)" office:value-type="float" office:value="2.3899" calcext:value-type="float">
            <text:p>2.38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9" calcext:value-type="float">
            <text:p>2.3899</text:p>
          </table:table-cell>
          <table:table-cell/>
          <table:table-cell table:formula="of:=IF(ISODD(ROW([.D608]));[.D6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09]));[.D609];&quot;&quot;)" office:value-type="float" office:value="2.39074" calcext:value-type="float">
            <text:p>2.390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074" calcext:value-type="float">
            <text:p>2.39074</text:p>
          </table:table-cell>
          <table:table-cell/>
          <table:table-cell table:formula="of:=IF(ISODD(ROW([.D610]));[.D6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11]));[.D611];&quot;&quot;)" office:value-type="float" office:value="2.47906" calcext:value-type="float">
            <text:p>2.479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06" calcext:value-type="float">
            <text:p>2.47906</text:p>
          </table:table-cell>
          <table:table-cell/>
          <table:table-cell table:formula="of:=IF(ISODD(ROW([.D612]));[.D6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13]));[.D613];&quot;&quot;)" office:value-type="float" office:value="2.50966" calcext:value-type="float">
            <text:p>2.509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966" calcext:value-type="float">
            <text:p>2.50966</text:p>
          </table:table-cell>
          <table:table-cell/>
          <table:table-cell table:formula="of:=IF(ISODD(ROW([.D614]));[.D6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15]));[.D615];&quot;&quot;)" office:value-type="float" office:value="2.46644" calcext:value-type="float">
            <text:p>2.466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44" calcext:value-type="float">
            <text:p>2.46644</text:p>
          </table:table-cell>
          <table:table-cell/>
          <table:table-cell table:formula="of:=IF(ISODD(ROW([.D616]));[.D6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17]));[.D617];&quot;&quot;)" office:value-type="float" office:value="2.46876" calcext:value-type="float">
            <text:p>2.468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76" calcext:value-type="float">
            <text:p>2.46876</text:p>
          </table:table-cell>
          <table:table-cell/>
          <table:table-cell table:formula="of:=IF(ISODD(ROW([.D618]));[.D6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19]));[.D619];&quot;&quot;)" office:value-type="float" office:value="2.35777" calcext:value-type="float">
            <text:p>2.3577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77" calcext:value-type="float">
            <text:p>2.35777</text:p>
          </table:table-cell>
          <table:table-cell/>
          <table:table-cell table:formula="of:=IF(ISODD(ROW([.D620]));[.D6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21]));[.D621];&quot;&quot;)" office:value-type="float" office:value="2.38947" calcext:value-type="float">
            <text:p>2.389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947" calcext:value-type="float">
            <text:p>2.38947</text:p>
          </table:table-cell>
          <table:table-cell/>
          <table:table-cell table:formula="of:=IF(ISODD(ROW([.D622]));[.D6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23]));[.D623];&quot;&quot;)" office:value-type="float" office:value="2.34723" calcext:value-type="float">
            <text:p>2.347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23" calcext:value-type="float">
            <text:p>2.34723</text:p>
          </table:table-cell>
          <table:table-cell/>
          <table:table-cell table:formula="of:=IF(ISODD(ROW([.D624]));[.D6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25]));[.D625];&quot;&quot;)" office:value-type="float" office:value="2.34608" calcext:value-type="float">
            <text:p>2.346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608" calcext:value-type="float">
            <text:p>2.34608</text:p>
          </table:table-cell>
          <table:table-cell/>
          <table:table-cell table:formula="of:=IF(ISODD(ROW([.D626]));[.D6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27]));[.D627];&quot;&quot;)" office:value-type="float" office:value="2.37417" calcext:value-type="float">
            <text:p>2.374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17" calcext:value-type="float">
            <text:p>2.37417</text:p>
          </table:table-cell>
          <table:table-cell/>
          <table:table-cell table:formula="of:=IF(ISODD(ROW([.D628]));[.D6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29]));[.D629];&quot;&quot;)" office:value-type="float" office:value="2.40486" calcext:value-type="float">
            <text:p>2.4048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486" calcext:value-type="float">
            <text:p>2.40486</text:p>
          </table:table-cell>
          <table:table-cell/>
          <table:table-cell table:formula="of:=IF(ISODD(ROW([.D630]));[.D6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31]));[.D631];&quot;&quot;)" office:value-type="float" office:value="2.36506" calcext:value-type="float">
            <text:p>2.365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06" calcext:value-type="float">
            <text:p>2.36506</text:p>
          </table:table-cell>
          <table:table-cell/>
          <table:table-cell table:formula="of:=IF(ISODD(ROW([.D632]));[.D6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33]));[.D633];&quot;&quot;)" office:value-type="float" office:value="2.36472" calcext:value-type="float">
            <text:p>2.364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472" calcext:value-type="float">
            <text:p>2.36472</text:p>
          </table:table-cell>
          <table:table-cell/>
          <table:table-cell table:formula="of:=IF(ISODD(ROW([.D634]));[.D6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35]));[.D635];&quot;&quot;)" office:value-type="float" office:value="2.4193" calcext:value-type="float">
            <text:p>2.41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3" calcext:value-type="float">
            <text:p>2.4193</text:p>
          </table:table-cell>
          <table:table-cell/>
          <table:table-cell table:formula="of:=IF(ISODD(ROW([.D636]));[.D6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37]));[.D637];&quot;&quot;)" office:value-type="float" office:value="2.45001" calcext:value-type="float">
            <text:p>2.450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001" calcext:value-type="float">
            <text:p>2.45001</text:p>
          </table:table-cell>
          <table:table-cell/>
          <table:table-cell table:formula="of:=IF(ISODD(ROW([.D638]));[.D6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39]));[.D639];&quot;&quot;)" office:value-type="float" office:value="2.40845" calcext:value-type="float">
            <text:p>2.408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45" calcext:value-type="float">
            <text:p>2.40845</text:p>
          </table:table-cell>
          <table:table-cell/>
          <table:table-cell table:formula="of:=IF(ISODD(ROW([.D640]));[.D6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41]));[.D641];&quot;&quot;)" office:value-type="float" office:value="2.41069" calcext:value-type="float">
            <text:p>2.410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9" calcext:value-type="float">
            <text:p>2.41069</text:p>
          </table:table-cell>
          <table:table-cell/>
          <table:table-cell table:formula="of:=IF(ISODD(ROW([.D642]));[.D6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43]));[.D643];&quot;&quot;)" office:value-type="float" office:value="2.40894" calcext:value-type="float">
            <text:p>2.408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94" calcext:value-type="float">
            <text:p>2.40894</text:p>
          </table:table-cell>
          <table:table-cell/>
          <table:table-cell table:formula="of:=IF(ISODD(ROW([.D644]));[.D6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45]));[.D645];&quot;&quot;)" office:value-type="float" office:value="2.44004" calcext:value-type="float">
            <text:p>2.440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04" calcext:value-type="float">
            <text:p>2.44004</text:p>
          </table:table-cell>
          <table:table-cell/>
          <table:table-cell table:formula="of:=IF(ISODD(ROW([.D646]));[.D6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47]));[.D647];&quot;&quot;)" office:value-type="float" office:value="2.39875" calcext:value-type="float">
            <text:p>2.398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75" calcext:value-type="float">
            <text:p>2.39875</text:p>
          </table:table-cell>
          <table:table-cell/>
          <table:table-cell table:formula="of:=IF(ISODD(ROW([.D648]));[.D6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49]));[.D649];&quot;&quot;)" office:value-type="float" office:value="2.3996" calcext:value-type="float">
            <text:p>2.399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6" calcext:value-type="float">
            <text:p>2.3996</text:p>
          </table:table-cell>
          <table:table-cell/>
          <table:table-cell table:formula="of:=IF(ISODD(ROW([.D650]));[.D6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51]));[.D651];&quot;&quot;)" office:value-type="float" office:value="2.48808" calcext:value-type="float">
            <text:p>2.488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08" calcext:value-type="float">
            <text:p>2.48808</text:p>
          </table:table-cell>
          <table:table-cell/>
          <table:table-cell table:formula="of:=IF(ISODD(ROW([.D652]));[.D6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53]));[.D653];&quot;&quot;)" office:value-type="float" office:value="2.51894" calcext:value-type="float">
            <text:p>2.518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894" calcext:value-type="float">
            <text:p>2.51894</text:p>
          </table:table-cell>
          <table:table-cell/>
          <table:table-cell table:formula="of:=IF(ISODD(ROW([.D654]));[.D6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55]));[.D655];&quot;&quot;)" office:value-type="float" office:value="2.47579" calcext:value-type="float">
            <text:p>2.4757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79" calcext:value-type="float">
            <text:p>2.47579</text:p>
          </table:table-cell>
          <table:table-cell/>
          <table:table-cell table:formula="of:=IF(ISODD(ROW([.D656]));[.D6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57]));[.D657];&quot;&quot;)" office:value-type="float" office:value="2.47812" calcext:value-type="float">
            <text:p>2.478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12" calcext:value-type="float">
            <text:p>2.47812</text:p>
          </table:table-cell>
          <table:table-cell/>
          <table:table-cell table:formula="of:=IF(ISODD(ROW([.D658]));[.D6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59]));[.D659];&quot;&quot;)" office:value-type="float" office:value="2.36649" calcext:value-type="float">
            <text:p>2.366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649" calcext:value-type="float">
            <text:p>2.36649</text:p>
          </table:table-cell>
          <table:table-cell/>
          <table:table-cell table:formula="of:=IF(ISODD(ROW([.D660]));[.D6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61]));[.D661];&quot;&quot;)" office:value-type="float" office:value="2.39841" calcext:value-type="float">
            <text:p>2.398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41" calcext:value-type="float">
            <text:p>2.39841</text:p>
          </table:table-cell>
          <table:table-cell/>
          <table:table-cell table:formula="of:=IF(ISODD(ROW([.D662]));[.D6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63]));[.D663];&quot;&quot;)" office:value-type="float" office:value="2.35624" calcext:value-type="float">
            <text:p>2.356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24" calcext:value-type="float">
            <text:p>2.35624</text:p>
          </table:table-cell>
          <table:table-cell/>
          <table:table-cell table:formula="of:=IF(ISODD(ROW([.D664]));[.D6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65]));[.D665];&quot;&quot;)" office:value-type="float" office:value="2.35509" calcext:value-type="float">
            <text:p>2.35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09" calcext:value-type="float">
            <text:p>2.35509</text:p>
          </table:table-cell>
          <table:table-cell/>
          <table:table-cell table:formula="of:=IF(ISODD(ROW([.D666]));[.D6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67]));[.D667];&quot;&quot;)" office:value-type="float" office:value="2.38341" calcext:value-type="float">
            <text:p>2.383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41" calcext:value-type="float">
            <text:p>2.38341</text:p>
          </table:table-cell>
          <table:table-cell/>
          <table:table-cell table:formula="of:=IF(ISODD(ROW([.D668]));[.D6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69]));[.D669];&quot;&quot;)" office:value-type="float" office:value="2.41432" calcext:value-type="float">
            <text:p>2.414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32" calcext:value-type="float">
            <text:p>2.41432</text:p>
          </table:table-cell>
          <table:table-cell/>
          <table:table-cell table:formula="of:=IF(ISODD(ROW([.D670]));[.D6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71]));[.D671];&quot;&quot;)" office:value-type="float" office:value="2.3746" calcext:value-type="float">
            <text:p>2.37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6" calcext:value-type="float">
            <text:p>2.3746</text:p>
          </table:table-cell>
          <table:table-cell/>
          <table:table-cell table:formula="of:=IF(ISODD(ROW([.D672]));[.D6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73]));[.D673];&quot;&quot;)" office:value-type="float" office:value="2.37426" calcext:value-type="float">
            <text:p>2.374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26" calcext:value-type="float">
            <text:p>2.37426</text:p>
          </table:table-cell>
          <table:table-cell/>
          <table:table-cell table:formula="of:=IF(ISODD(ROW([.D674]));[.D6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75]));[.D675];&quot;&quot;)" office:value-type="float" office:value="2.42853" calcext:value-type="float">
            <text:p>2.4285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3" calcext:value-type="float">
            <text:p>2.42853</text:p>
          </table:table-cell>
          <table:table-cell/>
          <table:table-cell table:formula="of:=IF(ISODD(ROW([.D676]));[.D6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77]));[.D677];&quot;&quot;)" office:value-type="float" office:value="2.45945" calcext:value-type="float">
            <text:p>2.459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45" calcext:value-type="float">
            <text:p>2.45945</text:p>
          </table:table-cell>
          <table:table-cell/>
          <table:table-cell table:formula="of:=IF(ISODD(ROW([.D678]));[.D6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79]));[.D679];&quot;&quot;)" office:value-type="float" office:value="2.41798" calcext:value-type="float">
            <text:p>2.417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98" calcext:value-type="float">
            <text:p>2.41798</text:p>
          </table:table-cell>
          <table:table-cell/>
          <table:table-cell table:formula="of:=IF(ISODD(ROW([.D680]));[.D6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81]));[.D681];&quot;&quot;)" office:value-type="float" office:value="2.42023" calcext:value-type="float">
            <text:p>2.420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23" calcext:value-type="float">
            <text:p>2.42023</text:p>
          </table:table-cell>
          <table:table-cell/>
          <table:table-cell table:formula="of:=IF(ISODD(ROW([.D682]));[.D6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83]));[.D683];&quot;&quot;)" office:value-type="float" office:value="2.41068" calcext:value-type="float">
            <text:p>2.410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068" calcext:value-type="float">
            <text:p>2.41068</text:p>
          </table:table-cell>
          <table:table-cell/>
          <table:table-cell table:formula="of:=IF(ISODD(ROW([.D684]));[.D6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85]));[.D685];&quot;&quot;)" office:value-type="float" office:value="2.44204" calcext:value-type="float">
            <text:p>2.442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204" calcext:value-type="float">
            <text:p>2.44204</text:p>
          </table:table-cell>
          <table:table-cell/>
          <table:table-cell table:formula="of:=IF(ISODD(ROW([.D686]));[.D6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87]));[.D687];&quot;&quot;)" office:value-type="float" office:value="2.40059" calcext:value-type="float">
            <text:p>2.400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59" calcext:value-type="float">
            <text:p>2.40059</text:p>
          </table:table-cell>
          <table:table-cell/>
          <table:table-cell table:formula="of:=IF(ISODD(ROW([.D688]));[.D6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89]));[.D689];&quot;&quot;)" office:value-type="float" office:value="2.40123" calcext:value-type="float">
            <text:p>2.401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3" calcext:value-type="float">
            <text:p>2.40123</text:p>
          </table:table-cell>
          <table:table-cell/>
          <table:table-cell table:formula="of:=IF(ISODD(ROW([.D690]));[.D6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1]));[.D691];&quot;&quot;)" office:value-type="float" office:value="2.49117" calcext:value-type="float">
            <text:p>2.491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9117" calcext:value-type="float">
            <text:p>2.49117</text:p>
          </table:table-cell>
          <table:table-cell/>
          <table:table-cell table:formula="of:=IF(ISODD(ROW([.D692]));[.D6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3]));[.D693];&quot;&quot;)" office:value-type="float" office:value="2.52229" calcext:value-type="float">
            <text:p>2.522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229" calcext:value-type="float">
            <text:p>2.52229</text:p>
          </table:table-cell>
          <table:table-cell/>
          <table:table-cell table:formula="of:=IF(ISODD(ROW([.D694]));[.D6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5]));[.D695];&quot;&quot;)" office:value-type="float" office:value="2.47897" calcext:value-type="float">
            <text:p>2.478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97" calcext:value-type="float">
            <text:p>2.47897</text:p>
          </table:table-cell>
          <table:table-cell/>
          <table:table-cell table:formula="of:=IF(ISODD(ROW([.D696]));[.D6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7]));[.D697];&quot;&quot;)" office:value-type="float" office:value="2.48109" calcext:value-type="float">
            <text:p>2.481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109" calcext:value-type="float">
            <text:p>2.48109</text:p>
          </table:table-cell>
          <table:table-cell/>
          <table:table-cell table:formula="of:=IF(ISODD(ROW([.D698]));[.D6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699]));[.D699];&quot;&quot;)" office:value-type="float" office:value="2.36849" calcext:value-type="float">
            <text:p>2.3684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849" calcext:value-type="float">
            <text:p>2.36849</text:p>
          </table:table-cell>
          <table:table-cell/>
          <table:table-cell table:formula="of:=IF(ISODD(ROW([.D700]));[.D7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01]));[.D701];&quot;&quot;)" office:value-type="float" office:value="2.40067" calcext:value-type="float">
            <text:p>2.400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67" calcext:value-type="float">
            <text:p>2.40067</text:p>
          </table:table-cell>
          <table:table-cell/>
          <table:table-cell table:formula="of:=IF(ISODD(ROW([.D702]));[.D7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03]));[.D703];&quot;&quot;)" office:value-type="float" office:value="2.35832" calcext:value-type="float">
            <text:p>2.358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32" calcext:value-type="float">
            <text:p>2.35832</text:p>
          </table:table-cell>
          <table:table-cell/>
          <table:table-cell table:formula="of:=IF(ISODD(ROW([.D704]));[.D7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05]));[.D705];&quot;&quot;)" office:value-type="float" office:value="2.35698" calcext:value-type="float">
            <text:p>2.356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698" calcext:value-type="float">
            <text:p>2.35698</text:p>
          </table:table-cell>
          <table:table-cell/>
          <table:table-cell table:formula="of:=IF(ISODD(ROW([.D706]));[.D7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07]));[.D707];&quot;&quot;)" office:value-type="float" office:value="2.38405" calcext:value-type="float">
            <text:p>2.384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405" calcext:value-type="float">
            <text:p>2.38405</text:p>
          </table:table-cell>
          <table:table-cell/>
          <table:table-cell table:formula="of:=IF(ISODD(ROW([.D708]));[.D7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09]));[.D709];&quot;&quot;)" office:value-type="float" office:value="2.41524" calcext:value-type="float">
            <text:p>2.415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24" calcext:value-type="float">
            <text:p>2.41524</text:p>
          </table:table-cell>
          <table:table-cell/>
          <table:table-cell table:formula="of:=IF(ISODD(ROW([.D710]));[.D7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11]));[.D711];&quot;&quot;)" office:value-type="float" office:value="2.37534" calcext:value-type="float">
            <text:p>2.375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34" calcext:value-type="float">
            <text:p>2.37534</text:p>
          </table:table-cell>
          <table:table-cell/>
          <table:table-cell table:formula="of:=IF(ISODD(ROW([.D712]));[.D7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13]));[.D713];&quot;&quot;)" office:value-type="float" office:value="2.37481" calcext:value-type="float">
            <text:p>2.374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81" calcext:value-type="float">
            <text:p>2.37481</text:p>
          </table:table-cell>
          <table:table-cell/>
          <table:table-cell table:formula="of:=IF(ISODD(ROW([.D714]));[.D7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15]));[.D715];&quot;&quot;)" office:value-type="float" office:value="2.4304" calcext:value-type="float">
            <text:p>2.43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04" calcext:value-type="float">
            <text:p>2.4304</text:p>
          </table:table-cell>
          <table:table-cell/>
          <table:table-cell table:formula="of:=IF(ISODD(ROW([.D716]));[.D7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17]));[.D717];&quot;&quot;)" office:value-type="float" office:value="2.46159" calcext:value-type="float">
            <text:p>2.461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159" calcext:value-type="float">
            <text:p>2.46159</text:p>
          </table:table-cell>
          <table:table-cell/>
          <table:table-cell table:formula="of:=IF(ISODD(ROW([.D718]));[.D7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19]));[.D719];&quot;&quot;)" office:value-type="float" office:value="2.41994" calcext:value-type="float">
            <text:p>2.419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94" calcext:value-type="float">
            <text:p>2.41994</text:p>
          </table:table-cell>
          <table:table-cell/>
          <table:table-cell table:formula="of:=IF(ISODD(ROW([.D720]));[.D7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21]));[.D721];&quot;&quot;)" office:value-type="float" office:value="2.42199" calcext:value-type="float">
            <text:p>2.421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99" calcext:value-type="float">
            <text:p>2.42199</text:p>
          </table:table-cell>
          <table:table-cell/>
          <table:table-cell table:formula="of:=IF(ISODD(ROW([.D722]));[.D7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23]));[.D723];&quot;&quot;)" office:value-type="float" office:value="2.40945" calcext:value-type="float">
            <text:p>2.4094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45" calcext:value-type="float">
            <text:p>2.40945</text:p>
          </table:table-cell>
          <table:table-cell/>
          <table:table-cell table:formula="of:=IF(ISODD(ROW([.D724]));[.D7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25]));[.D725];&quot;&quot;)" office:value-type="float" office:value="2.4407" calcext:value-type="float">
            <text:p>2.44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07" calcext:value-type="float">
            <text:p>2.4407</text:p>
          </table:table-cell>
          <table:table-cell/>
          <table:table-cell table:formula="of:=IF(ISODD(ROW([.D726]));[.D7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27]));[.D727];&quot;&quot;)" office:value-type="float" office:value="2.39936" calcext:value-type="float">
            <text:p>2.399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936" calcext:value-type="float">
            <text:p>2.39936</text:p>
          </table:table-cell>
          <table:table-cell/>
          <table:table-cell table:formula="of:=IF(ISODD(ROW([.D728]));[.D7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29]));[.D729];&quot;&quot;)" office:value-type="float" office:value="2.40023" calcext:value-type="float">
            <text:p>2.4002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23" calcext:value-type="float">
            <text:p>2.40023</text:p>
          </table:table-cell>
          <table:table-cell/>
          <table:table-cell table:formula="of:=IF(ISODD(ROW([.D730]));[.D7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31]));[.D731];&quot;&quot;)" office:value-type="float" office:value="2.48905" calcext:value-type="float">
            <text:p>2.489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905" calcext:value-type="float">
            <text:p>2.48905</text:p>
          </table:table-cell>
          <table:table-cell/>
          <table:table-cell table:formula="of:=IF(ISODD(ROW([.D732]));[.D7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33]));[.D733];&quot;&quot;)" office:value-type="float" office:value="2.52006" calcext:value-type="float">
            <text:p>2.520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2006" calcext:value-type="float">
            <text:p>2.52006</text:p>
          </table:table-cell>
          <table:table-cell/>
          <table:table-cell table:formula="of:=IF(ISODD(ROW([.D734]));[.D7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35]));[.D735];&quot;&quot;)" office:value-type="float" office:value="2.47685" calcext:value-type="float">
            <text:p>2.476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85" calcext:value-type="float">
            <text:p>2.47685</text:p>
          </table:table-cell>
          <table:table-cell/>
          <table:table-cell table:formula="of:=IF(ISODD(ROW([.D736]));[.D7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37]));[.D737];&quot;&quot;)" office:value-type="float" office:value="2.4792" calcext:value-type="float">
            <text:p>2.47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92" calcext:value-type="float">
            <text:p>2.4792</text:p>
          </table:table-cell>
          <table:table-cell/>
          <table:table-cell table:formula="of:=IF(ISODD(ROW([.D738]));[.D7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39]));[.D739];&quot;&quot;)" office:value-type="float" office:value="2.36843" calcext:value-type="float">
            <text:p>2.368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843" calcext:value-type="float">
            <text:p>2.36843</text:p>
          </table:table-cell>
          <table:table-cell/>
          <table:table-cell table:formula="of:=IF(ISODD(ROW([.D740]));[.D7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41]));[.D741];&quot;&quot;)" office:value-type="float" office:value="2.4005" calcext:value-type="float">
            <text:p>2.40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05" calcext:value-type="float">
            <text:p>2.4005</text:p>
          </table:table-cell>
          <table:table-cell/>
          <table:table-cell table:formula="of:=IF(ISODD(ROW([.D742]));[.D7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43]));[.D743];&quot;&quot;)" office:value-type="float" office:value="2.35828" calcext:value-type="float">
            <text:p>2.358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28" calcext:value-type="float">
            <text:p>2.35828</text:p>
          </table:table-cell>
          <table:table-cell/>
          <table:table-cell table:formula="of:=IF(ISODD(ROW([.D744]));[.D7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45]));[.D745];&quot;&quot;)" office:value-type="float" office:value="2.35713" calcext:value-type="float">
            <text:p>2.357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713" calcext:value-type="float">
            <text:p>2.35713</text:p>
          </table:table-cell>
          <table:table-cell/>
          <table:table-cell table:formula="of:=IF(ISODD(ROW([.D746]));[.D7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47]));[.D747];&quot;&quot;)" office:value-type="float" office:value="2.38372" calcext:value-type="float">
            <text:p>2.383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372" calcext:value-type="float">
            <text:p>2.38372</text:p>
          </table:table-cell>
          <table:table-cell/>
          <table:table-cell table:formula="of:=IF(ISODD(ROW([.D748]));[.D7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49]));[.D749];&quot;&quot;)" office:value-type="float" office:value="2.41479" calcext:value-type="float">
            <text:p>2.4147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479" calcext:value-type="float">
            <text:p>2.41479</text:p>
          </table:table-cell>
          <table:table-cell/>
          <table:table-cell table:formula="of:=IF(ISODD(ROW([.D750]));[.D7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51]));[.D751];&quot;&quot;)" office:value-type="float" office:value="2.37502" calcext:value-type="float">
            <text:p>2.3750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502" calcext:value-type="float">
            <text:p>2.37502</text:p>
          </table:table-cell>
          <table:table-cell/>
          <table:table-cell table:formula="of:=IF(ISODD(ROW([.D752]));[.D7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53]));[.D753];&quot;&quot;)" office:value-type="float" office:value="2.37468" calcext:value-type="float">
            <text:p>2.374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468" calcext:value-type="float">
            <text:p>2.37468</text:p>
          </table:table-cell>
          <table:table-cell/>
          <table:table-cell table:formula="of:=IF(ISODD(ROW([.D754]));[.D7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55]));[.D755];&quot;&quot;)" office:value-type="float" office:value="2.42838" calcext:value-type="float">
            <text:p>2.428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38" calcext:value-type="float">
            <text:p>2.42838</text:p>
          </table:table-cell>
          <table:table-cell/>
          <table:table-cell table:formula="of:=IF(ISODD(ROW([.D756]));[.D7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57]));[.D757];&quot;&quot;)" office:value-type="float" office:value="2.45946" calcext:value-type="float">
            <text:p>2.459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46" calcext:value-type="float">
            <text:p>2.45946</text:p>
          </table:table-cell>
          <table:table-cell/>
          <table:table-cell table:formula="of:=IF(ISODD(ROW([.D758]));[.D7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59]));[.D759];&quot;&quot;)" office:value-type="float" office:value="2.41792" calcext:value-type="float">
            <text:p>2.417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92" calcext:value-type="float">
            <text:p>2.41792</text:p>
          </table:table-cell>
          <table:table-cell/>
          <table:table-cell table:formula="of:=IF(ISODD(ROW([.D760]));[.D7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61]));[.D761];&quot;&quot;)" office:value-type="float" office:value="2.42019" calcext:value-type="float">
            <text:p>2.420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019" calcext:value-type="float">
            <text:p>2.42019</text:p>
          </table:table-cell>
          <table:table-cell/>
          <table:table-cell table:formula="of:=IF(ISODD(ROW([.D762]));[.D7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63]));[.D763];&quot;&quot;)" office:value-type="float" office:value="2.40396" calcext:value-type="float">
            <text:p>2.4039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396" calcext:value-type="float">
            <text:p>2.40396</text:p>
          </table:table-cell>
          <table:table-cell/>
          <table:table-cell table:formula="of:=IF(ISODD(ROW([.D764]));[.D7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65]));[.D765];&quot;&quot;)" office:value-type="float" office:value="2.4352" calcext:value-type="float">
            <text:p>2.43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52" calcext:value-type="float">
            <text:p>2.4352</text:p>
          </table:table-cell>
          <table:table-cell/>
          <table:table-cell table:formula="of:=IF(ISODD(ROW([.D766]));[.D7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67]));[.D767];&quot;&quot;)" office:value-type="float" office:value="2.39387" calcext:value-type="float">
            <text:p>2.393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387" calcext:value-type="float">
            <text:p>2.39387</text:p>
          </table:table-cell>
          <table:table-cell/>
          <table:table-cell table:formula="of:=IF(ISODD(ROW([.D768]));[.D7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69]));[.D769];&quot;&quot;)" office:value-type="float" office:value="2.3947" calcext:value-type="float">
            <text:p>2.39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7" calcext:value-type="float">
            <text:p>2.3947</text:p>
          </table:table-cell>
          <table:table-cell/>
          <table:table-cell table:formula="of:=IF(ISODD(ROW([.D770]));[.D7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71]));[.D771];&quot;&quot;)" office:value-type="float" office:value="2.48339" calcext:value-type="float">
            <text:p>2.483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339" calcext:value-type="float">
            <text:p>2.48339</text:p>
          </table:table-cell>
          <table:table-cell/>
          <table:table-cell table:formula="of:=IF(ISODD(ROW([.D772]));[.D7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73]));[.D773];&quot;&quot;)" office:value-type="float" office:value="2.5144" calcext:value-type="float">
            <text:p>2.51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44" calcext:value-type="float">
            <text:p>2.5144</text:p>
          </table:table-cell>
          <table:table-cell/>
          <table:table-cell table:formula="of:=IF(ISODD(ROW([.D774]));[.D7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75]));[.D775];&quot;&quot;)" office:value-type="float" office:value="2.4712" calcext:value-type="float">
            <text:p>2.47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12" calcext:value-type="float">
            <text:p>2.4712</text:p>
          </table:table-cell>
          <table:table-cell/>
          <table:table-cell table:formula="of:=IF(ISODD(ROW([.D776]));[.D7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77]));[.D777];&quot;&quot;)" office:value-type="float" office:value="2.4735" calcext:value-type="float">
            <text:p>2.47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5" calcext:value-type="float">
            <text:p>2.4735</text:p>
          </table:table-cell>
          <table:table-cell/>
          <table:table-cell table:formula="of:=IF(ISODD(ROW([.D778]));[.D7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79]));[.D779];&quot;&quot;)" office:value-type="float" office:value="2.36205" calcext:value-type="float">
            <text:p>2.362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05" calcext:value-type="float">
            <text:p>2.36205</text:p>
          </table:table-cell>
          <table:table-cell/>
          <table:table-cell table:formula="of:=IF(ISODD(ROW([.D780]));[.D7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81]));[.D781];&quot;&quot;)" office:value-type="float" office:value="2.39411" calcext:value-type="float">
            <text:p>2.3941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411" calcext:value-type="float">
            <text:p>2.39411</text:p>
          </table:table-cell>
          <table:table-cell/>
          <table:table-cell table:formula="of:=IF(ISODD(ROW([.D782]));[.D7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83]));[.D783];&quot;&quot;)" office:value-type="float" office:value="2.3519" calcext:value-type="float">
            <text:p>2.35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19" calcext:value-type="float">
            <text:p>2.3519</text:p>
          </table:table-cell>
          <table:table-cell/>
          <table:table-cell table:formula="of:=IF(ISODD(ROW([.D784]));[.D7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85]));[.D785];&quot;&quot;)" office:value-type="float" office:value="2.35073" calcext:value-type="float">
            <text:p>2.350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073" calcext:value-type="float">
            <text:p>2.35073</text:p>
          </table:table-cell>
          <table:table-cell/>
          <table:table-cell table:formula="of:=IF(ISODD(ROW([.D786]));[.D7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87]));[.D787];&quot;&quot;)" office:value-type="float" office:value="2.37865" calcext:value-type="float">
            <text:p>2.378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865" calcext:value-type="float">
            <text:p>2.37865</text:p>
          </table:table-cell>
          <table:table-cell/>
          <table:table-cell table:formula="of:=IF(ISODD(ROW([.D788]));[.D7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89]));[.D789];&quot;&quot;)" office:value-type="float" office:value="2.4097" calcext:value-type="float">
            <text:p>2.40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97" calcext:value-type="float">
            <text:p>2.4097</text:p>
          </table:table-cell>
          <table:table-cell/>
          <table:table-cell table:formula="of:=IF(ISODD(ROW([.D790]));[.D7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91]));[.D791];&quot;&quot;)" office:value-type="float" office:value="2.36994" calcext:value-type="float">
            <text:p>2.3699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94" calcext:value-type="float">
            <text:p>2.36994</text:p>
          </table:table-cell>
          <table:table-cell/>
          <table:table-cell table:formula="of:=IF(ISODD(ROW([.D792]));[.D7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93]));[.D793];&quot;&quot;)" office:value-type="float" office:value="2.36958" calcext:value-type="float">
            <text:p>2.369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958" calcext:value-type="float">
            <text:p>2.36958</text:p>
          </table:table-cell>
          <table:table-cell/>
          <table:table-cell table:formula="of:=IF(ISODD(ROW([.D794]));[.D7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95]));[.D795];&quot;&quot;)" office:value-type="float" office:value="2.42395" calcext:value-type="float">
            <text:p>2.423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395" calcext:value-type="float">
            <text:p>2.42395</text:p>
          </table:table-cell>
          <table:table-cell/>
          <table:table-cell table:formula="of:=IF(ISODD(ROW([.D796]));[.D7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97]));[.D797];&quot;&quot;)" office:value-type="float" office:value="2.45503" calcext:value-type="float">
            <text:p>2.455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503" calcext:value-type="float">
            <text:p>2.45503</text:p>
          </table:table-cell>
          <table:table-cell/>
          <table:table-cell table:formula="of:=IF(ISODD(ROW([.D798]));[.D7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799]));[.D799];&quot;&quot;)" office:value-type="float" office:value="2.4135" calcext:value-type="float">
            <text:p>2.41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" calcext:value-type="float">
            <text:p>2.4135</text:p>
          </table:table-cell>
          <table:table-cell/>
          <table:table-cell table:formula="of:=IF(ISODD(ROW([.D800]));[.D8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ISODD(ROW([.D801]));[.D801];&quot;&quot;)" office:value-type="float" office:value="2.41573" calcext:value-type="float">
            <text:p>2.415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3" calcext:value-type="float">
            <text:p>2.41573</text:p>
          </table:table-cell>
          <table:table-cell/>
          <table:table-cell table:formula="of:=IF(ISODD(ROW([.D802]));[.D8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03]));[.D803];&quot;&quot;)" office:value-type="float" office:value="2.39768" calcext:value-type="float">
            <text:p>2.397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68" calcext:value-type="float">
            <text:p>2.39768</text:p>
          </table:table-cell>
          <table:table-cell/>
          <table:table-cell table:formula="of:=IF(ISODD(ROW([.D804]));[.D8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05]));[.D805];&quot;&quot;)" office:value-type="float" office:value="2.42859" calcext:value-type="float">
            <text:p>2.4285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59" calcext:value-type="float">
            <text:p>2.42859</text:p>
          </table:table-cell>
          <table:table-cell/>
          <table:table-cell table:formula="of:=IF(ISODD(ROW([.D806]));[.D8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07]));[.D807];&quot;&quot;)" office:value-type="float" office:value="2.38724" calcext:value-type="float">
            <text:p>2.387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724" calcext:value-type="float">
            <text:p>2.38724</text:p>
          </table:table-cell>
          <table:table-cell/>
          <table:table-cell table:formula="of:=IF(ISODD(ROW([.D808]));[.D8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09]));[.D809];&quot;&quot;)" office:value-type="float" office:value="2.38807" calcext:value-type="float">
            <text:p>2.388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807" calcext:value-type="float">
            <text:p>2.38807</text:p>
          </table:table-cell>
          <table:table-cell/>
          <table:table-cell table:formula="of:=IF(ISODD(ROW([.D810]));[.D8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11]));[.D811];&quot;&quot;)" office:value-type="float" office:value="2.47631" calcext:value-type="float">
            <text:p>2.4763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31" calcext:value-type="float">
            <text:p>2.47631</text:p>
          </table:table-cell>
          <table:table-cell/>
          <table:table-cell table:formula="of:=IF(ISODD(ROW([.D812]));[.D8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13]));[.D813];&quot;&quot;)" office:value-type="float" office:value="2.50691" calcext:value-type="float">
            <text:p>2.506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0691" calcext:value-type="float">
            <text:p>2.50691</text:p>
          </table:table-cell>
          <table:table-cell/>
          <table:table-cell table:formula="of:=IF(ISODD(ROW([.D814]));[.D8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15]));[.D815];&quot;&quot;)" office:value-type="float" office:value="2.46369" calcext:value-type="float">
            <text:p>2.4636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369" calcext:value-type="float">
            <text:p>2.46369</text:p>
          </table:table-cell>
          <table:table-cell/>
          <table:table-cell table:formula="of:=IF(ISODD(ROW([.D816]));[.D8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17]));[.D817];&quot;&quot;)" office:value-type="float" office:value="2.466" calcext:value-type="float">
            <text:p>2.4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6" calcext:value-type="float">
            <text:p>2.466</text:p>
          </table:table-cell>
          <table:table-cell/>
          <table:table-cell table:formula="of:=IF(ISODD(ROW([.D818]));[.D8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19]));[.D819];&quot;&quot;)" office:value-type="float" office:value="2.35471" calcext:value-type="float">
            <text:p>2.354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71" calcext:value-type="float">
            <text:p>2.35471</text:p>
          </table:table-cell>
          <table:table-cell/>
          <table:table-cell table:formula="of:=IF(ISODD(ROW([.D820]));[.D8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21]));[.D821];&quot;&quot;)" office:value-type="float" office:value="2.3864" calcext:value-type="float">
            <text:p>2.386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64" calcext:value-type="float">
            <text:p>2.3864</text:p>
          </table:table-cell>
          <table:table-cell/>
          <table:table-cell table:formula="of:=IF(ISODD(ROW([.D822]));[.D8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23]));[.D823];&quot;&quot;)" office:value-type="float" office:value="2.34416" calcext:value-type="float">
            <text:p>2.344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416" calcext:value-type="float">
            <text:p>2.34416</text:p>
          </table:table-cell>
          <table:table-cell/>
          <table:table-cell table:formula="of:=IF(ISODD(ROW([.D824]));[.D8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25]));[.D825];&quot;&quot;)" office:value-type="float" office:value="2.343" calcext:value-type="float">
            <text:p>2.3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3" calcext:value-type="float">
            <text:p>2.343</text:p>
          </table:table-cell>
          <table:table-cell/>
          <table:table-cell table:formula="of:=IF(ISODD(ROW([.D826]));[.D8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27]));[.D827];&quot;&quot;)" office:value-type="float" office:value="2.37171" calcext:value-type="float">
            <text:p>2.371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171" calcext:value-type="float">
            <text:p>2.37171</text:p>
          </table:table-cell>
          <table:table-cell/>
          <table:table-cell table:formula="of:=IF(ISODD(ROW([.D828]));[.D8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29]));[.D829];&quot;&quot;)" office:value-type="float" office:value="2.4024" calcext:value-type="float">
            <text:p>2.40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24" calcext:value-type="float">
            <text:p>2.4024</text:p>
          </table:table-cell>
          <table:table-cell/>
          <table:table-cell table:formula="of:=IF(ISODD(ROW([.D830]));[.D8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31]));[.D831];&quot;&quot;)" office:value-type="float" office:value="2.3626" calcext:value-type="float">
            <text:p>2.36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6" calcext:value-type="float">
            <text:p>2.3626</text:p>
          </table:table-cell>
          <table:table-cell/>
          <table:table-cell table:formula="of:=IF(ISODD(ROW([.D832]));[.D8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33]));[.D833];&quot;&quot;)" office:value-type="float" office:value="2.36226" calcext:value-type="float">
            <text:p>2.362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226" calcext:value-type="float">
            <text:p>2.36226</text:p>
          </table:table-cell>
          <table:table-cell/>
          <table:table-cell table:formula="of:=IF(ISODD(ROW([.D834]));[.D8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35]));[.D835];&quot;&quot;)" office:value-type="float" office:value="2.41712" calcext:value-type="float">
            <text:p>2.417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12" calcext:value-type="float">
            <text:p>2.41712</text:p>
          </table:table-cell>
          <table:table-cell/>
          <table:table-cell table:formula="of:=IF(ISODD(ROW([.D836]));[.D8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37]));[.D837];&quot;&quot;)" office:value-type="float" office:value="2.44781" calcext:value-type="float">
            <text:p>2.447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4781" calcext:value-type="float">
            <text:p>2.44781</text:p>
          </table:table-cell>
          <table:table-cell/>
          <table:table-cell table:formula="of:=IF(ISODD(ROW([.D838]));[.D8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39]));[.D839];&quot;&quot;)" office:value-type="float" office:value="2.40626" calcext:value-type="float">
            <text:p>2.406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26" calcext:value-type="float">
            <text:p>2.40626</text:p>
          </table:table-cell>
          <table:table-cell/>
          <table:table-cell table:formula="of:=IF(ISODD(ROW([.D840]));[.D8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41]));[.D841];&quot;&quot;)" office:value-type="float" office:value="2.4085" calcext:value-type="float">
            <text:p>2.40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5" calcext:value-type="float">
            <text:p>2.4085</text:p>
          </table:table-cell>
          <table:table-cell/>
          <table:table-cell table:formula="of:=IF(ISODD(ROW([.D842]));[.D8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43]));[.D843];&quot;&quot;)" office:value-type="float" office:value="2.40627" calcext:value-type="float">
            <text:p>2.406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27" calcext:value-type="float">
            <text:p>2.40627</text:p>
          </table:table-cell>
          <table:table-cell/>
          <table:table-cell table:formula="of:=IF(ISODD(ROW([.D844]));[.D8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45]));[.D845];&quot;&quot;)" office:value-type="float" office:value="2.43736" calcext:value-type="float">
            <text:p>2.437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736" calcext:value-type="float">
            <text:p>2.43736</text:p>
          </table:table-cell>
          <table:table-cell/>
          <table:table-cell table:formula="of:=IF(ISODD(ROW([.D846]));[.D8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47]));[.D847];&quot;&quot;)" office:value-type="float" office:value="2.39608" calcext:value-type="float">
            <text:p>2.396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08" calcext:value-type="float">
            <text:p>2.39608</text:p>
          </table:table-cell>
          <table:table-cell/>
          <table:table-cell table:formula="of:=IF(ISODD(ROW([.D848]));[.D8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49]));[.D849];&quot;&quot;)" office:value-type="float" office:value="2.39693" calcext:value-type="float">
            <text:p>2.3969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93" calcext:value-type="float">
            <text:p>2.39693</text:p>
          </table:table-cell>
          <table:table-cell/>
          <table:table-cell table:formula="of:=IF(ISODD(ROW([.D850]));[.D8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51]));[.D851];&quot;&quot;)" office:value-type="float" office:value="2.48533" calcext:value-type="float">
            <text:p>2.485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533" calcext:value-type="float">
            <text:p>2.48533</text:p>
          </table:table-cell>
          <table:table-cell/>
          <table:table-cell table:formula="of:=IF(ISODD(ROW([.D852]));[.D8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53]));[.D853];&quot;&quot;)" office:value-type="float" office:value="2.51618" calcext:value-type="float">
            <text:p>2.5161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618" calcext:value-type="float">
            <text:p>2.51618</text:p>
          </table:table-cell>
          <table:table-cell/>
          <table:table-cell table:formula="of:=IF(ISODD(ROW([.D854]));[.D8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55]));[.D855];&quot;&quot;)" office:value-type="float" office:value="2.47303" calcext:value-type="float">
            <text:p>2.473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303" calcext:value-type="float">
            <text:p>2.47303</text:p>
          </table:table-cell>
          <table:table-cell/>
          <table:table-cell table:formula="of:=IF(ISODD(ROW([.D856]));[.D8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57]));[.D857];&quot;&quot;)" office:value-type="float" office:value="2.47535" calcext:value-type="float">
            <text:p>2.475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535" calcext:value-type="float">
            <text:p>2.47535</text:p>
          </table:table-cell>
          <table:table-cell/>
          <table:table-cell table:formula="of:=IF(ISODD(ROW([.D858]));[.D8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59]));[.D859];&quot;&quot;)" office:value-type="float" office:value="2.36342" calcext:value-type="float">
            <text:p>2.363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342" calcext:value-type="float">
            <text:p>2.36342</text:p>
          </table:table-cell>
          <table:table-cell/>
          <table:table-cell table:formula="of:=IF(ISODD(ROW([.D860]));[.D8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61]));[.D861];&quot;&quot;)" office:value-type="float" office:value="2.39532" calcext:value-type="float">
            <text:p>2.395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532" calcext:value-type="float">
            <text:p>2.39532</text:p>
          </table:table-cell>
          <table:table-cell/>
          <table:table-cell table:formula="of:=IF(ISODD(ROW([.D862]));[.D8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63]));[.D863];&quot;&quot;)" office:value-type="float" office:value="2.35316" calcext:value-type="float">
            <text:p>2.353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316" calcext:value-type="float">
            <text:p>2.35316</text:p>
          </table:table-cell>
          <table:table-cell/>
          <table:table-cell table:formula="of:=IF(ISODD(ROW([.D864]));[.D8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65]));[.D865];&quot;&quot;)" office:value-type="float" office:value="2.35201" calcext:value-type="float">
            <text:p>2.352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201" calcext:value-type="float">
            <text:p>2.35201</text:p>
          </table:table-cell>
          <table:table-cell/>
          <table:table-cell table:formula="of:=IF(ISODD(ROW([.D866]));[.D8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67]));[.D867];&quot;&quot;)" office:value-type="float" office:value="2.38095" calcext:value-type="float">
            <text:p>2.380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095" calcext:value-type="float">
            <text:p>2.38095</text:p>
          </table:table-cell>
          <table:table-cell/>
          <table:table-cell table:formula="of:=IF(ISODD(ROW([.D868]));[.D8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69]));[.D869];&quot;&quot;)" office:value-type="float" office:value="2.41185" calcext:value-type="float">
            <text:p>2.411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85" calcext:value-type="float">
            <text:p>2.41185</text:p>
          </table:table-cell>
          <table:table-cell/>
          <table:table-cell table:formula="of:=IF(ISODD(ROW([.D870]));[.D8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71]));[.D871];&quot;&quot;)" office:value-type="float" office:value="2.37213" calcext:value-type="float">
            <text:p>2.372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13" calcext:value-type="float">
            <text:p>2.37213</text:p>
          </table:table-cell>
          <table:table-cell/>
          <table:table-cell table:formula="of:=IF(ISODD(ROW([.D872]));[.D8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73]));[.D873];&quot;&quot;)" office:value-type="float" office:value="2.3718" calcext:value-type="float">
            <text:p>2.371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18" calcext:value-type="float">
            <text:p>2.3718</text:p>
          </table:table-cell>
          <table:table-cell/>
          <table:table-cell table:formula="of:=IF(ISODD(ROW([.D874]));[.D8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75]));[.D875];&quot;&quot;)" office:value-type="float" office:value="2.42634" calcext:value-type="float">
            <text:p>2.426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34" calcext:value-type="float">
            <text:p>2.42634</text:p>
          </table:table-cell>
          <table:table-cell/>
          <table:table-cell table:formula="of:=IF(ISODD(ROW([.D876]));[.D8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77]));[.D877];&quot;&quot;)" office:value-type="float" office:value="2.45725" calcext:value-type="float">
            <text:p>2.457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725" calcext:value-type="float">
            <text:p>2.45725</text:p>
          </table:table-cell>
          <table:table-cell/>
          <table:table-cell table:formula="of:=IF(ISODD(ROW([.D878]));[.D8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79]));[.D879];&quot;&quot;)" office:value-type="float" office:value="2.41578" calcext:value-type="float">
            <text:p>2.415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8" calcext:value-type="float">
            <text:p>2.41578</text:p>
          </table:table-cell>
          <table:table-cell/>
          <table:table-cell table:formula="of:=IF(ISODD(ROW([.D880]));[.D8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81]));[.D881];&quot;&quot;)" office:value-type="float" office:value="2.41803" calcext:value-type="float">
            <text:p>2.418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03" calcext:value-type="float">
            <text:p>2.41803</text:p>
          </table:table-cell>
          <table:table-cell/>
          <table:table-cell table:formula="of:=IF(ISODD(ROW([.D882]));[.D8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83]));[.D883];&quot;&quot;)" office:value-type="float" office:value="2.40801" calcext:value-type="float">
            <text:p>2.408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801" calcext:value-type="float">
            <text:p>2.40801</text:p>
          </table:table-cell>
          <table:table-cell/>
          <table:table-cell table:formula="of:=IF(ISODD(ROW([.D884]));[.D8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85]));[.D885];&quot;&quot;)" office:value-type="float" office:value="2.43936" calcext:value-type="float">
            <text:p>2.439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936" calcext:value-type="float">
            <text:p>2.43936</text:p>
          </table:table-cell>
          <table:table-cell/>
          <table:table-cell table:formula="of:=IF(ISODD(ROW([.D886]));[.D8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87]));[.D887];&quot;&quot;)" office:value-type="float" office:value="2.39791" calcext:value-type="float">
            <text:p>2.397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91" calcext:value-type="float">
            <text:p>2.39791</text:p>
          </table:table-cell>
          <table:table-cell/>
          <table:table-cell table:formula="of:=IF(ISODD(ROW([.D888]));[.D8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89]));[.D889];&quot;&quot;)" office:value-type="float" office:value="2.39855" calcext:value-type="float">
            <text:p>2.398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855" calcext:value-type="float">
            <text:p>2.39855</text:p>
          </table:table-cell>
          <table:table-cell/>
          <table:table-cell table:formula="of:=IF(ISODD(ROW([.D890]));[.D8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91]));[.D891];&quot;&quot;)" office:value-type="float" office:value="2.48841" calcext:value-type="float">
            <text:p>2.488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841" calcext:value-type="float">
            <text:p>2.48841</text:p>
          </table:table-cell>
          <table:table-cell/>
          <table:table-cell table:formula="of:=IF(ISODD(ROW([.D892]));[.D8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93]));[.D893];&quot;&quot;)" office:value-type="float" office:value="2.51952" calcext:value-type="float">
            <text:p>2.519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952" calcext:value-type="float">
            <text:p>2.51952</text:p>
          </table:table-cell>
          <table:table-cell/>
          <table:table-cell table:formula="of:=IF(ISODD(ROW([.D894]));[.D8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95]));[.D895];&quot;&quot;)" office:value-type="float" office:value="2.47621" calcext:value-type="float">
            <text:p>2.476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21" calcext:value-type="float">
            <text:p>2.47621</text:p>
          </table:table-cell>
          <table:table-cell/>
          <table:table-cell table:formula="of:=IF(ISODD(ROW([.D896]));[.D8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97]));[.D897];&quot;&quot;)" office:value-type="float" office:value="2.47832" calcext:value-type="float">
            <text:p>2.478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832" calcext:value-type="float">
            <text:p>2.47832</text:p>
          </table:table-cell>
          <table:table-cell/>
          <table:table-cell table:formula="of:=IF(ISODD(ROW([.D898]));[.D8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899]));[.D899];&quot;&quot;)" office:value-type="float" office:value="2.36541" calcext:value-type="float">
            <text:p>2.365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41" calcext:value-type="float">
            <text:p>2.36541</text:p>
          </table:table-cell>
          <table:table-cell/>
          <table:table-cell table:formula="of:=IF(ISODD(ROW([.D900]));[.D9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01]));[.D901];&quot;&quot;)" office:value-type="float" office:value="2.39758" calcext:value-type="float">
            <text:p>2.397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8" calcext:value-type="float">
            <text:p>2.39758</text:p>
          </table:table-cell>
          <table:table-cell/>
          <table:table-cell table:formula="of:=IF(ISODD(ROW([.D902]));[.D9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03]));[.D903];&quot;&quot;)" office:value-type="float" office:value="2.35524" calcext:value-type="float">
            <text:p>2.355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24" calcext:value-type="float">
            <text:p>2.35524</text:p>
          </table:table-cell>
          <table:table-cell/>
          <table:table-cell table:formula="of:=IF(ISODD(ROW([.D904]));[.D9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05]));[.D905];&quot;&quot;)" office:value-type="float" office:value="2.35389" calcext:value-type="float">
            <text:p>2.3538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389" calcext:value-type="float">
            <text:p>2.35389</text:p>
          </table:table-cell>
          <table:table-cell/>
          <table:table-cell table:formula="of:=IF(ISODD(ROW([.D906]));[.D9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07]));[.D907];&quot;&quot;)" office:value-type="float" office:value="2.38158" calcext:value-type="float">
            <text:p>2.3815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158" calcext:value-type="float">
            <text:p>2.38158</text:p>
          </table:table-cell>
          <table:table-cell/>
          <table:table-cell table:formula="of:=IF(ISODD(ROW([.D908]));[.D9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09]));[.D909];&quot;&quot;)" office:value-type="float" office:value="2.41276" calcext:value-type="float">
            <text:p>2.412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76" calcext:value-type="float">
            <text:p>2.41276</text:p>
          </table:table-cell>
          <table:table-cell/>
          <table:table-cell table:formula="of:=IF(ISODD(ROW([.D910]));[.D9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11]));[.D911];&quot;&quot;)" office:value-type="float" office:value="2.37286" calcext:value-type="float">
            <text:p>2.3728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86" calcext:value-type="float">
            <text:p>2.37286</text:p>
          </table:table-cell>
          <table:table-cell/>
          <table:table-cell table:formula="of:=IF(ISODD(ROW([.D912]));[.D9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13]));[.D913];&quot;&quot;)" office:value-type="float" office:value="2.37233" calcext:value-type="float">
            <text:p>2.372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33" calcext:value-type="float">
            <text:p>2.37233</text:p>
          </table:table-cell>
          <table:table-cell/>
          <table:table-cell table:formula="of:=IF(ISODD(ROW([.D914]));[.D9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15]));[.D915];&quot;&quot;)" office:value-type="float" office:value="2.4282" calcext:value-type="float">
            <text:p>2.42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82" calcext:value-type="float">
            <text:p>2.4282</text:p>
          </table:table-cell>
          <table:table-cell/>
          <table:table-cell table:formula="of:=IF(ISODD(ROW([.D916]));[.D9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17]));[.D917];&quot;&quot;)" office:value-type="float" office:value="2.45939" calcext:value-type="float">
            <text:p>2.459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939" calcext:value-type="float">
            <text:p>2.45939</text:p>
          </table:table-cell>
          <table:table-cell/>
          <table:table-cell table:formula="of:=IF(ISODD(ROW([.D918]));[.D9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19]));[.D919];&quot;&quot;)" office:value-type="float" office:value="2.41774" calcext:value-type="float">
            <text:p>2.417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774" calcext:value-type="float">
            <text:p>2.41774</text:p>
          </table:table-cell>
          <table:table-cell/>
          <table:table-cell table:formula="of:=IF(ISODD(ROW([.D920]));[.D9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21]));[.D921];&quot;&quot;)" office:value-type="float" office:value="2.41978" calcext:value-type="float">
            <text:p>2.419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978" calcext:value-type="float">
            <text:p>2.41978</text:p>
          </table:table-cell>
          <table:table-cell/>
          <table:table-cell table:formula="of:=IF(ISODD(ROW([.D922]));[.D9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23]));[.D923];&quot;&quot;)" office:value-type="float" office:value="2.4068" calcext:value-type="float">
            <text:p>2.406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68" calcext:value-type="float">
            <text:p>2.4068</text:p>
          </table:table-cell>
          <table:table-cell/>
          <table:table-cell table:formula="of:=IF(ISODD(ROW([.D924]));[.D9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25]));[.D925];&quot;&quot;)" office:value-type="float" office:value="2.43804" calcext:value-type="float">
            <text:p>2.438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804" calcext:value-type="float">
            <text:p>2.43804</text:p>
          </table:table-cell>
          <table:table-cell/>
          <table:table-cell table:formula="of:=IF(ISODD(ROW([.D926]));[.D9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27]));[.D927];&quot;&quot;)" office:value-type="float" office:value="2.3967" calcext:value-type="float">
            <text:p>2.39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67" calcext:value-type="float">
            <text:p>2.3967</text:p>
          </table:table-cell>
          <table:table-cell/>
          <table:table-cell table:formula="of:=IF(ISODD(ROW([.D928]));[.D9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29]));[.D929];&quot;&quot;)" office:value-type="float" office:value="2.39756" calcext:value-type="float">
            <text:p>2.397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56" calcext:value-type="float">
            <text:p>2.39756</text:p>
          </table:table-cell>
          <table:table-cell/>
          <table:table-cell table:formula="of:=IF(ISODD(ROW([.D930]));[.D9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31]));[.D931];&quot;&quot;)" office:value-type="float" office:value="2.4863" calcext:value-type="float">
            <text:p>2.48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63" calcext:value-type="float">
            <text:p>2.4863</text:p>
          </table:table-cell>
          <table:table-cell/>
          <table:table-cell table:formula="of:=IF(ISODD(ROW([.D932]));[.D9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33]));[.D933];&quot;&quot;)" office:value-type="float" office:value="2.5173" calcext:value-type="float">
            <text:p>2.5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73" calcext:value-type="float">
            <text:p>2.5173</text:p>
          </table:table-cell>
          <table:table-cell/>
          <table:table-cell table:formula="of:=IF(ISODD(ROW([.D934]));[.D9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35]));[.D935];&quot;&quot;)" office:value-type="float" office:value="2.4741" calcext:value-type="float">
            <text:p>2.47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41" calcext:value-type="float">
            <text:p>2.4741</text:p>
          </table:table-cell>
          <table:table-cell/>
          <table:table-cell table:formula="of:=IF(ISODD(ROW([.D936]));[.D9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37]));[.D937];&quot;&quot;)" office:value-type="float" office:value="2.47644" calcext:value-type="float">
            <text:p>2.476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644" calcext:value-type="float">
            <text:p>2.47644</text:p>
          </table:table-cell>
          <table:table-cell/>
          <table:table-cell table:formula="of:=IF(ISODD(ROW([.D938]));[.D9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39]));[.D939];&quot;&quot;)" office:value-type="float" office:value="2.36535" calcext:value-type="float">
            <text:p>2.365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535" calcext:value-type="float">
            <text:p>2.36535</text:p>
          </table:table-cell>
          <table:table-cell/>
          <table:table-cell table:formula="of:=IF(ISODD(ROW([.D940]));[.D9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41]));[.D941];&quot;&quot;)" office:value-type="float" office:value="2.39742" calcext:value-type="float">
            <text:p>2.3974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742" calcext:value-type="float">
            <text:p>2.39742</text:p>
          </table:table-cell>
          <table:table-cell/>
          <table:table-cell table:formula="of:=IF(ISODD(ROW([.D942]));[.D9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43]));[.D943];&quot;&quot;)" office:value-type="float" office:value="2.3552" calcext:value-type="float">
            <text:p>2.35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52" calcext:value-type="float">
            <text:p>2.3552</text:p>
          </table:table-cell>
          <table:table-cell/>
          <table:table-cell table:formula="of:=IF(ISODD(ROW([.D944]));[.D9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45]));[.D945];&quot;&quot;)" office:value-type="float" office:value="2.35404" calcext:value-type="float">
            <text:p>2.3540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404" calcext:value-type="float">
            <text:p>2.35404</text:p>
          </table:table-cell>
          <table:table-cell/>
          <table:table-cell table:formula="of:=IF(ISODD(ROW([.D946]));[.D9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47]));[.D947];&quot;&quot;)" office:value-type="float" office:value="2.38126" calcext:value-type="float">
            <text:p>2.381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8126" calcext:value-type="float">
            <text:p>2.38126</text:p>
          </table:table-cell>
          <table:table-cell/>
          <table:table-cell table:formula="of:=IF(ISODD(ROW([.D948]));[.D9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49]));[.D949];&quot;&quot;)" office:value-type="float" office:value="2.41232" calcext:value-type="float">
            <text:p>2.412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232" calcext:value-type="float">
            <text:p>2.41232</text:p>
          </table:table-cell>
          <table:table-cell/>
          <table:table-cell table:formula="of:=IF(ISODD(ROW([.D950]));[.D9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51]));[.D951];&quot;&quot;)" office:value-type="float" office:value="2.37255" calcext:value-type="float">
            <text:p>2.372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55" calcext:value-type="float">
            <text:p>2.37255</text:p>
          </table:table-cell>
          <table:table-cell/>
          <table:table-cell table:formula="of:=IF(ISODD(ROW([.D952]));[.D9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53]));[.D953];&quot;&quot;)" office:value-type="float" office:value="2.37222" calcext:value-type="float">
            <text:p>2.372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222" calcext:value-type="float">
            <text:p>2.37222</text:p>
          </table:table-cell>
          <table:table-cell/>
          <table:table-cell table:formula="of:=IF(ISODD(ROW([.D954]));[.D9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55]));[.D955];&quot;&quot;)" office:value-type="float" office:value="2.4262" calcext:value-type="float">
            <text:p>2.42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62" calcext:value-type="float">
            <text:p>2.4262</text:p>
          </table:table-cell>
          <table:table-cell/>
          <table:table-cell table:formula="of:=IF(ISODD(ROW([.D956]));[.D9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57]));[.D957];&quot;&quot;)" office:value-type="float" office:value="2.45727" calcext:value-type="float">
            <text:p>2.457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727" calcext:value-type="float">
            <text:p>2.45727</text:p>
          </table:table-cell>
          <table:table-cell/>
          <table:table-cell table:formula="of:=IF(ISODD(ROW([.D958]));[.D9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59]));[.D959];&quot;&quot;)" office:value-type="float" office:value="2.41574" calcext:value-type="float">
            <text:p>2.415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574" calcext:value-type="float">
            <text:p>2.41574</text:p>
          </table:table-cell>
          <table:table-cell/>
          <table:table-cell table:formula="of:=IF(ISODD(ROW([.D960]));[.D9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ISODD(ROW([.D961]));[.D961];&quot;&quot;)" office:value-type="float" office:value="2.418" calcext:value-type="float">
            <text:p>2.41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8" calcext:value-type="float">
            <text:p>2.418</text:p>
          </table:table-cell>
          <table:table-cell/>
          <table:table-cell table:formula="of:=IF(ISODD(ROW([.D962]));[.D9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63]));[.D963];&quot;&quot;)" office:value-type="float" office:value="2.40129" calcext:value-type="float">
            <text:p>2.401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129" calcext:value-type="float">
            <text:p>2.40129</text:p>
          </table:table-cell>
          <table:table-cell/>
          <table:table-cell table:formula="of:=IF(ISODD(ROW([.D964]));[.D9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65]));[.D965];&quot;&quot;)" office:value-type="float" office:value="2.43252" calcext:value-type="float">
            <text:p>2.432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3252" calcext:value-type="float">
            <text:p>2.43252</text:p>
          </table:table-cell>
          <table:table-cell/>
          <table:table-cell table:formula="of:=IF(ISODD(ROW([.D966]));[.D9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67]));[.D967];&quot;&quot;)" office:value-type="float" office:value="2.39119" calcext:value-type="float">
            <text:p>2.391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19" calcext:value-type="float">
            <text:p>2.39119</text:p>
          </table:table-cell>
          <table:table-cell/>
          <table:table-cell table:formula="of:=IF(ISODD(ROW([.D968]));[.D9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69]));[.D969];&quot;&quot;)" office:value-type="float" office:value="2.39201" calcext:value-type="float">
            <text:p>2.392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201" calcext:value-type="float">
            <text:p>2.39201</text:p>
          </table:table-cell>
          <table:table-cell/>
          <table:table-cell table:formula="of:=IF(ISODD(ROW([.D970]));[.D9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71]));[.D971];&quot;&quot;)" office:value-type="float" office:value="2.48063" calcext:value-type="float">
            <text:p>2.480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8063" calcext:value-type="float">
            <text:p>2.48063</text:p>
          </table:table-cell>
          <table:table-cell/>
          <table:table-cell table:formula="of:=IF(ISODD(ROW([.D972]));[.D9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73]));[.D973];&quot;&quot;)" office:value-type="float" office:value="2.51162" calcext:value-type="float">
            <text:p>2.511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51162" calcext:value-type="float">
            <text:p>2.51162</text:p>
          </table:table-cell>
          <table:table-cell/>
          <table:table-cell table:formula="of:=IF(ISODD(ROW([.D974]));[.D9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75]));[.D975];&quot;&quot;)" office:value-type="float" office:value="2.46843" calcext:value-type="float">
            <text:p>2.4684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6843" calcext:value-type="float">
            <text:p>2.46843</text:p>
          </table:table-cell>
          <table:table-cell/>
          <table:table-cell table:formula="of:=IF(ISODD(ROW([.D976]));[.D9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77]));[.D977];&quot;&quot;)" office:value-type="float" office:value="2.47073" calcext:value-type="float">
            <text:p>2.470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7073" calcext:value-type="float">
            <text:p>2.47073</text:p>
          </table:table-cell>
          <table:table-cell/>
          <table:table-cell table:formula="of:=IF(ISODD(ROW([.D978]));[.D9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79]));[.D979];&quot;&quot;)" office:value-type="float" office:value="2.35897" calcext:value-type="float">
            <text:p>2.3589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5897" calcext:value-type="float">
            <text:p>2.35897</text:p>
          </table:table-cell>
          <table:table-cell/>
          <table:table-cell table:formula="of:=IF(ISODD(ROW([.D980]));[.D9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81]));[.D981];&quot;&quot;)" office:value-type="float" office:value="2.39102" calcext:value-type="float">
            <text:p>2.3910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102" calcext:value-type="float">
            <text:p>2.39102</text:p>
          </table:table-cell>
          <table:table-cell/>
          <table:table-cell table:formula="of:=IF(ISODD(ROW([.D982]));[.D9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83]));[.D983];&quot;&quot;)" office:value-type="float" office:value="2.34881" calcext:value-type="float">
            <text:p>2.348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881" calcext:value-type="float">
            <text:p>2.34881</text:p>
          </table:table-cell>
          <table:table-cell/>
          <table:table-cell table:formula="of:=IF(ISODD(ROW([.D984]));[.D9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85]));[.D985];&quot;&quot;)" office:value-type="float" office:value="2.34763" calcext:value-type="float">
            <text:p>2.347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4763" calcext:value-type="float">
            <text:p>2.34763</text:p>
          </table:table-cell>
          <table:table-cell/>
          <table:table-cell table:formula="of:=IF(ISODD(ROW([.D986]));[.D9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87]));[.D987];&quot;&quot;)" office:value-type="float" office:value="2.37617" calcext:value-type="float">
            <text:p>2.376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7617" calcext:value-type="float">
            <text:p>2.37617</text:p>
          </table:table-cell>
          <table:table-cell/>
          <table:table-cell table:formula="of:=IF(ISODD(ROW([.D988]));[.D9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89]));[.D989];&quot;&quot;)" office:value-type="float" office:value="2.40722" calcext:value-type="float">
            <text:p>2.407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0722" calcext:value-type="float">
            <text:p>2.40722</text:p>
          </table:table-cell>
          <table:table-cell/>
          <table:table-cell table:formula="of:=IF(ISODD(ROW([.D990]));[.D9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91]));[.D991];&quot;&quot;)" office:value-type="float" office:value="2.36746" calcext:value-type="float">
            <text:p>2.367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46" calcext:value-type="float">
            <text:p>2.36746</text:p>
          </table:table-cell>
          <table:table-cell/>
          <table:table-cell table:formula="of:=IF(ISODD(ROW([.D992]));[.D9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IF(ISODD(ROW([.D993]));[.D993];&quot;&quot;)" office:value-type="float" office:value="2.3671" calcext:value-type="float">
            <text:p>2.36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671" calcext:value-type="float">
            <text:p>2.3671</text:p>
          </table:table-cell>
          <table:table-cell/>
          <table:table-cell table:formula="of:=IF(ISODD(ROW([.D994]));[.D9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IF(ISODD(ROW([.D995]));[.D995];&quot;&quot;)" office:value-type="float" office:value="2.42175" calcext:value-type="float">
            <text:p>2.421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2175" calcext:value-type="float">
            <text:p>2.42175</text:p>
          </table:table-cell>
          <table:table-cell/>
          <table:table-cell table:formula="of:=IF(ISODD(ROW([.D996]));[.D9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IF(ISODD(ROW([.D997]));[.D997];&quot;&quot;)" office:value-type="float" office:value="2.45281" calcext:value-type="float">
            <text:p>2.452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5281" calcext:value-type="float">
            <text:p>2.45281</text:p>
          </table:table-cell>
          <table:table-cell/>
          <table:table-cell table:formula="of:=IF(ISODD(ROW([.D998]));[.D9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IF(ISODD(ROW([.D999]));[.D999];&quot;&quot;)" office:value-type="float" office:value="2.41129" calcext:value-type="float">
            <text:p>2.411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129" calcext:value-type="float">
            <text:p>2.41129</text:p>
          </table:table-cell>
          <table:table-cell/>
          <table:table-cell table:formula="of:=IF(ISODD(ROW([.D1000]));[.D10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IF(ISODD(ROW([.D1001]));[.D1001];&quot;&quot;)" office:value-type="float" office:value="2.41352" calcext:value-type="float">
            <text:p>2.413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41352" calcext:value-type="float">
            <text:p>2.41352</text:p>
          </table:table-cell>
          <table:table-cell/>
          <table:table-cell table:formula="of:=IF(ISODD(ROW([.D1002]));[.D10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5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058" calcext:value-type="float">
            <text:p>2.340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174" calcext:value-type="float">
            <text:p>2.34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4416" calcext:value-type="float">
            <text:p>2.34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519" calcext:value-type="float">
            <text:p>2.34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533" calcext:value-type="float">
            <text:p>2.34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4608" calcext:value-type="float">
            <text:p>2.346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634" calcext:value-type="float">
            <text:p>2.346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651" calcext:value-type="float">
            <text:p>2.34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4662" calcext:value-type="float">
            <text:p>2.346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4723" calcext:value-type="float">
            <text:p>2.34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4763" calcext:value-type="float">
            <text:p>2.347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4787" calcext:value-type="float">
            <text:p>2.3478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4881" calcext:value-type="float">
            <text:p>2.34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4968" calcext:value-type="float">
            <text:p>2.34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4985" calcext:value-type="float">
            <text:p>2.34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073" calcext:value-type="float">
            <text:p>2.350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083" calcext:value-type="float">
            <text:p>2.3508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102" calcext:value-type="float">
            <text:p>2.35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127" calcext:value-type="float">
            <text:p>2.35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157" calcext:value-type="float">
            <text:p>2.35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173" calcext:value-type="float">
            <text:p>2.351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19" calcext:value-type="float">
            <text:p>2.3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201" calcext:value-type="float">
            <text:p>2.35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247" calcext:value-type="float">
            <text:p>2.3524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254" calcext:value-type="float">
            <text:p>2.352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287" calcext:value-type="float">
            <text:p>2.3528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292" calcext:value-type="float">
            <text:p>2.352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316" calcext:value-type="float">
            <text:p>2.35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389" calcext:value-type="float">
            <text:p>2.35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404" calcext:value-type="float">
            <text:p>2.35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424" calcext:value-type="float">
            <text:p>2.3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471" calcext:value-type="float">
            <text:p>2.35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509" calcext:value-type="float">
            <text:p>2.355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52" calcext:value-type="float">
            <text:p>2.355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5524" calcext:value-type="float">
            <text:p>2.355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538" calcext:value-type="float">
            <text:p>2.35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563" calcext:value-type="float">
            <text:p>2.35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609" calcext:value-type="float">
            <text:p>2.356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624" calcext:value-type="float">
            <text:p>2.35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625" calcext:value-type="float">
            <text:p>2.3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685" calcext:value-type="float">
            <text:p>2.3568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687" calcext:value-type="float">
            <text:p>2.35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694" calcext:value-type="float">
            <text:p>2.35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698" calcext:value-type="float">
            <text:p>2.35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713" calcext:value-type="float">
            <text:p>2.357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739" calcext:value-type="float">
            <text:p>2.3573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5743" calcext:value-type="float">
            <text:p>2.357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749" calcext:value-type="float">
            <text:p>2.35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768" calcext:value-type="float">
            <text:p>2.35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777" calcext:value-type="float">
            <text:p>2.357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828" calcext:value-type="float">
            <text:p>2.3582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5832" calcext:value-type="float">
            <text:p>2.35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844" calcext:value-type="float">
            <text:p>2.358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891" calcext:value-type="float">
            <text:p>2.3589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5893" calcext:value-type="float">
            <text:p>2.35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5897" calcext:value-type="float">
            <text:p>2.3589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5975" calcext:value-type="float">
            <text:p>2.35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008" calcext:value-type="float">
            <text:p>2.36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123" calcext:value-type="float">
            <text:p>2.3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127" calcext:value-type="float">
            <text:p>2.36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205" calcext:value-type="float">
            <text:p>2.3620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6226" calcext:value-type="float">
            <text:p>2.3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626" calcext:value-type="float">
            <text:p>2.3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272" calcext:value-type="float">
            <text:p>2.36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322" calcext:value-type="float">
            <text:p>2.36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328" calcext:value-type="float">
            <text:p>2.36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6342" calcext:value-type="float">
            <text:p>2.3634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462" calcext:value-type="float">
            <text:p>2.36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471" calcext:value-type="float">
            <text:p>2.3647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472" calcext:value-type="float">
            <text:p>2.36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495" calcext:value-type="float">
            <text:p>2.36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506" calcext:value-type="float">
            <text:p>2.36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506" calcext:value-type="float">
            <text:p>2.3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6535" calcext:value-type="float">
            <text:p>2.36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6541" calcext:value-type="float">
            <text:p>2.3654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544" calcext:value-type="float">
            <text:p>2.3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569" calcext:value-type="float">
            <text:p>2.36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586" calcext:value-type="float">
            <text:p>2.36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649" calcext:value-type="float">
            <text:p>2.3664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671" calcext:value-type="float">
            <text:p>2.3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715" calcext:value-type="float">
            <text:p>2.36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6746" calcext:value-type="float">
            <text:p>2.36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76" calcext:value-type="float">
            <text:p>2.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765" calcext:value-type="float">
            <text:p>2.36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843" calcext:value-type="float">
            <text:p>2.36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849" calcext:value-type="float">
            <text:p>2.36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91" calcext:value-type="float">
            <text:p>2.3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6913" calcext:value-type="float">
            <text:p>2.369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937" calcext:value-type="float">
            <text:p>2.36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938" calcext:value-type="float">
            <text:p>2.369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949" calcext:value-type="float">
            <text:p>2.3694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958" calcext:value-type="float">
            <text:p>2.369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97" calcext:value-type="float">
            <text:p>2.369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98" calcext:value-type="float">
            <text:p>2.3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983" calcext:value-type="float">
            <text:p>2.3698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6992" calcext:value-type="float">
            <text:p>2.36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6994" calcext:value-type="float">
            <text:p>2.36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013" calcext:value-type="float">
            <text:p>2.370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03" calcext:value-type="float">
            <text:p>2.3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045" calcext:value-type="float">
            <text:p>2.37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074" calcext:value-type="float">
            <text:p>2.37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171" calcext:value-type="float">
            <text:p>2.3717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18" calcext:value-type="float">
            <text:p>2.3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213" calcext:value-type="float">
            <text:p>2.3721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222" calcext:value-type="float">
            <text:p>2.3722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233" calcext:value-type="float">
            <text:p>2.37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255" calcext:value-type="float">
            <text:p>2.3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286" calcext:value-type="float">
            <text:p>2.37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397" calcext:value-type="float">
            <text:p>2.37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11" calcext:value-type="float">
            <text:p>2.37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417" calcext:value-type="float">
            <text:p>2.3741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2" calcext:value-type="float">
            <text:p>2.374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426" calcext:value-type="float">
            <text:p>2.37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52" calcext:value-type="float">
            <text:p>2.3745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59" calcext:value-type="float">
            <text:p>2.37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46" calcext:value-type="float">
            <text:p>2.3746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468" calcext:value-type="float">
            <text:p>2.3746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7" calcext:value-type="float">
            <text:p>2.374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481" calcext:value-type="float">
            <text:p>2.374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491" calcext:value-type="float">
            <text:p>2.3749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497" calcext:value-type="float">
            <text:p>2.37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502" calcext:value-type="float">
            <text:p>2.37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522" calcext:value-type="float">
            <text:p>2.37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534" calcext:value-type="float">
            <text:p>2.37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54" calcext:value-type="float">
            <text:p>2.375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541" calcext:value-type="float">
            <text:p>2.3754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549" calcext:value-type="float">
            <text:p>2.375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582" calcext:value-type="float">
            <text:p>2.37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611" calcext:value-type="float">
            <text:p>2.37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7617" calcext:value-type="float">
            <text:p>2.37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786" calcext:value-type="float">
            <text:p>2.3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7865" calcext:value-type="float">
            <text:p>2.37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871" calcext:value-type="float">
            <text:p>2.37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904" calcext:value-type="float">
            <text:p>2.37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7936" calcext:value-type="float">
            <text:p>2.37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948" calcext:value-type="float">
            <text:p>2.37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095" calcext:value-type="float">
            <text:p>2.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126" calcext:value-type="float">
            <text:p>2.38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158" calcext:value-type="float">
            <text:p>2.38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8339" calcext:value-type="float">
            <text:p>2.38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341" calcext:value-type="float">
            <text:p>2.38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8369" calcext:value-type="float">
            <text:p>2.38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372" calcext:value-type="float">
            <text:p>2.38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398" calcext:value-type="float">
            <text:p>2.38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84" calcext:value-type="float">
            <text:p>2.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405" calcext:value-type="float">
            <text:p>2.38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8424" calcext:value-type="float">
            <text:p>2.38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8457" calcext:value-type="float">
            <text:p>2.3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8485" calcext:value-type="float">
            <text:p>2.38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509" calcext:value-type="float">
            <text:p>2.38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593" calcext:value-type="float">
            <text:p>2.38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64" calcext:value-type="float">
            <text:p>2.3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724" calcext:value-type="float">
            <text:p>2.3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8807" calcext:value-type="float">
            <text:p>2.38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8855" calcext:value-type="float">
            <text:p>2.3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872" calcext:value-type="float">
            <text:p>2.38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916" calcext:value-type="float">
            <text:p>2.38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947" calcext:value-type="float">
            <text:p>2.38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8967" calcext:value-type="float">
            <text:p>2.38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99" calcext:value-type="float">
            <text:p>2.3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8999" calcext:value-type="float">
            <text:p>2.38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021" calcext:value-type="float">
            <text:p>2.39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052" calcext:value-type="float">
            <text:p>2.39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074" calcext:value-type="float">
            <text:p>2.39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9102" calcext:value-type="float">
            <text:p>2.39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113" calcext:value-type="float">
            <text:p>2.39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9119" calcext:value-type="float">
            <text:p>2.39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188" calcext:value-type="float">
            <text:p>2.39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39201" calcext:value-type="float">
            <text:p>2.3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321" calcext:value-type="float">
            <text:p>2.39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365" calcext:value-type="float">
            <text:p>2.39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387" calcext:value-type="float">
            <text:p>2.39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403" calcext:value-type="float">
            <text:p>2.39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411" calcext:value-type="float">
            <text:p>2.39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449" calcext:value-type="float">
            <text:p>2.39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465" calcext:value-type="float">
            <text:p>2.39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47" calcext:value-type="float">
            <text:p>2.3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485" calcext:value-type="float">
            <text:p>2.39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488" calcext:value-type="float">
            <text:p>2.39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51" calcext:value-type="float">
            <text:p>2.3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51" calcext:value-type="float">
            <text:p>2.3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527" calcext:value-type="float">
            <text:p>2.39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532" calcext:value-type="float">
            <text:p>2.39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552" calcext:value-type="float">
            <text:p>2.3955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569" calcext:value-type="float">
            <text:p>2.39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583" calcext:value-type="float">
            <text:p>2.39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587" calcext:value-type="float">
            <text:p>2.39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608" calcext:value-type="float">
            <text:p>2.39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651" calcext:value-type="float">
            <text:p>2.39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67" calcext:value-type="float">
            <text:p>2.39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693" calcext:value-type="float">
            <text:p>2.3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742" calcext:value-type="float">
            <text:p>2.39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752" calcext:value-type="float">
            <text:p>2.39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756" calcext:value-type="float">
            <text:p>2.39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758" calcext:value-type="float">
            <text:p>2.3975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768" calcext:value-type="float">
            <text:p>2.39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791" calcext:value-type="float">
            <text:p>2.39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841" calcext:value-type="float">
            <text:p>2.39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9855" calcext:value-type="float">
            <text:p>2.39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856" calcext:value-type="float">
            <text:p>2.39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875" calcext:value-type="float">
            <text:p>2.39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914" calcext:value-type="float">
            <text:p>2.39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915" calcext:value-type="float">
            <text:p>2.39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936" calcext:value-type="float">
            <text:p>2.399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942" calcext:value-type="float">
            <text:p>2.39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942" calcext:value-type="float">
            <text:p>2.39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959" calcext:value-type="float">
            <text:p>2.39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996" calcext:value-type="float">
            <text:p>2.3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9975" calcext:value-type="float">
            <text:p>2.39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9989" calcext:value-type="float">
            <text:p>2.39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9997" calcext:value-type="float">
            <text:p>2.39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003" calcext:value-type="float">
            <text:p>2.400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017" calcext:value-type="float">
            <text:p>2.40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023" calcext:value-type="float">
            <text:p>2.400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033" calcext:value-type="float">
            <text:p>2.40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036" calcext:value-type="float">
            <text:p>2.40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05" calcext:value-type="float">
            <text:p>2.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059" calcext:value-type="float">
            <text:p>2.40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06" calcext:value-type="float">
            <text:p>2.4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067" calcext:value-type="float">
            <text:p>2.40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073" calcext:value-type="float">
            <text:p>2.40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101" calcext:value-type="float">
            <text:p>2.40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123" calcext:value-type="float">
            <text:p>2.40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124" calcext:value-type="float">
            <text:p>2.401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0129" calcext:value-type="float">
            <text:p>2.40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137" calcext:value-type="float">
            <text:p>2.40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138" calcext:value-type="float">
            <text:p>2.4013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16" calcext:value-type="float">
            <text:p>2.4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178" calcext:value-type="float">
            <text:p>2.4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233" calcext:value-type="float">
            <text:p>2.40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24" calcext:value-type="float">
            <text:p>2.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367" calcext:value-type="float">
            <text:p>2.403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38" calcext:value-type="float">
            <text:p>2.40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396" calcext:value-type="float">
            <text:p>2.403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438" calcext:value-type="float">
            <text:p>2.40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472" calcext:value-type="float">
            <text:p>2.40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483" calcext:value-type="float">
            <text:p>2.40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486" calcext:value-type="float">
            <text:p>2.404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492" calcext:value-type="float">
            <text:p>2.404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522" calcext:value-type="float">
            <text:p>2.40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0577" calcext:value-type="float">
            <text:p>2.40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591" calcext:value-type="float">
            <text:p>2.405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613" calcext:value-type="float">
            <text:p>2.40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626" calcext:value-type="float">
            <text:p>2.406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627" calcext:value-type="float">
            <text:p>2.406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68" calcext:value-type="float">
            <text:p>2.4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0722" calcext:value-type="float">
            <text:p>2.407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801" calcext:value-type="float">
            <text:p>2.40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845" calcext:value-type="float">
            <text:p>2.40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085" calcext:value-type="float">
            <text:p>2.4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852" calcext:value-type="float">
            <text:p>2.408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88" calcext:value-type="float">
            <text:p>2.4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882" calcext:value-type="float">
            <text:p>2.408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894" calcext:value-type="float">
            <text:p>2.408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93" calcext:value-type="float">
            <text:p>2.4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943" calcext:value-type="float">
            <text:p>2.409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945" calcext:value-type="float">
            <text:p>2.40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0958" calcext:value-type="float">
            <text:p>2.40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097" calcext:value-type="float">
            <text:p>2.4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992" calcext:value-type="float">
            <text:p>2.4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003" calcext:value-type="float">
            <text:p>2.410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019" calcext:value-type="float">
            <text:p>2.41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036" calcext:value-type="float">
            <text:p>2.410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051" calcext:value-type="float">
            <text:p>2.41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061" calcext:value-type="float">
            <text:p>2.410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068" calcext:value-type="float">
            <text:p>2.41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069" calcext:value-type="float">
            <text:p>2.410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073" calcext:value-type="float">
            <text:p>2.41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078" calcext:value-type="float">
            <text:p>2.41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105" calcext:value-type="float">
            <text:p>2.41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.41129" calcext:value-type="float">
            <text:p>2.41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185" calcext:value-type="float">
            <text:p>2.411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191" calcext:value-type="float">
            <text:p>2.41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219" calcext:value-type="float">
            <text:p>2.41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232" calcext:value-type="float">
            <text:p>2.41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276" calcext:value-type="float">
            <text:p>2.41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325" calcext:value-type="float">
            <text:p>2.41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328" calcext:value-type="float">
            <text:p>2.41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35" calcext:value-type="float">
            <text:p>2.4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.41352" calcext:value-type="float">
            <text:p>2.41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359" calcext:value-type="float">
            <text:p>2.41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422" calcext:value-type="float">
            <text:p>2.41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432" calcext:value-type="float">
            <text:p>2.41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466" calcext:value-type="float">
            <text:p>2.41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472" calcext:value-type="float">
            <text:p>2.41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479" calcext:value-type="float">
            <text:p>2.41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509" calcext:value-type="float">
            <text:p>2.41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509" calcext:value-type="float">
            <text:p>2.41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522" calcext:value-type="float">
            <text:p>2.415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524" calcext:value-type="float">
            <text:p>2.41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525" calcext:value-type="float">
            <text:p>2.41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552" calcext:value-type="float">
            <text:p>2.41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553" calcext:value-type="float">
            <text:p>2.41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571" calcext:value-type="float">
            <text:p>2.41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573" calcext:value-type="float">
            <text:p>2.41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574" calcext:value-type="float">
            <text:p>2.41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578" calcext:value-type="float">
            <text:p>2.41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583" calcext:value-type="float">
            <text:p>2.41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611" calcext:value-type="float">
            <text:p>2.41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712" calcext:value-type="float">
            <text:p>2.41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722" calcext:value-type="float">
            <text:p>2.41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73" calcext:value-type="float">
            <text:p>2.4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774" calcext:value-type="float">
            <text:p>2.41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792" calcext:value-type="float">
            <text:p>2.41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798" calcext:value-type="float">
            <text:p>2.41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802" calcext:value-type="float">
            <text:p>2.41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803" calcext:value-type="float">
            <text:p>2.41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809" calcext:value-type="float">
            <text:p>2.41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93" calcext:value-type="float">
            <text:p>2.4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1944" calcext:value-type="float">
            <text:p>2.41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1948" calcext:value-type="float">
            <text:p>2.41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952" calcext:value-type="float">
            <text:p>2.41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1955" calcext:value-type="float">
            <text:p>2.41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1978" calcext:value-type="float">
            <text:p>2.41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1994" calcext:value-type="float">
            <text:p>2.41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001" calcext:value-type="float">
            <text:p>2.42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019" calcext:value-type="float">
            <text:p>2.4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023" calcext:value-type="float">
            <text:p>2.42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03" calcext:value-type="float">
            <text:p>2.4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035" calcext:value-type="float">
            <text:p>2.42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092" calcext:value-type="float">
            <text:p>2.42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149" calcext:value-type="float">
            <text:p>2.42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17" calcext:value-type="float">
            <text:p>2.4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171" calcext:value-type="float">
            <text:p>2.42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.42175" calcext:value-type="float">
            <text:p>2.42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199" calcext:value-type="float">
            <text:p>2.42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207" calcext:value-type="float">
            <text:p>2.42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345" calcext:value-type="float">
            <text:p>2.42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2391" calcext:value-type="float">
            <text:p>2.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395" calcext:value-type="float">
            <text:p>2.42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2404" calcext:value-type="float">
            <text:p>2.42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41" calcext:value-type="float">
            <text:p>2.4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557" calcext:value-type="float">
            <text:p>2.42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2591" calcext:value-type="float">
            <text:p>2.42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62" calcext:value-type="float">
            <text:p>2.4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634" calcext:value-type="float">
            <text:p>2.42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2645" calcext:value-type="float">
            <text:p>2.42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2" calcext:value-type="float">
            <text:p>2.4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38" calcext:value-type="float">
            <text:p>2.42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3" calcext:value-type="float">
            <text:p>2.42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4" calcext:value-type="float">
            <text:p>2.42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59" calcext:value-type="float">
            <text:p>2.42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001" calcext:value-type="float">
            <text:p>2.43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014" calcext:value-type="float">
            <text:p>2.43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304" calcext:value-type="float">
            <text:p>2.4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05" calcext:value-type="float">
            <text:p>2.4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3053" calcext:value-type="float">
            <text:p>2.43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31" calcext:value-type="float">
            <text:p>2.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3125" calcext:value-type="float">
            <text:p>2.4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198" calcext:value-type="float">
            <text:p>2.43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3252" calcext:value-type="float">
            <text:p>2.43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258" calcext:value-type="float">
            <text:p>2.43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3496" calcext:value-type="float">
            <text:p>2.43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352" calcext:value-type="float">
            <text:p>2.4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532" calcext:value-type="float">
            <text:p>2.43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53" calcext:value-type="float">
            <text:p>2.43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733" calcext:value-type="float">
            <text:p>2.43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736" calcext:value-type="float">
            <text:p>2.43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804" calcext:value-type="float">
            <text:p>2.43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3936" calcext:value-type="float">
            <text:p>2.43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3982" calcext:value-type="float">
            <text:p>2.43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4004" calcext:value-type="float">
            <text:p>2.44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4047" calcext:value-type="float">
            <text:p>2.44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407" calcext:value-type="float">
            <text:p>2.4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4136" calcext:value-type="float">
            <text:p>2.44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4179" calcext:value-type="float">
            <text:p>2.44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4204" calcext:value-type="float">
            <text:p>2.44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4204" calcext:value-type="float">
            <text:p>2.44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4334" calcext:value-type="float">
            <text:p>2.44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4523" calcext:value-type="float">
            <text:p>2.44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4781" calcext:value-type="float">
            <text:p>2.44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5001" calcext:value-type="float">
            <text:p>2.45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5006" calcext:value-type="float">
            <text:p>2.45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5036" calcext:value-type="float">
            <text:p>2.45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5169" calcext:value-type="float">
            <text:p>2.45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.45281" calcext:value-type="float">
            <text:p>2.45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5477" calcext:value-type="float">
            <text:p>2.45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548" calcext:value-type="float">
            <text:p>2.4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5503" calcext:value-type="float">
            <text:p>2.45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5509" calcext:value-type="float">
            <text:p>2.45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5671" calcext:value-type="float">
            <text:p>2.45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5691" calcext:value-type="float">
            <text:p>2.45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5725" calcext:value-type="float">
            <text:p>2.45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5727" calcext:value-type="float">
            <text:p>2.4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5939" calcext:value-type="float">
            <text:p>2.45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5945" calcext:value-type="float">
            <text:p>2.45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5946" calcext:value-type="float">
            <text:p>2.45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5953" calcext:value-type="float">
            <text:p>2.45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5954" calcext:value-type="float">
            <text:p>2.45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6113" calcext:value-type="float">
            <text:p>2.46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6116" calcext:value-type="float">
            <text:p>2.46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6121" calcext:value-type="float">
            <text:p>2.46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6159" calcext:value-type="float">
            <text:p>2.46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6164" calcext:value-type="float">
            <text:p>2.46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6325" calcext:value-type="float">
            <text:p>2.46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6352" calcext:value-type="float">
            <text:p>2.46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6369" calcext:value-type="float">
            <text:p>2.46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6608" calcext:value-type="float">
            <text:p>2.46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6644" calcext:value-type="float">
            <text:p>2.46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6809" calcext:value-type="float">
            <text:p>2.46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6833" calcext:value-type="float">
            <text:p>2.46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6838" calcext:value-type="float">
            <text:p>2.46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6843" calcext:value-type="float">
            <text:p>2.46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6876" calcext:value-type="float">
            <text:p>2.46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031" calcext:value-type="float">
            <text:p>2.47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065" calcext:value-type="float">
            <text:p>2.47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7073" calcext:value-type="float">
            <text:p>2.47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077" calcext:value-type="float">
            <text:p>2.47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12" calcext:value-type="float">
            <text:p>2.4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173" calcext:value-type="float">
            <text:p>2.47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285" calcext:value-type="float">
            <text:p>2.47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297" calcext:value-type="float">
            <text:p>2.47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303" calcext:value-type="float">
            <text:p>2.47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308" calcext:value-type="float">
            <text:p>2.47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35" calcext:value-type="float">
            <text:p>2.4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384" calcext:value-type="float">
            <text:p>2.47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403" calcext:value-type="float">
            <text:p>2.47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407" calcext:value-type="float">
            <text:p>2.47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41" calcext:value-type="float">
            <text:p>2.4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505" calcext:value-type="float">
            <text:p>2.47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535" calcext:value-type="float">
            <text:p>2.47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539" calcext:value-type="float">
            <text:p>2.47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579" calcext:value-type="float">
            <text:p>2.47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595" calcext:value-type="float">
            <text:p>2.47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621" calcext:value-type="float">
            <text:p>2.47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631" calcext:value-type="float">
            <text:p>2.47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643" calcext:value-type="float">
            <text:p>2.47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644" calcext:value-type="float">
            <text:p>2.47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685" calcext:value-type="float">
            <text:p>2.47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743" calcext:value-type="float">
            <text:p>2.477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772" calcext:value-type="float">
            <text:p>2.47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812" calcext:value-type="float">
            <text:p>2.47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7832" calcext:value-type="float">
            <text:p>2.4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849" calcext:value-type="float">
            <text:p>2.47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851" calcext:value-type="float">
            <text:p>2.47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853" calcext:value-type="float">
            <text:p>2.47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868" calcext:value-type="float">
            <text:p>2.47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7879" calcext:value-type="float">
            <text:p>2.47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897" calcext:value-type="float">
            <text:p>2.47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906" calcext:value-type="float">
            <text:p>2.479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792" calcext:value-type="float">
            <text:p>2.4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7966" calcext:value-type="float">
            <text:p>2.47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059" calcext:value-type="float">
            <text:p>2.48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48063" calcext:value-type="float">
            <text:p>2.48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8066" calcext:value-type="float">
            <text:p>2.48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074" calcext:value-type="float">
            <text:p>2.48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076" calcext:value-type="float">
            <text:p>2.48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8109" calcext:value-type="float">
            <text:p>2.48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261" calcext:value-type="float">
            <text:p>2.4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8303" calcext:value-type="float">
            <text:p>2.48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8316" calcext:value-type="float">
            <text:p>2.48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8339" calcext:value-type="float">
            <text:p>2.48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8414" calcext:value-type="float">
            <text:p>2.48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508" calcext:value-type="float">
            <text:p>2.48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8533" calcext:value-type="float">
            <text:p>2.48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8625" calcext:value-type="float">
            <text:p>2.48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863" calcext:value-type="float">
            <text:p>2.4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8774" calcext:value-type="float">
            <text:p>2.48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8808" calcext:value-type="float">
            <text:p>2.48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8841" calcext:value-type="float">
            <text:p>2.48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8869" calcext:value-type="float">
            <text:p>2.48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8905" calcext:value-type="float">
            <text:p>2.48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8976" calcext:value-type="float">
            <text:p>2.48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9074" calcext:value-type="float">
            <text:p>2.49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9079" calcext:value-type="float">
            <text:p>2.49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9117" calcext:value-type="float">
            <text:p>2.49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9282" calcext:value-type="float">
            <text:p>2.492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0443" calcext:value-type="float">
            <text:p>2.504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0691" calcext:value-type="float">
            <text:p>2.50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092" calcext:value-type="float">
            <text:p>2.50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0928" calcext:value-type="float">
            <text:p>2.509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0966" calcext:value-type="float">
            <text:p>2.509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1141" calcext:value-type="float">
            <text:p>2.511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1162" calcext:value-type="float">
            <text:p>2.5116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1381" calcext:value-type="float">
            <text:p>2.513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1395" calcext:value-type="float">
            <text:p>2.5139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144" calcext:value-type="float">
            <text:p>2.51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1494" calcext:value-type="float">
            <text:p>2.514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1614" calcext:value-type="float">
            <text:p>2.516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618" calcext:value-type="float">
            <text:p>2.516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1716" calcext:value-type="float">
            <text:p>2.517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73" calcext:value-type="float">
            <text:p>2.517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1852" calcext:value-type="float">
            <text:p>2.5185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1894" calcext:value-type="float">
            <text:p>2.518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1952" calcext:value-type="float">
            <text:p>2.5195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1962" calcext:value-type="float">
            <text:p>2.5196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2006" calcext:value-type="float">
            <text:p>2.5200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2068" calcext:value-type="float">
            <text:p>2.520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2182" calcext:value-type="float">
            <text:p>2.521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2183" calcext:value-type="float">
            <text:p>2.521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2229" calcext:value-type="float">
            <text:p>2.522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24" calcext:value-type="float">
            <text:p>2.524</text:p>
          </table:table-cell>
        </table:table-row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/>
        </table:table-row>
      </table:table>
      <table:named-expressions/>
      <table:database-ranges>
        <table:database-range table:name="__Anonymous_Sheet_DB__0" table:target-range-address="res_4_outputs.Q1:res_4_outputs.Q1212" table:display-filter-buttons="true">
          <table:filter>
            <table:filter-and>
              <table:filter-condition table:field-number="0" table:value="3" table:operator="=">
                <table:filter-set-item table:value="3"/>
                <table:filter-set-item table:value="2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</table:database-range>
        <table:database-range table:name="__Anonymous_Sheet_DB__2" table:target-range-address="Sheet3.F1:Sheet3.F1048576" table:contains-header="false"/>
        <table:database-range table:name="__Anonymous_Sheet_DB__3" table:target-range-address="Sheet4.A1:Sheet4.F50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1:07:57.566081132</dc:date>
    <meta:editing-duration>P2DT16H53M7S</meta:editing-duration>
    <meta:editing-cycles>5</meta:editing-cycles>
    <meta:generator>LibreOffice/5.2.7.2$Linux_X86_64 LibreOffice_project/20m0$Build-2</meta:generator>
    <meta:document-statistic meta:table-count="4" meta:cell-count="17980" meta:object-count="0"/>
  </office:meta>
</office:document-meta>
</file>